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text-properties style:font-name="DejaVu Sans" officeooo:rsid="00bd0cdf" officeooo:paragraph-rsid="00e5490e"/>
    </style:style>
    <style:style style:name="P8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9" style:family="paragraph" style:parent-style-name="Frame_20_contents">
      <style:text-properties style:font-name="DejaVu Sans" officeooo:rsid="00bd0cdf" officeooo:paragraph-rsid="00ebfa3d"/>
    </style:style>
    <style:style style:name="P10" style:family="paragraph" style:parent-style-name="Frame_20_contents">
      <style:text-properties style:font-name="DejaVu Sans" officeooo:rsid="00bd0cdf" officeooo:paragraph-rsid="00edef3c"/>
    </style:style>
    <style:style style:name="P11" style:family="paragraph" style:parent-style-name="Frame_20_contents">
      <style:text-properties style:font-name="DejaVu Sans" officeooo:rsid="00bd0cdf" officeooo:paragraph-rsid="00f4c7e5"/>
    </style:style>
    <style:style style:name="P12" style:family="paragraph" style:parent-style-name="Frame_20_contents">
      <style:text-properties style:font-name="DejaVu Sans" officeooo:rsid="00bd0cdf" officeooo:paragraph-rsid="00f51f09"/>
    </style:style>
    <style:style style:name="P13" style:family="paragraph" style:parent-style-name="Frame_20_contents">
      <style:text-properties style:font-name="DejaVu Sans" officeooo:rsid="00bd0cdf" officeooo:paragraph-rsid="00f9a929"/>
    </style:style>
    <style:style style:name="P14" style:family="paragraph" style:parent-style-name="Frame_20_contents">
      <style:text-properties style:font-name="DejaVu Sans" officeooo:rsid="00bd0cdf" officeooo:paragraph-rsid="00fb20d9"/>
    </style:style>
    <style:style style:name="P15" style:family="paragraph" style:parent-style-name="Frame_20_contents">
      <style:text-properties style:font-name="DejaVu Sans" officeooo:rsid="00bd0cdf" officeooo:paragraph-rsid="0100c96e"/>
    </style:style>
    <style:style style:name="P16" style:family="paragraph" style:parent-style-name="Frame_20_contents">
      <style:text-properties style:font-name="DejaVu Sans" officeooo:rsid="00bd0cdf" officeooo:paragraph-rsid="011488b6"/>
    </style:style>
    <style:style style:name="P17" style:family="paragraph" style:parent-style-name="Frame_20_contents">
      <style:text-properties style:font-name="DejaVu Sans" officeooo:rsid="00bd0cdf" officeooo:paragraph-rsid="0115930e"/>
    </style:style>
    <style:style style:name="P18" style:family="paragraph" style:parent-style-name="Frame_20_contents">
      <style:text-properties style:font-name="DejaVu Sans" officeooo:rsid="00bd0cdf" officeooo:paragraph-rsid="011757e4"/>
    </style:style>
    <style:style style:name="P19" style:family="paragraph" style:parent-style-name="Frame_20_contents">
      <style:text-properties style:font-name="DejaVu Sans" officeooo:rsid="00bd0cdf" officeooo:paragraph-rsid="0118186e"/>
    </style:style>
    <style:style style:name="P20" style:family="paragraph" style:parent-style-name="Frame_20_contents">
      <style:text-properties style:font-name="DejaVu Sans" officeooo:rsid="00bd0cdf" officeooo:paragraph-rsid="011b3117"/>
    </style:style>
    <style:style style:name="P21" style:family="paragraph" style:parent-style-name="Frame_20_contents">
      <style:text-properties style:font-name="DejaVu Sans" officeooo:rsid="00bd0cdf" officeooo:paragraph-rsid="01244b1d"/>
    </style:style>
    <style:style style:name="P22" style:family="paragraph" style:parent-style-name="Frame_20_contents">
      <style:text-properties style:font-name="DejaVu Sans" officeooo:rsid="00bd0cdf" officeooo:paragraph-rsid="0125ee8d"/>
    </style:style>
    <style:style style:name="P23" style:family="paragraph" style:parent-style-name="Frame_20_contents">
      <style:text-properties style:font-name="DejaVu Sans" officeooo:rsid="00bd0cdf" officeooo:paragraph-rsid="0127c85f"/>
    </style:style>
    <style:style style:name="P24" style:family="paragraph" style:parent-style-name="Frame_20_contents">
      <style:text-properties style:font-name="DejaVu Sans" officeooo:rsid="00bd0cdf" officeooo:paragraph-rsid="01298e74"/>
    </style:style>
    <style:style style:name="P25" style:family="paragraph" style:parent-style-name="Frame_20_contents">
      <style:text-properties style:font-name="DejaVu Sans" officeooo:rsid="00bd0cdf" officeooo:paragraph-rsid="012bdca9"/>
    </style:style>
    <style:style style:name="P26" style:family="paragraph" style:parent-style-name="Frame_20_contents">
      <style:text-properties style:font-name="DejaVu Sans" officeooo:rsid="00bd0cdf" officeooo:paragraph-rsid="012fbae5"/>
    </style:style>
    <style:style style:name="P27" style:family="paragraph" style:parent-style-name="Frame_20_contents">
      <style:text-properties style:font-name="DejaVu Sans" officeooo:rsid="00bd0cdf" officeooo:paragraph-rsid="01314c65"/>
    </style:style>
    <style:style style:name="P28" style:family="paragraph" style:parent-style-name="Frame_20_contents">
      <style:text-properties style:font-name="DejaVu Sans" officeooo:rsid="00bd0cdf" officeooo:paragraph-rsid="0131671d"/>
    </style:style>
    <style:style style:name="P29" style:family="paragraph" style:parent-style-name="Frame_20_contents">
      <style:text-properties style:font-name="DejaVu Sans" officeooo:rsid="00bd0cdf" officeooo:paragraph-rsid="01333c05"/>
    </style:style>
    <style:style style:name="P30" style:family="paragraph" style:parent-style-name="Frame_20_contents">
      <style:text-properties style:font-name="DejaVu Sans" officeooo:rsid="00bd0cdf" officeooo:paragraph-rsid="01340af5"/>
    </style:style>
    <style:style style:name="P31" style:family="paragraph" style:parent-style-name="Frame_20_contents">
      <style:text-properties style:font-name="DejaVu Sans" officeooo:rsid="00bd0cdf" officeooo:paragraph-rsid="0139f913"/>
    </style:style>
    <style:style style:name="P32" style:family="paragraph" style:parent-style-name="Frame_20_contents">
      <style:text-properties style:font-name="DejaVu Sans" officeooo:rsid="00bd0cdf" officeooo:paragraph-rsid="013a25dd"/>
    </style:style>
    <style:style style:name="P33" style:family="paragraph" style:parent-style-name="Frame_20_contents">
      <style:text-properties style:font-name="DejaVu Sans" officeooo:rsid="00bd0cdf" officeooo:paragraph-rsid="013bc1b0"/>
    </style:style>
    <style:style style:name="P34" style:family="paragraph" style:parent-style-name="Frame_20_contents">
      <style:text-properties style:font-name="DejaVu Sans" officeooo:rsid="00bd0cdf" officeooo:paragraph-rsid="013d1d04"/>
    </style:style>
    <style:style style:name="P35" style:family="paragraph" style:parent-style-name="Frame_20_contents">
      <style:text-properties style:font-name="DejaVu Sans" officeooo:rsid="00bd0cdf" officeooo:paragraph-rsid="01425252"/>
    </style:style>
    <style:style style:name="P36" style:family="paragraph" style:parent-style-name="Frame_20_contents">
      <style:text-properties style:font-name="DejaVu Sans" officeooo:rsid="00bd0cdf" officeooo:paragraph-rsid="014bbe3d"/>
    </style:style>
    <style:style style:name="P37" style:family="paragraph" style:parent-style-name="Frame_20_contents">
      <style:text-properties style:font-name="DejaVu Sans" officeooo:rsid="00bd0cdf" officeooo:paragraph-rsid="014d9fcc"/>
    </style:style>
    <style:style style:name="P38" style:family="paragraph" style:parent-style-name="Frame_20_contents">
      <style:text-properties style:font-name="DejaVu Sans" officeooo:rsid="00bd0cdf" officeooo:paragraph-rsid="014ebb75"/>
    </style:style>
    <style:style style:name="P39" style:family="paragraph" style:parent-style-name="Frame_20_contents">
      <style:text-properties style:font-name="DejaVu Sans" officeooo:rsid="00bd0cdf" officeooo:paragraph-rsid="01507c1d"/>
    </style:style>
    <style:style style:name="P40" style:family="paragraph" style:parent-style-name="Frame_20_contents">
      <style:text-properties style:font-name="DejaVu Sans" officeooo:rsid="00bd0cdf" officeooo:paragraph-rsid="0150d685"/>
    </style:style>
    <style:style style:name="P41" style:family="paragraph" style:parent-style-name="Frame_20_contents">
      <style:text-properties style:font-name="DejaVu Sans" officeooo:rsid="00bd0cdf" officeooo:paragraph-rsid="01514a86"/>
    </style:style>
    <style:style style:name="P42" style:family="paragraph" style:parent-style-name="Frame_20_contents">
      <style:text-properties style:font-name="DejaVu Sans" officeooo:rsid="00bd0cdf" officeooo:paragraph-rsid="0153393f"/>
    </style:style>
    <style:style style:name="P43" style:family="paragraph" style:parent-style-name="Frame_20_contents">
      <style:text-properties style:font-name="DejaVu Sans" officeooo:rsid="00bd0cdf" officeooo:paragraph-rsid="0155f402"/>
    </style:style>
    <style:style style:name="P44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45" style:family="paragraph" style:parent-style-name="Frame_20_contents">
      <style:text-properties style:font-name="DejaVu Sans" fo:font-size="12pt" officeooo:rsid="00bd0cdf" officeooo:paragraph-rsid="00ebfa3d" style:font-size-asian="12pt" style:font-size-complex="12pt"/>
    </style:style>
    <style:style style:name="P46" style:family="paragraph" style:parent-style-name="Frame_20_contents">
      <style:text-properties style:font-name="DejaVu Sans" fo:font-size="12pt" officeooo:rsid="00bd0cdf" officeooo:paragraph-rsid="00fe9768" style:font-size-asian="12pt" style:font-size-complex="12pt"/>
    </style:style>
    <style:style style:name="P47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48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4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50" style:family="paragraph" style:parent-style-name="Frame_20_contents">
      <style:text-properties style:font-name="Liberation Mono" fo:font-size="10pt" officeooo:rsid="00bd0cdf" officeooo:paragraph-rsid="014d9fcc" style:font-size-asian="10pt" style:font-size-complex="10pt"/>
    </style:style>
    <style:style style:name="P51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52" style:family="paragraph" style:parent-style-name="Title">
      <style:text-properties officeooo:rsid="000294e1" officeooo:paragraph-rsid="000294e1"/>
    </style:style>
    <style:style style:name="P53" style:family="paragraph" style:parent-style-name="Standard">
      <style:text-properties style:font-name="DejaVu Sans" officeooo:rsid="00bd0cdf" officeooo:paragraph-rsid="01314c65"/>
    </style:style>
    <style:style style:name="P54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55" style:family="paragraph" style:parent-style-name="Frame_20_contents">
      <style:paragraph-properties fo:break-before="page"/>
      <style:text-properties style:font-name="DejaVu Sans" officeooo:rsid="00bd0cdf" officeooo:paragraph-rsid="014d9fcc"/>
    </style:style>
    <style:style style:name="P5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57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58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6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85c2"/>
    </style:style>
    <style:style style:name="P6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6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75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932ee9"/>
    </style:style>
    <style:style style:name="P76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77" style:family="paragraph" style:parent-style-name="Heading_20_1">
      <style:paragraph-properties fo:text-align="center" style:justify-single-word="false" fo:break-before="page"/>
      <style:text-properties officeooo:paragraph-rsid="00e14ba0"/>
    </style:style>
    <style:style style:name="P78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79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184c209" style:font-size-asian="18.2000007629395pt" style:font-size-complex="18.2000007629395pt"/>
    </style:style>
    <style:style style:name="P80" style:family="paragraph" style:parent-style-name="Frame_20_contents">
      <style:text-properties style:font-name="DejaVu Sans" officeooo:rsid="00bd0cdf" officeooo:paragraph-rsid="0159ed8f"/>
    </style:style>
    <style:style style:name="P81" style:family="paragraph" style:parent-style-name="Frame_20_contents">
      <style:text-properties style:font-name="DejaVu Sans" officeooo:rsid="00bd0cdf" officeooo:paragraph-rsid="015fcc9c"/>
    </style:style>
    <style:style style:name="P82" style:family="paragraph" style:parent-style-name="Frame_20_contents">
      <style:text-properties style:font-name="DejaVu Sans" officeooo:rsid="00bd0cdf" officeooo:paragraph-rsid="01409a75"/>
    </style:style>
    <style:style style:name="P83" style:family="paragraph" style:parent-style-name="Frame_20_contents">
      <style:text-properties style:font-name="DejaVu Sans" officeooo:rsid="00bd0cdf" officeooo:paragraph-rsid="0143fb17"/>
    </style:style>
    <style:style style:name="P84" style:family="paragraph" style:parent-style-name="Frame_20_contents">
      <style:text-properties style:font-name="DejaVu Sans" officeooo:rsid="00bd0cdf" officeooo:paragraph-rsid="01619f88"/>
    </style:style>
    <style:style style:name="P85" style:family="paragraph" style:parent-style-name="Frame_20_contents">
      <style:text-properties style:font-name="DejaVu Sans" officeooo:rsid="00bd0cdf" officeooo:paragraph-rsid="01685892"/>
    </style:style>
    <style:style style:name="P86" style:family="paragraph" style:parent-style-name="Frame_20_contents">
      <style:text-properties style:font-name="DejaVu Sans" officeooo:rsid="00bd0cdf" officeooo:paragraph-rsid="01692468"/>
    </style:style>
    <style:style style:name="P87" style:family="paragraph" style:parent-style-name="Frame_20_contents">
      <style:text-properties style:font-name="DejaVu Sans" officeooo:rsid="00bd0cdf" officeooo:paragraph-rsid="016b8b9a"/>
    </style:style>
    <style:style style:name="P88" style:family="paragraph" style:parent-style-name="Frame_20_contents">
      <style:text-properties style:font-name="DejaVu Sans" officeooo:rsid="00bd0cdf" officeooo:paragraph-rsid="016b9807"/>
    </style:style>
    <style:style style:name="P89" style:family="paragraph" style:parent-style-name="Frame_20_contents">
      <style:text-properties style:font-name="DejaVu Sans" officeooo:rsid="00bd0cdf" officeooo:paragraph-rsid="00d00e22"/>
    </style:style>
    <style:style style:name="P90" style:family="paragraph" style:parent-style-name="Frame_20_contents">
      <style:text-properties style:font-name="DejaVu Sans" officeooo:rsid="00bd0cdf" officeooo:paragraph-rsid="016bb135"/>
    </style:style>
    <style:style style:name="P91" style:family="paragraph" style:parent-style-name="Frame_20_contents">
      <style:text-properties style:font-name="DejaVu Sans" officeooo:rsid="00bd0cdf" officeooo:paragraph-rsid="016d9cfc"/>
    </style:style>
    <style:style style:name="P92" style:family="paragraph" style:parent-style-name="Frame_20_contents">
      <style:text-properties style:font-name="DejaVu Sans" officeooo:rsid="00bd0cdf" officeooo:paragraph-rsid="016e243a"/>
    </style:style>
    <style:style style:name="P93" style:family="paragraph" style:parent-style-name="Frame_20_contents">
      <style:text-properties style:font-name="DejaVu Sans" officeooo:rsid="00bd0cdf" officeooo:paragraph-rsid="017021ac"/>
    </style:style>
    <style:style style:name="P94" style:family="paragraph" style:parent-style-name="Frame_20_contents">
      <style:text-properties style:font-name="DejaVu Sans" officeooo:rsid="00bd0cdf" officeooo:paragraph-rsid="017048bb"/>
    </style:style>
    <style:style style:name="P95" style:family="paragraph" style:parent-style-name="Frame_20_contents">
      <style:text-properties style:font-name="DejaVu Sans" officeooo:rsid="00bd0cdf" officeooo:paragraph-rsid="01728c84"/>
    </style:style>
    <style:style style:name="P96" style:family="paragraph" style:parent-style-name="Frame_20_contents">
      <style:text-properties style:font-name="DejaVu Sans" officeooo:rsid="00bd0cdf" officeooo:paragraph-rsid="01731ff3"/>
    </style:style>
    <style:style style:name="P97" style:family="paragraph" style:parent-style-name="Frame_20_contents">
      <style:text-properties style:font-name="DejaVu Sans" officeooo:rsid="00bd0cdf" officeooo:paragraph-rsid="0174a778"/>
    </style:style>
    <style:style style:name="P98" style:family="paragraph" style:parent-style-name="Frame_20_contents">
      <style:text-properties style:font-name="DejaVu Sans" officeooo:rsid="00bd0cdf" officeooo:paragraph-rsid="0179b54d"/>
    </style:style>
    <style:style style:name="P99" style:family="paragraph" style:parent-style-name="Frame_20_contents">
      <style:text-properties style:font-name="DejaVu Sans" officeooo:rsid="00bd0cdf" officeooo:paragraph-rsid="0179c090"/>
    </style:style>
    <style:style style:name="P100" style:family="paragraph" style:parent-style-name="Frame_20_contents">
      <style:text-properties style:font-name="DejaVu Sans" officeooo:rsid="00bd0cdf" officeooo:paragraph-rsid="017ab3e6"/>
    </style:style>
    <style:style style:name="P101" style:family="paragraph" style:parent-style-name="Frame_20_contents">
      <style:text-properties style:font-name="DejaVu Sans" officeooo:rsid="00bd0cdf" officeooo:paragraph-rsid="0184ce9a"/>
    </style:style>
    <style:style style:name="P102" style:family="paragraph" style:parent-style-name="Frame_20_contents">
      <style:text-properties style:font-name="DejaVu Sans" officeooo:rsid="00bd0cdf" officeooo:paragraph-rsid="0185fdd7"/>
    </style:style>
    <style:style style:name="P103" style:family="paragraph" style:parent-style-name="Frame_20_contents">
      <style:text-properties style:font-name="DejaVu Sans" officeooo:rsid="00bd0cdf" officeooo:paragraph-rsid="0195e114"/>
    </style:style>
    <style:style style:name="P104" style:family="paragraph" style:parent-style-name="Frame_20_contents">
      <style:text-properties style:font-name="DejaVu Sans" fo:font-size="12pt" officeooo:rsid="00bd0cdf" officeooo:paragraph-rsid="01298e74" style:font-size-asian="12pt" style:font-size-complex="12pt"/>
    </style:style>
    <style:style style:name="P105" style:family="paragraph" style:parent-style-name="Frame_20_contents">
      <style:text-properties officeooo:paragraph-rsid="0184ce9a"/>
    </style:style>
    <style:style style:name="P106" style:family="paragraph" style:parent-style-name="Frame_20_contents">
      <style:text-properties officeooo:paragraph-rsid="0185fdd7"/>
    </style:style>
    <style:style style:name="P107" style:family="paragraph" style:parent-style-name="Frame_20_contents">
      <style:text-properties officeooo:paragraph-rsid="0195e114"/>
    </style:style>
    <style:style style:name="T1" style:family="text">
      <style:text-properties style:font-name="DejaVu Sans" officeooo:rsid="00bd0cdf"/>
    </style:style>
    <style:style style:name="T2" style:family="text">
      <style:text-properties style:font-name="Liberation Sans" fo:font-size="18.2000007629395pt" officeooo:rsid="00bc4b58" style:font-size-asian="18.2000007629395pt" style:font-size-complex="18.2000007629395pt"/>
    </style:style>
    <style:style style:name="T3" style:family="text">
      <style:text-properties style:font-name="Liberation Sans" fo:font-size="18.2000007629395pt" officeooo:rsid="00e14ba0" style:font-size-asian="18.2000007629395pt" style:font-size-complex="18.2000007629395pt"/>
    </style:style>
    <style:style style:name="T4" style:family="text">
      <style:text-properties fo:color="#ff0000" style:font-name="Liberation Mono" fo:font-size="10pt" officeooo:rsid="00f2ab72" style:font-size-asian="10pt" style:font-size-complex="10pt"/>
    </style:style>
    <style:style style:name="T5" style:family="text">
      <style:text-properties fo:color="#ff0000" style:font-name="Liberation Mono" fo:font-size="10pt" officeooo:rsid="00f449d6" style:font-size-asian="10pt" style:font-size-complex="10pt"/>
    </style:style>
    <style:style style:name="T6" style:family="text">
      <style:text-properties fo:color="#ff0000" style:font-name="Liberation Mono" fo:font-size="10pt" officeooo:rsid="00cf9f13" style:font-size-asian="10pt" style:font-size-complex="10pt"/>
    </style:style>
    <style:style style:name="T7" style:family="text">
      <style:text-properties fo:color="#ff0000" style:font-name="Liberation Mono" fo:font-size="10pt" officeooo:rsid="0137a7b4" style:font-size-asian="10pt" style:font-size-complex="10pt"/>
    </style:style>
    <style:style style:name="T8" style:family="text">
      <style:text-properties fo:color="#ff0000" style:font-name="Liberation Mono" fo:font-size="10pt" officeooo:rsid="013b4b9d" style:font-size-asian="10pt" style:font-size-complex="10pt"/>
    </style:style>
    <style:style style:name="T9" style:family="text">
      <style:text-properties fo:color="#ff0000" style:font-name="Liberation Mono" fo:font-size="10pt" officeooo:rsid="00bfb5fd" style:font-size-asian="10pt" style:font-size-complex="10pt"/>
    </style:style>
    <style:style style:name="T10" style:family="text">
      <style:text-properties fo:color="#ff0000" style:font-name="Liberation Mono" fo:font-size="10pt" officeooo:rsid="00fbd886" style:font-size-asian="10pt" style:font-size-complex="10pt"/>
    </style:style>
    <style:style style:name="T11" style:family="text">
      <style:text-properties fo:color="#ff0000" style:font-name="Liberation Mono" fo:font-size="10pt" officeooo:rsid="00f4c7e5" style:font-size-asian="10pt" style:font-size-complex="10pt"/>
    </style:style>
    <style:style style:name="T12" style:family="text">
      <style:text-properties fo:color="#ff0000" style:font-name="Liberation Mono" fo:font-size="10pt" officeooo:rsid="00bf360d" style:font-size-asian="10pt" style:font-size-complex="10pt"/>
    </style:style>
    <style:style style:name="T13" style:family="text">
      <style:text-properties fo:color="#ff0000" style:font-name="Liberation Mono" fo:font-size="10pt" officeooo:rsid="00f51f09" style:font-size-asian="10pt" style:font-size-complex="10pt"/>
    </style:style>
    <style:style style:name="T14" style:family="text">
      <style:text-properties fo:color="#ff0000" style:font-name="Liberation Mono" fo:font-size="10pt" officeooo:rsid="00f9a929" style:font-size-asian="10pt" style:font-size-complex="10pt"/>
    </style:style>
    <style:style style:name="T15" style:family="text">
      <style:text-properties fo:color="#ff0000" style:font-name="Liberation Mono" fo:font-size="10pt" officeooo:rsid="01409a75" style:font-size-asian="10pt" style:font-size-complex="10pt"/>
    </style:style>
    <style:style style:name="T16" style:family="text">
      <style:text-properties fo:color="#ff0000" style:font-name="Liberation Mono" fo:font-size="10pt" officeooo:rsid="0184ce9a" style:font-size-asian="10pt" style:font-size-complex="10pt"/>
    </style:style>
    <style:style style:name="T17" style:family="text">
      <style:text-properties fo:color="#ff0000" style:font-name="Liberation Mono" fo:font-size="10pt" officeooo:rsid="0185fdd7" style:font-size-asian="10pt" style:font-size-complex="10pt"/>
    </style:style>
    <style:style style:name="T18" style:family="text">
      <style:text-properties fo:color="#ff0000" style:font-name="Liberation Mono" fo:font-size="10pt" officeooo:rsid="01877e32" style:font-size-asian="10pt" style:font-size-complex="10pt"/>
    </style:style>
    <style:style style:name="T19" style:family="text">
      <style:text-properties fo:color="#ff0000" style:font-name="Liberation Mono" fo:font-size="10pt" officeooo:rsid="01890992" style:font-size-asian="10pt" style:font-size-complex="10pt"/>
    </style:style>
    <style:style style:name="T20" style:family="text">
      <style:text-properties fo:color="#ff0000" style:font-name="Liberation Mono" fo:font-size="10pt" officeooo:rsid="018c5167" style:font-size-asian="10pt" style:font-size-complex="10pt"/>
    </style:style>
    <style:style style:name="T21" style:family="text">
      <style:text-properties fo:color="#ff0000" style:font-name="Liberation Mono" fo:font-size="10pt" officeooo:rsid="018f4b4a" style:font-size-asian="10pt" style:font-size-complex="10pt"/>
    </style:style>
    <style:style style:name="T22" style:family="text">
      <style:text-properties fo:color="#ff0000" style:font-name="Liberation Mono" fo:font-size="10pt" officeooo:rsid="01932ee9" style:font-size-asian="10pt" style:font-size-complex="10pt"/>
    </style:style>
    <style:style style:name="T23" style:family="text">
      <style:text-properties fo:color="#ff0000" style:font-name="Liberation Mono" fo:font-size="10pt" officeooo:rsid="0195e114" style:font-size-asian="10pt" style:font-size-complex="10pt"/>
    </style:style>
    <style:style style:name="T24" style:family="text">
      <style:text-properties fo:color="#ff0000" fo:font-size="10pt" style:font-size-asian="10pt" style:font-size-complex="10pt"/>
    </style:style>
    <style:style style:name="T25" style:family="text">
      <style:text-properties fo:color="#ff0000" fo:font-size="10pt" officeooo:rsid="00cf9f13" style:font-size-asian="10pt" style:font-size-complex="10pt"/>
    </style:style>
    <style:style style:name="T26" style:family="text">
      <style:text-properties fo:color="#ff0000" fo:font-size="10pt" officeooo:rsid="0100c96e" style:font-size-asian="10pt" style:font-size-complex="10pt"/>
    </style:style>
    <style:style style:name="T27" style:family="text">
      <style:text-properties fo:color="#ff0000" fo:font-size="10pt" officeooo:rsid="00d39f3c" style:font-size-asian="10pt" style:font-size-complex="10pt"/>
    </style:style>
    <style:style style:name="T28" style:family="text">
      <style:text-properties fo:color="#ff0000" fo:font-size="10pt" officeooo:rsid="00eb8a88" style:font-size-asian="10pt" style:font-size-complex="10pt"/>
    </style:style>
    <style:style style:name="T29" style:family="text">
      <style:text-properties fo:color="#ff0000" fo:font-size="10pt" officeooo:rsid="00d970e4" style:font-size-asian="10pt" style:font-size-complex="10pt"/>
    </style:style>
    <style:style style:name="T30" style:family="text">
      <style:text-properties fo:color="#ff0000" fo:font-size="10pt" officeooo:rsid="00be5b6f" style:font-size-asian="10pt" style:font-size-complex="10pt"/>
    </style:style>
    <style:style style:name="T31" style:family="text">
      <style:text-properties fo:color="#ff0000" fo:font-size="10pt" officeooo:rsid="00cbd5e6" style:font-size-asian="10pt" style:font-size-complex="10pt"/>
    </style:style>
    <style:style style:name="T32" style:family="text">
      <style:text-properties fo:color="#ff0000" fo:font-size="10pt" officeooo:rsid="00bfb5fd" style:font-size-asian="10pt" style:font-size-complex="10pt"/>
    </style:style>
    <style:style style:name="T33" style:family="text">
      <style:text-properties fo:color="#ff0000" fo:font-size="10pt" officeooo:rsid="00bf360d" style:font-size-asian="10pt" style:font-size-complex="10pt"/>
    </style:style>
    <style:style style:name="T34" style:family="text">
      <style:text-properties fo:color="#ff0000" fo:font-size="10pt" officeooo:rsid="00eee1f3" style:font-size-asian="10pt" style:font-size-complex="10pt"/>
    </style:style>
    <style:style style:name="T35" style:family="text">
      <style:text-properties fo:color="#ff0000" fo:font-size="10pt" officeooo:rsid="00d591e4" style:font-size-asian="10pt" style:font-size-complex="10pt"/>
    </style:style>
    <style:style style:name="T36" style:family="text">
      <style:text-properties fo:color="#ff0000" fo:font-size="10pt" officeooo:rsid="00d3d659" style:font-size-asian="10pt" style:font-size-complex="10pt"/>
    </style:style>
    <style:style style:name="T37" style:family="text">
      <style:text-properties fo:color="#ff0000" fo:font-size="10pt" officeooo:rsid="013bc1b0" style:font-size-asian="10pt" style:font-size-complex="10pt"/>
    </style:style>
    <style:style style:name="T38" style:family="text">
      <style:text-properties fo:color="#ff0000" fo:font-size="10pt" officeooo:rsid="013ec469" style:font-size-asian="10pt" style:font-size-complex="10pt"/>
    </style:style>
    <style:style style:name="T39" style:family="text">
      <style:text-properties fo:color="#ff0000" fo:font-size="10pt" officeooo:rsid="01425252" style:font-size-asian="10pt" style:font-size-complex="10pt"/>
    </style:style>
    <style:style style:name="T40" style:family="text">
      <style:text-properties fo:color="#ff0000" fo:font-size="10pt" officeooo:rsid="016587ec" style:font-size-asian="10pt" style:font-size-complex="10pt"/>
    </style:style>
    <style:style style:name="T41" style:family="text">
      <style:text-properties fo:color="#ff0000" fo:font-size="10pt" officeooo:rsid="01670a77" style:font-size-asian="10pt" style:font-size-complex="10pt"/>
    </style:style>
    <style:style style:name="T42" style:family="text">
      <style:text-properties fo:color="#ff0000" fo:font-size="10pt" officeooo:rsid="0184ce9a" style:font-size-asian="10pt" style:font-size-complex="10pt"/>
    </style:style>
    <style:style style:name="T43" style:family="text">
      <style:text-properties fo:color="#ff0000" fo:font-size="10pt" officeooo:rsid="01105471" style:font-size-asian="10pt" style:font-size-complex="10pt"/>
    </style:style>
    <style:style style:name="T44" style:family="text">
      <style:text-properties fo:color="#ff0000" fo:font-size="10pt" officeooo:rsid="01901e6d" style:font-size-asian="10pt" style:font-size-complex="10pt"/>
    </style:style>
    <style:style style:name="T45" style:family="text">
      <style:text-properties fo:color="#008000" style:font-name="Liberation Mono" fo:font-size="10pt" officeooo:rsid="00f449d6" style:font-size-asian="10pt" style:font-size-complex="10pt"/>
    </style:style>
    <style:style style:name="T46" style:family="text">
      <style:text-properties fo:color="#008000" style:font-name="Liberation Mono" fo:font-size="10pt" officeooo:rsid="011f468d" style:font-size-asian="10pt" style:font-size-complex="10pt"/>
    </style:style>
    <style:style style:name="T47" style:family="text">
      <style:text-properties fo:color="#008000" style:font-name="Liberation Mono" fo:font-size="10pt" officeooo:rsid="00f2ab72" style:font-size-asian="10pt" style:font-size-complex="10pt"/>
    </style:style>
    <style:style style:name="T48" style:family="text">
      <style:text-properties fo:color="#008000" style:font-name="Liberation Mono" fo:font-size="10pt" officeooo:rsid="00bfb5fd" style:font-size-asian="10pt" style:font-size-complex="10pt"/>
    </style:style>
    <style:style style:name="T49" style:family="text">
      <style:text-properties fo:color="#008000" style:font-name="Liberation Mono" fo:font-size="10pt" officeooo:rsid="00f4c7e5" style:font-size-asian="10pt" style:font-size-complex="10pt"/>
    </style:style>
    <style:style style:name="T50" style:family="text">
      <style:text-properties fo:color="#008000" style:font-name="Liberation Mono" fo:font-size="10pt" officeooo:rsid="00bf360d" style:font-size-asian="10pt" style:font-size-complex="10pt"/>
    </style:style>
    <style:style style:name="T51" style:family="text">
      <style:text-properties fo:color="#008000" style:font-name="Liberation Mono" fo:font-size="10pt" officeooo:rsid="0102e646" style:font-size-asian="10pt" style:font-size-complex="10pt"/>
    </style:style>
    <style:style style:name="T52" style:family="text">
      <style:text-properties fo:color="#008000" style:font-name="Liberation Mono" fo:font-size="10pt" officeooo:rsid="01066288" style:font-size-asian="10pt" style:font-size-complex="10pt"/>
    </style:style>
    <style:style style:name="T53" style:family="text">
      <style:text-properties fo:color="#008000" style:font-name="Liberation Mono" fo:font-size="10pt" officeooo:rsid="0119d056" style:font-size-asian="10pt" style:font-size-complex="10pt"/>
    </style:style>
    <style:style style:name="T54" style:family="text">
      <style:text-properties fo:color="#008000" style:font-name="Liberation Mono" fo:font-size="10pt" officeooo:rsid="011b3117" style:font-size-asian="10pt" style:font-size-complex="10pt"/>
    </style:style>
    <style:style style:name="T55" style:family="text">
      <style:text-properties fo:color="#008000" style:font-name="Liberation Mono" fo:font-size="10pt" officeooo:rsid="011c6233" style:font-size-asian="10pt" style:font-size-complex="10pt"/>
    </style:style>
    <style:style style:name="T56" style:family="text">
      <style:text-properties fo:color="#008000" style:font-name="Liberation Mono" fo:font-size="10pt" officeooo:rsid="00c8cd81" style:font-size-asian="10pt" style:font-size-complex="10pt"/>
    </style:style>
    <style:style style:name="T57" style:family="text">
      <style:text-properties fo:color="#008000" style:font-name="Liberation Mono" fo:font-size="10pt" officeooo:rsid="00f6af9d" style:font-size-asian="10pt" style:font-size-complex="10pt"/>
    </style:style>
    <style:style style:name="T58" style:family="text">
      <style:text-properties fo:color="#008000" style:font-name="Liberation Mono" fo:font-size="10pt" officeooo:rsid="013bc1b0" style:font-size-asian="10pt" style:font-size-complex="10pt"/>
    </style:style>
    <style:style style:name="T59" style:family="text">
      <style:text-properties fo:color="#008000" style:font-name="Liberation Mono" fo:font-size="10pt" officeooo:rsid="01462f5e" style:font-size-asian="10pt" style:font-size-complex="10pt"/>
    </style:style>
    <style:style style:name="T60" style:family="text">
      <style:text-properties fo:color="#008000" style:font-name="Liberation Mono" fo:font-size="10pt" officeooo:rsid="014bbe3d" style:font-size-asian="10pt" style:font-size-complex="10pt"/>
    </style:style>
    <style:style style:name="T61" style:family="text">
      <style:text-properties fo:color="#008000" style:font-name="Liberation Mono" fo:font-size="10pt" officeooo:rsid="014d9fcc" style:font-size-asian="10pt" style:font-size-complex="10pt"/>
    </style:style>
    <style:style style:name="T62" style:family="text">
      <style:text-properties fo:color="#008000" style:font-name="Liberation Mono" fo:font-size="10pt" officeooo:rsid="00d39f3c" style:font-size-asian="10pt" style:font-size-complex="10pt"/>
    </style:style>
    <style:style style:name="T63" style:family="text">
      <style:text-properties fo:color="#008000" style:font-name="Liberation Mono" fo:font-size="10pt" officeooo:rsid="01105471" style:font-size-asian="10pt" style:font-size-complex="10pt"/>
    </style:style>
    <style:style style:name="T64" style:family="text">
      <style:text-properties fo:color="#008000" style:font-name="Liberation Mono" fo:font-size="10pt" officeooo:rsid="0159ed8f" style:font-size-asian="10pt" style:font-size-complex="10pt"/>
    </style:style>
    <style:style style:name="T65" style:family="text">
      <style:text-properties fo:color="#008000" style:font-name="Liberation Mono" fo:font-size="10pt" officeooo:rsid="015b1b9a" style:font-size-asian="10pt" style:font-size-complex="10pt"/>
    </style:style>
    <style:style style:name="T66" style:family="text">
      <style:text-properties fo:color="#008000" style:font-name="Liberation Mono" fo:font-size="10pt" officeooo:rsid="015cfdf5" style:font-size-asian="10pt" style:font-size-complex="10pt"/>
    </style:style>
    <style:style style:name="T67" style:family="text">
      <style:text-properties fo:color="#008000" style:font-name="Liberation Mono" fo:font-size="10pt" officeooo:rsid="015d0a25" style:font-size-asian="10pt" style:font-size-complex="10pt"/>
    </style:style>
    <style:style style:name="T68" style:family="text">
      <style:text-properties fo:color="#008000" style:font-name="Liberation Mono" fo:font-size="10pt" officeooo:rsid="015e6e8b" style:font-size-asian="10pt" style:font-size-complex="10pt"/>
    </style:style>
    <style:style style:name="T69" style:family="text">
      <style:text-properties fo:color="#008000" style:font-name="Liberation Mono" fo:font-size="10pt" officeooo:rsid="01619f88" style:font-size-asian="10pt" style:font-size-complex="10pt"/>
    </style:style>
    <style:style style:name="T70" style:family="text">
      <style:text-properties fo:color="#008000" style:font-name="Liberation Mono" fo:font-size="10pt" officeooo:rsid="016bb135" style:font-size-asian="10pt" style:font-size-complex="10pt"/>
    </style:style>
    <style:style style:name="T71" style:family="text">
      <style:text-properties fo:color="#008000" style:font-name="Liberation Mono" fo:font-size="10pt" officeooo:rsid="016d9cfc" style:font-size-asian="10pt" style:font-size-complex="10pt"/>
    </style:style>
    <style:style style:name="T72" style:family="text">
      <style:text-properties fo:color="#008000" style:font-name="Liberation Mono" fo:font-size="10pt" officeooo:rsid="016debeb" style:font-size-asian="10pt" style:font-size-complex="10pt"/>
    </style:style>
    <style:style style:name="T73" style:family="text">
      <style:text-properties fo:color="#008000" style:font-name="Liberation Mono" fo:font-size="10pt" officeooo:rsid="016e243a" style:font-size-asian="10pt" style:font-size-complex="10pt"/>
    </style:style>
    <style:style style:name="T74" style:family="text">
      <style:text-properties fo:color="#008000" style:font-name="Liberation Mono" fo:font-size="10pt" officeooo:rsid="017021ac" style:font-size-asian="10pt" style:font-size-complex="10pt"/>
    </style:style>
    <style:style style:name="T75" style:family="text">
      <style:text-properties fo:color="#008000" style:font-name="Liberation Mono" fo:font-size="10pt" officeooo:rsid="017048bb" style:font-size-asian="10pt" style:font-size-complex="10pt"/>
    </style:style>
    <style:style style:name="T76" style:family="text">
      <style:text-properties fo:color="#008000" style:font-name="Liberation Mono" fo:font-size="10pt" officeooo:rsid="01728c84" style:font-size-asian="10pt" style:font-size-complex="10pt"/>
    </style:style>
    <style:style style:name="T77" style:family="text">
      <style:text-properties fo:color="#008000" style:font-name="Liberation Mono" fo:font-size="10pt" officeooo:rsid="01731ff3" style:font-size-asian="10pt" style:font-size-complex="10pt"/>
    </style:style>
    <style:style style:name="T78" style:family="text">
      <style:text-properties fo:color="#008000" style:font-name="Liberation Mono" fo:font-size="10pt" officeooo:rsid="0174a778" style:font-size-asian="10pt" style:font-size-complex="10pt"/>
    </style:style>
    <style:style style:name="T79" style:family="text">
      <style:text-properties fo:color="#008000" style:font-name="Liberation Mono" fo:font-size="10pt" officeooo:rsid="01785f31" style:font-size-asian="10pt" style:font-size-complex="10pt"/>
    </style:style>
    <style:style style:name="T80" style:family="text">
      <style:text-properties fo:color="#008000" style:font-name="Liberation Mono" fo:font-size="10pt" officeooo:rsid="0179b54d" style:font-size-asian="10pt" style:font-size-complex="10pt"/>
    </style:style>
    <style:style style:name="T81" style:family="text">
      <style:text-properties fo:color="#008000" style:font-name="Liberation Mono" fo:font-size="10pt" officeooo:rsid="0179c090" style:font-size-asian="10pt" style:font-size-complex="10pt"/>
    </style:style>
    <style:style style:name="T82" style:family="text">
      <style:text-properties fo:color="#008000" style:font-name="Liberation Mono" fo:font-size="10pt" officeooo:rsid="017ab3e6" style:font-size-asian="10pt" style:font-size-complex="10pt"/>
    </style:style>
    <style:style style:name="T83" style:family="text">
      <style:text-properties fo:color="#008000" style:font-name="Liberation Mono" fo:font-size="10pt" officeooo:rsid="017c2b2e" style:font-size-asian="10pt" style:font-size-complex="10pt"/>
    </style:style>
    <style:style style:name="T84" style:family="text">
      <style:text-properties fo:color="#008000" style:font-name="Liberation Mono" fo:font-size="10pt" officeooo:rsid="018076cb" style:font-size-asian="10pt" style:font-size-complex="10pt"/>
    </style:style>
    <style:style style:name="T85" style:family="text">
      <style:text-properties fo:color="#008000" style:font-name="Liberation Mono" fo:font-size="10pt" officeooo:rsid="0180826f" style:font-size-asian="10pt" style:font-size-complex="10pt"/>
    </style:style>
    <style:style style:name="T86" style:family="text">
      <style:text-properties fo:color="#008000" style:font-name="Liberation Mono" fo:font-size="10pt" officeooo:rsid="0181fed8" style:font-size-asian="10pt" style:font-size-complex="10pt"/>
    </style:style>
    <style:style style:name="T87" style:family="text">
      <style:text-properties fo:color="#008000" style:font-name="Liberation Mono" fo:font-size="10pt" officeooo:rsid="0184ce9a" style:font-size-asian="10pt" style:font-size-complex="10pt"/>
    </style:style>
    <style:style style:name="T88" style:family="text">
      <style:text-properties fo:color="#008000" style:font-name="Liberation Mono" fo:font-size="10pt" officeooo:rsid="0186074e" style:font-size-asian="10pt" style:font-size-complex="10pt"/>
    </style:style>
    <style:style style:name="T89" style:family="text">
      <style:text-properties fo:color="#008000" style:font-name="Liberation Mono" fo:font-size="10pt" officeooo:rsid="01877e32" style:font-size-asian="10pt" style:font-size-complex="10pt"/>
    </style:style>
    <style:style style:name="T90" style:family="text">
      <style:text-properties fo:color="#008000" style:font-name="Liberation Mono" fo:font-size="10pt" officeooo:rsid="01901e6d" style:font-size-asian="10pt" style:font-size-complex="10pt"/>
    </style:style>
    <style:style style:name="T91" style:family="text">
      <style:text-properties fo:color="#008000" style:font-name="Liberation Mono" fo:font-size="10pt" officeooo:rsid="01916f65" style:font-size-asian="10pt" style:font-size-complex="10pt"/>
    </style:style>
    <style:style style:name="T92" style:family="text">
      <style:text-properties fo:color="#008000" style:font-name="Liberation Mono" fo:font-size="10pt" officeooo:rsid="0193d85b" style:font-size-asian="10pt" style:font-size-complex="10pt"/>
    </style:style>
    <style:style style:name="T93" style:family="text">
      <style:text-properties fo:color="#008000" style:font-name="Liberation Mono" fo:font-size="10pt" officeooo:rsid="01963e6e" style:font-size-asian="10pt" style:font-size-complex="10pt"/>
    </style:style>
    <style:style style:name="T94" style:family="text">
      <style:text-properties fo:color="#008000" style:font-name="Liberation Mono" fo:font-size="10pt" officeooo:rsid="01970c7f" style:font-size-asian="10pt" style:font-size-complex="10pt"/>
    </style:style>
    <style:style style:name="T95" style:family="text">
      <style:text-properties fo:color="#008000" style:font-name="Liberation Mono" fo:font-size="10pt" officeooo:rsid="0197cd08" style:font-size-asian="10pt" style:font-size-complex="10pt"/>
    </style:style>
    <style:style style:name="T96" style:family="text">
      <style:text-properties fo:color="#008000" fo:font-size="10pt" style:font-size-asian="10pt" style:font-size-complex="10pt"/>
    </style:style>
    <style:style style:name="T97" style:family="text">
      <style:text-properties fo:color="#008000" fo:font-size="10pt" officeooo:rsid="00cf9f13" style:font-size-asian="10pt" style:font-size-complex="10pt"/>
    </style:style>
    <style:style style:name="T98" style:family="text">
      <style:text-properties fo:color="#008000" fo:font-size="10pt" officeooo:rsid="00d39f3c" style:font-size-asian="10pt" style:font-size-complex="10pt"/>
    </style:style>
    <style:style style:name="T99" style:family="text">
      <style:text-properties fo:color="#008000" fo:font-size="10pt" officeooo:rsid="00de7a06" style:font-size-asian="10pt" style:font-size-complex="10pt"/>
    </style:style>
    <style:style style:name="T100" style:family="text">
      <style:text-properties fo:color="#008000" fo:font-size="10pt" officeooo:rsid="0107f21d" style:font-size-asian="10pt" style:font-size-complex="10pt"/>
    </style:style>
    <style:style style:name="T101" style:family="text">
      <style:text-properties fo:color="#008000" fo:font-size="10pt" officeooo:rsid="0114cfb8" style:font-size-asian="10pt" style:font-size-complex="10pt"/>
    </style:style>
    <style:style style:name="T102" style:family="text">
      <style:text-properties fo:color="#008000" fo:font-size="10pt" officeooo:rsid="01095478" style:font-size-asian="10pt" style:font-size-complex="10pt"/>
    </style:style>
    <style:style style:name="T103" style:family="text">
      <style:text-properties fo:color="#008000" fo:font-size="10pt" officeooo:rsid="010adafb" style:font-size-asian="10pt" style:font-size-complex="10pt"/>
    </style:style>
    <style:style style:name="T104" style:family="text">
      <style:text-properties fo:color="#008000" fo:font-size="10pt" officeooo:rsid="00c8cd81" style:font-size-asian="10pt" style:font-size-complex="10pt"/>
    </style:style>
    <style:style style:name="T105" style:family="text">
      <style:text-properties fo:color="#008000" fo:font-size="10pt" officeooo:rsid="01298e74" style:font-size-asian="10pt" style:font-size-complex="10pt"/>
    </style:style>
    <style:style style:name="T106" style:family="text">
      <style:text-properties fo:color="#008000" fo:font-size="10pt" officeooo:rsid="00bf360d" style:font-size-asian="10pt" style:font-size-complex="10pt"/>
    </style:style>
    <style:style style:name="T107" style:family="text">
      <style:text-properties fo:color="#008000" fo:font-size="10pt" officeooo:rsid="0115930e" style:font-size-asian="10pt" style:font-size-complex="10pt"/>
    </style:style>
    <style:style style:name="T108" style:family="text">
      <style:text-properties fo:color="#008000" fo:font-size="10pt" officeooo:rsid="01333c05" style:font-size-asian="10pt" style:font-size-complex="10pt"/>
    </style:style>
    <style:style style:name="T109" style:family="text">
      <style:text-properties fo:color="#008000" fo:font-size="10pt" officeooo:rsid="01340af5" style:font-size-asian="10pt" style:font-size-complex="10pt"/>
    </style:style>
    <style:style style:name="T110" style:family="text">
      <style:text-properties fo:color="#008000" fo:font-size="10pt" officeooo:rsid="0102e646" style:font-size-asian="10pt" style:font-size-complex="10pt"/>
    </style:style>
    <style:style style:name="T111" style:family="text">
      <style:text-properties fo:color="#008000" fo:font-size="10pt" officeooo:rsid="00edef3c" style:font-size-asian="10pt" style:font-size-complex="10pt"/>
    </style:style>
    <style:style style:name="T112" style:family="text">
      <style:text-properties fo:color="#008000" fo:font-size="10pt" officeooo:rsid="00bfb5fd" style:font-size-asian="10pt" style:font-size-complex="10pt"/>
    </style:style>
    <style:style style:name="T113" style:family="text">
      <style:text-properties fo:color="#008000" fo:font-size="10pt" officeooo:rsid="012c2263" style:font-size-asian="10pt" style:font-size-complex="10pt"/>
    </style:style>
    <style:style style:name="T114" style:family="text">
      <style:text-properties fo:color="#008000" fo:font-size="10pt" officeooo:rsid="012e2f62" style:font-size-asian="10pt" style:font-size-complex="10pt"/>
    </style:style>
    <style:style style:name="T115" style:family="text">
      <style:text-properties fo:color="#008000" fo:font-size="10pt" officeooo:rsid="01314c65" style:font-size-asian="10pt" style:font-size-complex="10pt"/>
    </style:style>
    <style:style style:name="T116" style:family="text">
      <style:text-properties fo:color="#008000" fo:font-size="10pt" officeooo:rsid="012fbae5" style:font-size-asian="10pt" style:font-size-complex="10pt"/>
    </style:style>
    <style:style style:name="T117" style:family="text">
      <style:text-properties fo:color="#008000" fo:font-size="10pt" officeooo:rsid="0131671d" style:font-size-asian="10pt" style:font-size-complex="10pt"/>
    </style:style>
    <style:style style:name="T118" style:family="text">
      <style:text-properties fo:color="#008000" fo:font-size="10pt" officeooo:rsid="01066288" style:font-size-asian="10pt" style:font-size-complex="10pt"/>
    </style:style>
    <style:style style:name="T119" style:family="text">
      <style:text-properties fo:color="#008000" fo:font-size="10pt" officeooo:rsid="0119d056" style:font-size-asian="10pt" style:font-size-complex="10pt"/>
    </style:style>
    <style:style style:name="T120" style:family="text">
      <style:text-properties fo:color="#008000" fo:font-size="10pt" officeooo:rsid="010b89be" style:font-size-asian="10pt" style:font-size-complex="10pt"/>
    </style:style>
    <style:style style:name="T121" style:family="text">
      <style:text-properties fo:color="#008000" fo:font-size="10pt" officeooo:rsid="0125ee8d" style:font-size-asian="10pt" style:font-size-complex="10pt"/>
    </style:style>
    <style:style style:name="T122" style:family="text">
      <style:text-properties fo:color="#008000" fo:font-size="10pt" officeooo:rsid="011488b6" style:font-size-asian="10pt" style:font-size-complex="10pt"/>
    </style:style>
    <style:style style:name="T123" style:family="text">
      <style:text-properties fo:color="#008000" fo:font-size="10pt" officeooo:rsid="0113b2c9" style:font-size-asian="10pt" style:font-size-complex="10pt"/>
    </style:style>
    <style:style style:name="T124" style:family="text">
      <style:text-properties fo:color="#008000" fo:font-size="10pt" officeooo:rsid="01244b1d" style:font-size-asian="10pt" style:font-size-complex="10pt"/>
    </style:style>
    <style:style style:name="T125" style:family="text">
      <style:text-properties fo:color="#008000" fo:font-size="10pt" officeooo:rsid="0123b33a" style:font-size-asian="10pt" style:font-size-complex="10pt"/>
    </style:style>
    <style:style style:name="T126" style:family="text">
      <style:text-properties fo:color="#008000" fo:font-size="10pt" officeooo:rsid="0127c85f" style:font-size-asian="10pt" style:font-size-complex="10pt"/>
    </style:style>
    <style:style style:name="T127" style:family="text">
      <style:text-properties fo:color="#008000" fo:font-size="10pt" officeooo:rsid="0127c8b0" style:font-size-asian="10pt" style:font-size-complex="10pt"/>
    </style:style>
    <style:style style:name="T128" style:family="text">
      <style:text-properties fo:color="#008000" fo:font-size="10pt" officeooo:rsid="01208aa6" style:font-size-asian="10pt" style:font-size-complex="10pt"/>
    </style:style>
    <style:style style:name="T129" style:family="text">
      <style:text-properties fo:color="#008000" fo:font-size="10pt" officeooo:rsid="00d3d659" style:font-size-asian="10pt" style:font-size-complex="10pt"/>
    </style:style>
    <style:style style:name="T130" style:family="text">
      <style:text-properties fo:color="#008000" fo:font-size="10pt" officeooo:rsid="00ff24b1" style:font-size-asian="10pt" style:font-size-complex="10pt"/>
    </style:style>
    <style:style style:name="T131" style:family="text">
      <style:text-properties fo:color="#008000" fo:font-size="10pt" officeooo:rsid="01358954" style:font-size-asian="10pt" style:font-size-complex="10pt"/>
    </style:style>
    <style:style style:name="T132" style:family="text">
      <style:text-properties fo:color="#008000" fo:font-size="10pt" officeooo:rsid="00be5b6f" style:font-size-asian="10pt" style:font-size-complex="10pt"/>
    </style:style>
    <style:style style:name="T133" style:family="text">
      <style:text-properties fo:color="#008000" fo:font-size="10pt" officeooo:rsid="014ebb75" style:font-size-asian="10pt" style:font-size-complex="10pt"/>
    </style:style>
    <style:style style:name="T134" style:family="text">
      <style:text-properties fo:color="#008000" fo:font-size="10pt" officeooo:rsid="01507c1d" style:font-size-asian="10pt" style:font-size-complex="10pt"/>
    </style:style>
    <style:style style:name="T135" style:family="text">
      <style:text-properties fo:color="#008000" fo:font-size="10pt" officeooo:rsid="0150d685" style:font-size-asian="10pt" style:font-size-complex="10pt"/>
    </style:style>
    <style:style style:name="T136" style:family="text">
      <style:text-properties fo:color="#008000" fo:font-size="10pt" officeooo:rsid="01514a86" style:font-size-asian="10pt" style:font-size-complex="10pt"/>
    </style:style>
    <style:style style:name="T137" style:family="text">
      <style:text-properties fo:color="#008000" fo:font-size="10pt" officeooo:rsid="0155f402" style:font-size-asian="10pt" style:font-size-complex="10pt"/>
    </style:style>
    <style:style style:name="T138" style:family="text">
      <style:text-properties fo:color="#008000" fo:font-size="10pt" officeooo:rsid="0161c9e6" style:font-size-asian="10pt" style:font-size-complex="10pt"/>
    </style:style>
    <style:style style:name="T139" style:family="text">
      <style:text-properties fo:color="#008000" fo:font-size="10pt" officeooo:rsid="0161cfd3" style:font-size-asian="10pt" style:font-size-complex="10pt"/>
    </style:style>
    <style:style style:name="T140" style:family="text">
      <style:text-properties fo:color="#008000" fo:font-size="10pt" officeooo:rsid="01677de5" style:font-size-asian="10pt" style:font-size-complex="10pt"/>
    </style:style>
    <style:style style:name="T141" style:family="text">
      <style:text-properties fo:color="#008000" fo:font-size="10pt" officeooo:rsid="01692468" style:font-size-asian="10pt" style:font-size-complex="10pt"/>
    </style:style>
    <style:style style:name="T142" style:family="text">
      <style:text-properties fo:color="#008000" fo:font-size="10pt" officeooo:rsid="016b8b9a" style:font-size-asian="10pt" style:font-size-complex="10pt"/>
    </style:style>
    <style:style style:name="T143" style:family="text">
      <style:text-properties fo:color="#008000" fo:font-size="10pt" officeooo:rsid="016b9807" style:font-size-asian="10pt" style:font-size-complex="10pt"/>
    </style:style>
    <style:style style:name="T144" style:family="text">
      <style:text-properties fo:color="#008000" fo:font-size="10pt" officeooo:rsid="013ec469" style:font-size-asian="10pt" style:font-size-complex="10pt"/>
    </style:style>
    <style:style style:name="T145" style:family="text">
      <style:text-properties fo:color="#008000" fo:font-size="10pt" officeooo:rsid="01728c84" style:font-size-asian="10pt" style:font-size-complex="10pt"/>
    </style:style>
    <style:style style:name="T146" style:family="text">
      <style:text-properties fo:color="#008000" fo:font-size="10pt" officeooo:rsid="017ab3e6" style:font-size-asian="10pt" style:font-size-complex="10pt"/>
    </style:style>
    <style:style style:name="T147" style:family="text">
      <style:text-properties fo:color="#008000" fo:font-size="10pt" officeooo:rsid="017c2b2e" style:font-size-asian="10pt" style:font-size-complex="10pt"/>
    </style:style>
    <style:style style:name="T148" style:family="text">
      <style:text-properties fo:color="#008000" fo:font-size="10pt" officeooo:rsid="018af1cc" style:font-size-asian="10pt" style:font-size-complex="10pt"/>
    </style:style>
    <style:style style:name="T149" style:family="text">
      <style:text-properties fo:color="#000000" style:font-name="Liberation Mono" fo:font-size="10pt" officeooo:rsid="00d39f3c" style:font-size-asian="10pt" style:font-size-complex="10pt"/>
    </style:style>
    <style:style style:name="T150" style:family="text">
      <style:text-properties fo:color="#000000" style:font-name="Liberation Mono" fo:font-size="10pt" officeooo:rsid="00de7a06" style:font-size-asian="10pt" style:font-size-complex="10pt"/>
    </style:style>
    <style:style style:name="T151" style:family="text">
      <style:text-properties fo:color="#000000" style:font-name="Liberation Mono" fo:font-size="10pt" officeooo:rsid="00f2ab72" style:font-size-asian="10pt" style:font-size-complex="10pt"/>
    </style:style>
    <style:style style:name="T152" style:family="text">
      <style:text-properties fo:color="#000000" style:font-name="Liberation Mono" fo:font-size="10pt" officeooo:rsid="01105471" style:font-size-asian="10pt" style:font-size-complex="10pt"/>
    </style:style>
    <style:style style:name="T153" style:family="text">
      <style:text-properties fo:color="#000000" style:font-name="Liberation Mono" fo:font-size="10pt" officeooo:rsid="00f449d6" style:font-size-asian="10pt" style:font-size-complex="10pt"/>
    </style:style>
    <style:style style:name="T154" style:family="text">
      <style:text-properties fo:color="#000000" style:font-name="Liberation Mono" fo:font-size="10pt" officeooo:rsid="00bfb5fd" style:font-size-asian="10pt" style:font-size-complex="10pt"/>
    </style:style>
    <style:style style:name="T155" style:family="text">
      <style:text-properties fo:color="#000000" style:font-name="Liberation Mono" fo:font-size="10pt" officeooo:rsid="0139f913" style:font-size-asian="10pt" style:font-size-complex="10pt"/>
    </style:style>
    <style:style style:name="T156" style:family="text">
      <style:text-properties fo:color="#000000" style:font-name="Liberation Mono" fo:font-size="10pt" officeooo:rsid="013a25dd" style:font-size-asian="10pt" style:font-size-complex="10pt"/>
    </style:style>
    <style:style style:name="T157" style:family="text">
      <style:text-properties fo:color="#000000" style:font-name="Liberation Mono" fo:font-size="10pt" officeooo:rsid="013b4b9d" style:font-size-asian="10pt" style:font-size-complex="10pt"/>
    </style:style>
    <style:style style:name="T158" style:family="text">
      <style:text-properties fo:color="#000000" style:font-name="Liberation Mono" fo:font-size="10pt" officeooo:rsid="00f51f09" style:font-size-asian="10pt" style:font-size-complex="10pt"/>
    </style:style>
    <style:style style:name="T159" style:family="text">
      <style:text-properties fo:color="#000000" style:font-name="Liberation Mono" fo:font-size="10pt" officeooo:rsid="00f4c7e5" style:font-size-asian="10pt" style:font-size-complex="10pt"/>
    </style:style>
    <style:style style:name="T160" style:family="text">
      <style:text-properties fo:color="#000000" style:font-name="Liberation Mono" fo:font-size="10pt" officeooo:rsid="00f9a929" style:font-size-asian="10pt" style:font-size-complex="10pt"/>
    </style:style>
    <style:style style:name="T161" style:family="text">
      <style:text-properties fo:color="#000000" style:font-name="Liberation Mono" fo:font-size="10pt" officeooo:rsid="013d1d04" style:font-size-asian="10pt" style:font-size-complex="10pt"/>
    </style:style>
    <style:style style:name="T162" style:family="text">
      <style:text-properties fo:color="#000000" style:font-name="Liberation Mono" fo:font-size="10pt" officeooo:rsid="013ec469" style:font-size-asian="10pt" style:font-size-complex="10pt"/>
    </style:style>
    <style:style style:name="T163" style:family="text">
      <style:text-properties fo:color="#000000" style:font-name="Liberation Mono" fo:font-size="10pt" officeooo:rsid="01409a75" style:font-size-asian="10pt" style:font-size-complex="10pt"/>
    </style:style>
    <style:style style:name="T164" style:family="text">
      <style:text-properties fo:color="#000000" style:font-name="Liberation Mono" fo:font-size="10pt" officeooo:rsid="0143fb17" style:font-size-asian="10pt" style:font-size-complex="10pt"/>
    </style:style>
    <style:style style:name="T165" style:family="text">
      <style:text-properties fo:color="#000000" style:font-name="Liberation Mono" fo:font-size="10pt" officeooo:rsid="014bbe3d" style:font-size-asian="10pt" style:font-size-complex="10pt"/>
    </style:style>
    <style:style style:name="T166" style:family="text">
      <style:text-properties fo:color="#000000" style:font-name="Liberation Mono" fo:font-size="10pt" officeooo:rsid="015fcc9c" style:font-size-asian="10pt" style:font-size-complex="10pt"/>
    </style:style>
    <style:style style:name="T167" style:family="text">
      <style:text-properties fo:color="#000000" style:font-name="Liberation Mono" fo:font-size="10pt" officeooo:rsid="016e243a" style:font-size-asian="10pt" style:font-size-complex="10pt"/>
    </style:style>
    <style:style style:name="T168" style:family="text">
      <style:text-properties fo:color="#000000" style:font-name="Liberation Mono" fo:font-size="10pt" officeooo:rsid="017048bb" style:font-size-asian="10pt" style:font-size-complex="10pt"/>
    </style:style>
    <style:style style:name="T169" style:family="text">
      <style:text-properties fo:color="#000000" style:font-name="Liberation Mono" fo:font-size="10pt" officeooo:rsid="017de4c9" style:font-size-asian="10pt" style:font-size-complex="10pt"/>
    </style:style>
    <style:style style:name="T170" style:family="text">
      <style:text-properties fo:color="#000000" style:font-name="Liberation Mono" fo:font-size="10pt" officeooo:rsid="00cf9f13" style:font-size-asian="10pt" style:font-size-complex="10pt"/>
    </style:style>
    <style:style style:name="T171" style:family="text">
      <style:text-properties fo:color="#000000" style:font-name="Liberation Mono" fo:font-size="10pt" officeooo:rsid="0184ce9a" style:font-size-asian="10pt" style:font-size-complex="10pt"/>
    </style:style>
    <style:style style:name="T172" style:family="text">
      <style:text-properties fo:color="#000000" style:font-name="Liberation Mono" fo:font-size="10pt" officeooo:rsid="0185fdd7" style:font-size-asian="10pt" style:font-size-complex="10pt"/>
    </style:style>
    <style:style style:name="T173" style:family="text">
      <style:text-properties fo:color="#000000" style:font-name="Liberation Mono" fo:font-size="10pt" officeooo:rsid="018f4b4a" style:font-size-asian="10pt" style:font-size-complex="10pt"/>
    </style:style>
    <style:style style:name="T174" style:family="text">
      <style:text-properties fo:color="#000000" style:font-name="Liberation Mono" fo:font-size="10pt" officeooo:rsid="01901e6d" style:font-size-asian="10pt" style:font-size-complex="10pt"/>
    </style:style>
    <style:style style:name="T175" style:family="text">
      <style:text-properties fo:color="#000000" style:font-name="Liberation Mono" fo:font-size="10pt" officeooo:rsid="01916f65" style:font-size-asian="10pt" style:font-size-complex="10pt"/>
    </style:style>
    <style:style style:name="T176" style:family="text">
      <style:text-properties fo:color="#000000" style:font-name="Liberation Mono" fo:font-size="10pt" officeooo:rsid="0195e114" style:font-size-asian="10pt" style:font-size-complex="10pt"/>
    </style:style>
    <style:style style:name="T177" style:family="text">
      <style:text-properties fo:color="#000000" style:font-name="Liberation Mono" fo:font-size="10pt" officeooo:rsid="01970c7f" style:font-size-asian="10pt" style:font-size-complex="10pt"/>
    </style:style>
    <style:style style:name="T178" style:family="text">
      <style:text-properties fo:color="#000000" style:font-name="Liberation Mono" fo:font-size="10pt" officeooo:rsid="01983639" style:font-size-asian="10pt" style:font-size-complex="10pt"/>
    </style:style>
    <style:style style:name="T179" style:family="text">
      <style:text-properties fo:color="#000000" style:font-name="DejaVu Sans" fo:font-size="10pt" officeooo:rsid="00bd0cdf" style:font-size-asian="10pt" style:font-size-complex="10pt"/>
    </style:style>
    <style:style style:name="T180" style:family="text">
      <style:text-properties fo:color="#000000" fo:font-size="10pt" style:font-size-asian="10pt" style:font-size-complex="10pt"/>
    </style:style>
    <style:style style:name="T181" style:family="text">
      <style:text-properties fo:color="#000000" fo:font-size="10pt" officeooo:rsid="00cf9f13" style:font-size-asian="10pt" style:font-size-complex="10pt"/>
    </style:style>
    <style:style style:name="T182" style:family="text">
      <style:text-properties fo:color="#000000" fo:font-size="10pt" officeooo:rsid="00d39f3c" style:font-size-asian="10pt" style:font-size-complex="10pt"/>
    </style:style>
    <style:style style:name="T183" style:family="text">
      <style:text-properties fo:color="#000000" fo:font-size="10pt" officeooo:rsid="010fd7f6" style:font-size-asian="10pt" style:font-size-complex="10pt"/>
    </style:style>
    <style:style style:name="T184" style:family="text">
      <style:text-properties fo:color="#000000" fo:font-size="10pt" officeooo:rsid="00de7a06" style:font-size-asian="10pt" style:font-size-complex="10pt"/>
    </style:style>
    <style:style style:name="T185" style:family="text">
      <style:text-properties fo:color="#000000" fo:font-size="10pt" officeooo:rsid="00bfb5fd" style:font-size-asian="10pt" style:font-size-complex="10pt"/>
    </style:style>
    <style:style style:name="T186" style:family="text">
      <style:text-properties fo:color="#000000" fo:font-size="10pt" officeooo:rsid="0103ff02" style:font-size-asian="10pt" style:font-size-complex="10pt"/>
    </style:style>
    <style:style style:name="T187" style:family="text">
      <style:text-properties fo:color="#000000" fo:font-size="10pt" officeooo:rsid="013ec469" style:font-size-asian="10pt" style:font-size-complex="10pt"/>
    </style:style>
    <style:style style:name="T188" style:family="text">
      <style:text-properties fo:color="#000000" fo:font-size="10pt" officeooo:rsid="01425252" style:font-size-asian="10pt" style:font-size-complex="10pt"/>
    </style:style>
    <style:style style:name="T189" style:family="text">
      <style:text-properties fo:color="#000000" fo:font-size="10pt" officeooo:rsid="00bf360d" style:font-size-asian="10pt" style:font-size-complex="10pt"/>
    </style:style>
    <style:style style:name="T190" style:family="text">
      <style:text-properties fo:color="#000000" fo:font-size="10pt" officeooo:rsid="013bc1b0" style:font-size-asian="10pt" style:font-size-complex="10pt"/>
    </style:style>
    <style:style style:name="T191" style:family="text">
      <style:text-properties fo:color="#000000" fo:font-size="10pt" officeooo:rsid="00c8cd81" style:font-size-asian="10pt" style:font-size-complex="10pt"/>
    </style:style>
    <style:style style:name="T192" style:family="text">
      <style:text-properties fo:color="#000000" fo:font-size="10pt" officeooo:rsid="01105471" style:font-size-asian="10pt" style:font-size-complex="10pt"/>
    </style:style>
    <style:style style:name="T193" style:family="text">
      <style:text-properties fo:color="#000000" fo:font-size="10pt" officeooo:rsid="017c2b2e" style:font-size-asian="10pt" style:font-size-complex="10pt"/>
    </style:style>
    <style:style style:name="T194" style:family="text">
      <style:text-properties fo:color="#000000" fo:font-size="10pt" officeooo:rsid="00f2ab72" style:font-size-asian="10pt" style:font-size-complex="10pt"/>
    </style:style>
    <style:style style:name="T195" style:family="text">
      <style:text-properties fo:color="#000000" fo:font-size="10pt" officeooo:rsid="018af1cc" style:font-size-asian="10pt" style:font-size-complex="10pt"/>
    </style:style>
    <style:style style:name="T196" style:family="text">
      <style:text-properties fo:color="#000000" fo:font-size="10pt" officeooo:rsid="018dcfce" style:font-size-asian="10pt" style:font-size-complex="10pt"/>
    </style:style>
    <style:style style:name="T197" style:family="text">
      <style:text-properties fo:color="#000000" fo:font-size="10pt" officeooo:rsid="018f4b4a" style:font-size-asian="10pt" style:font-size-complex="10pt"/>
    </style:style>
    <style:style style:name="T198" style:family="text">
      <style:text-properties fo:color="#000000" fo:font-size="10pt" officeooo:rsid="01901e6d" style:font-size-asian="10pt" style:font-size-complex="10pt"/>
    </style:style>
    <style:style style:name="T199" style:family="text">
      <style:text-properties fo:color="#000000" fo:font-size="10pt" officeooo:rsid="01916f65" style:font-size-asian="10pt" style:font-size-complex="10pt"/>
    </style:style>
    <style:style style:name="T200" style:family="text">
      <style:text-properties fo:color="#000000" style:font-name="Liberation Sans"/>
    </style:style>
    <style:style style:name="T201" style:family="text">
      <style:text-properties fo:color="#000000" style:font-name="Liberation Sans" officeooo:rsid="0184c209"/>
    </style:style>
    <style:style style:name="T202" style:family="text">
      <style:text-properties style:font-name="Liberation Mono" fo:font-size="10pt" style:font-size-asian="10pt" style:font-size-complex="10pt"/>
    </style:style>
    <style:style style:name="T203" style:family="text">
      <style:text-properties style:font-name="Liberation Mono" fo:font-size="10pt" officeooo:rsid="00d39f3c" style:font-size-asian="10pt" style:font-size-complex="10pt"/>
    </style:style>
    <style:style style:name="T204" style:family="text">
      <style:text-properties style:font-name="Liberation Mono" fo:font-size="10pt" officeooo:rsid="00cf9f13" style:font-size-asian="10pt" style:font-size-complex="10pt"/>
    </style:style>
    <style:style style:name="T205" style:family="text">
      <style:text-properties style:font-name="Liberation Mono" fo:font-size="10pt" officeooo:rsid="00d970e4" style:font-size-asian="10pt" style:font-size-complex="10pt"/>
    </style:style>
    <style:style style:name="T206" style:family="text">
      <style:text-properties style:font-name="Liberation Mono" fo:font-size="10pt" officeooo:rsid="00f4c7e5" style:font-size-asian="10pt" style:font-size-complex="10pt"/>
    </style:style>
    <style:style style:name="T207" style:family="text">
      <style:text-properties style:font-name="Liberation Mono" fo:font-size="10pt" officeooo:rsid="00bfb5fd" style:font-size-asian="10pt" style:font-size-complex="10pt"/>
    </style:style>
    <style:style style:name="T208" style:family="text">
      <style:text-properties style:font-name="Liberation Mono" fo:font-size="10pt" officeooo:rsid="00bf360d" style:font-size-asian="10pt" style:font-size-complex="10pt"/>
    </style:style>
    <style:style style:name="T209" style:family="text">
      <style:text-properties style:font-name="Liberation Mono" fo:font-size="10pt" officeooo:rsid="013bc1b0" style:font-size-asian="10pt" style:font-size-complex="10pt"/>
    </style:style>
    <style:style style:name="T210" style:family="text">
      <style:text-properties style:font-name="Liberation Mono" fo:font-size="10pt" officeooo:rsid="016bb135" style:font-size-asian="10pt" style:font-size-complex="10pt"/>
    </style:style>
    <style:style style:name="T211" style:family="text">
      <style:text-properties style:font-name="Liberation Mono" fo:font-size="10pt" officeooo:rsid="016d9cfc" style:font-size-asian="10pt" style:font-size-complex="10pt"/>
    </style:style>
    <style:style style:name="T212" style:family="text">
      <style:text-properties style:font-name="Liberation Mono" fo:font-size="10pt" officeooo:rsid="01970c7f" style:font-size-asian="10pt" style:font-size-complex="10pt"/>
    </style:style>
    <style:style style:name="T213" style:family="text">
      <style:text-properties fo:color="#0047ff" style:font-name="Liberation Mono" fo:font-size="10pt" officeooo:rsid="00cf9f13" style:font-size-asian="10pt" style:font-size-complex="10pt"/>
    </style:style>
    <style:style style:name="T214" style:family="text">
      <style:text-properties fo:color="#0047ff" style:font-name="Liberation Mono" fo:font-size="10pt" officeooo:rsid="00eb8a88" style:font-size-asian="10pt" style:font-size-complex="10pt"/>
    </style:style>
    <style:style style:name="T215" style:family="text">
      <style:text-properties fo:color="#0047ff" style:font-name="Liberation Mono" fo:font-size="10pt" officeooo:rsid="00ebfa3d" style:font-size-asian="10pt" style:font-size-complex="10pt"/>
    </style:style>
    <style:style style:name="T216" style:family="text">
      <style:text-properties fo:color="#0047ff" style:font-name="Liberation Mono" fo:font-size="10pt" officeooo:rsid="0137a7b4" style:font-size-asian="10pt" style:font-size-complex="10pt"/>
    </style:style>
    <style:style style:name="T217" style:family="text">
      <style:text-properties fo:color="#0047ff" style:font-name="Liberation Mono" fo:font-size="10pt" officeooo:rsid="00bfb5fd" style:font-size-asian="10pt" style:font-size-complex="10pt"/>
    </style:style>
    <style:style style:name="T218" style:family="text">
      <style:text-properties fo:color="#0047ff" fo:font-size="10pt" style:font-size-asian="10pt" style:font-size-complex="10pt"/>
    </style:style>
    <style:style style:name="T219" style:family="text">
      <style:text-properties fo:color="#0047ff" fo:font-size="10pt" officeooo:rsid="00cf9f13" style:font-size-asian="10pt" style:font-size-complex="10pt"/>
    </style:style>
    <style:style style:name="T220" style:family="text">
      <style:text-properties fo:color="#0047ff" fo:font-size="10pt" officeooo:rsid="00eb8a88" style:font-size-asian="10pt" style:font-size-complex="10pt"/>
    </style:style>
    <style:style style:name="T221" style:family="text">
      <style:text-properties fo:color="#0047ff" fo:font-size="10pt" officeooo:rsid="00ebfa3d" style:font-size-asian="10pt" style:font-size-complex="10pt"/>
    </style:style>
    <style:style style:name="T222" style:family="text">
      <style:text-properties fo:color="#0047ff" fo:font-size="10pt" officeooo:rsid="00bfb5fd" style:font-size-asian="10pt" style:font-size-complex="10pt"/>
    </style:style>
    <style:style style:name="T223" style:family="text">
      <style:text-properties fo:color="#0047ff" fo:font-size="10pt" officeooo:rsid="00d591e4" style:font-size-asian="10pt" style:font-size-complex="10pt"/>
    </style:style>
    <style:style style:name="T224" style:family="text">
      <style:text-properties officeooo:rsid="00eb8a88"/>
    </style:style>
    <style:style style:name="T225" style:family="text">
      <style:text-properties fo:color="#b84723" style:font-name="Liberation Mono" fo:font-size="10pt" officeooo:rsid="00bfb5fd" style:font-size-asian="10pt" style:font-size-complex="10pt"/>
    </style:style>
    <style:style style:name="T226" style:family="text">
      <style:text-properties fo:color="#b84723" fo:font-size="10pt" officeooo:rsid="00bf360d" style:font-size-asian="10pt" style:font-size-complex="10pt"/>
    </style:style>
    <style:style style:name="T227" style:family="text">
      <style:text-properties fo:color="#b84723" fo:font-size="10pt" officeooo:rsid="00bfb5fd" style:font-size-asian="10pt" style:font-size-complex="10pt"/>
    </style:style>
    <style:style style:name="T228" style:family="text">
      <style:text-properties fo:color="#b84723" fo:font-size="10pt" officeooo:rsid="00d3d659" style:font-size-asian="10pt" style:font-size-complex="10pt"/>
    </style:style>
    <style:style style:name="T229" style:family="text">
      <style:text-properties fo:color="#b84723" fo:font-size="10pt" officeooo:rsid="0143fb17" style:font-size-asian="10pt" style:font-size-complex="10pt"/>
    </style:style>
    <style:style style:name="T230" style:family="text">
      <style:text-properties fo:color="#b84723" fo:font-size="10pt" officeooo:rsid="018af1cc" style:font-size-asian="10pt" style:font-size-complex="10pt"/>
    </style:style>
    <style:style style:name="T231" style:family="text">
      <style:text-properties fo:color="#b84723" fo:font-size="10pt" officeooo:rsid="01901e6d" style:font-size-asian="10pt" style:font-size-complex="10pt"/>
    </style:style>
    <style:style style:name="T232" style:family="text">
      <style:text-properties officeooo:rsid="00fbda93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officeooo:rsid="00cf9f13" style:font-size-asian="10pt" style:font-size-complex="10pt"/>
    </style:style>
    <style:style style:name="T235" style:family="text">
      <style:text-properties fo:font-size="10pt" officeooo:rsid="01227743" style:font-size-asian="10pt" style:font-size-complex="10pt"/>
    </style:style>
    <style:style style:name="T236" style:family="text">
      <style:text-properties fo:font-size="10pt" officeooo:rsid="00d39f3c" style:font-size-asian="10pt" style:font-size-complex="10pt"/>
    </style:style>
    <style:style style:name="T237" style:family="text">
      <style:text-properties fo:font-size="10pt" officeooo:rsid="00d970e4" style:font-size-asian="10pt" style:font-size-complex="10pt"/>
    </style:style>
    <style:style style:name="T238" style:family="text">
      <style:text-properties fo:font-size="10pt" officeooo:rsid="00be5b6f" style:font-size-asian="10pt" style:font-size-complex="10pt"/>
    </style:style>
    <style:style style:name="T239" style:family="text">
      <style:text-properties fo:font-size="10pt" officeooo:rsid="00c8cd81" style:font-size-asian="10pt" style:font-size-complex="10pt"/>
    </style:style>
    <style:style style:name="T240" style:family="text">
      <style:text-properties fo:font-size="10pt" officeooo:rsid="00bfb5fd" style:font-size-asian="10pt" style:font-size-complex="10pt"/>
    </style:style>
    <style:style style:name="T241" style:family="text">
      <style:text-properties fo:font-size="10pt" officeooo:rsid="00bf360d" style:font-size-asian="10pt" style:font-size-complex="10pt"/>
    </style:style>
    <style:style style:name="T242" style:family="text">
      <style:text-properties fo:font-size="10pt" officeooo:rsid="012e2f62" style:font-size-asian="10pt" style:font-size-complex="10pt"/>
    </style:style>
    <style:style style:name="T243" style:family="text">
      <style:text-properties fo:font-size="10pt" officeooo:rsid="00cdbeee" style:font-size-asian="10pt" style:font-size-complex="10pt"/>
    </style:style>
    <style:style style:name="T244" style:family="text">
      <style:text-properties fo:font-size="10pt" officeooo:rsid="01066288" style:font-size-asian="10pt" style:font-size-complex="10pt"/>
    </style:style>
    <style:style style:name="T245" style:family="text">
      <style:text-properties fo:font-size="10pt" officeooo:rsid="00d591e4" style:font-size-asian="10pt" style:font-size-complex="10pt"/>
    </style:style>
    <style:style style:name="T246" style:family="text">
      <style:text-properties fo:font-size="10pt" officeooo:rsid="00d3d659" style:font-size-asian="10pt" style:font-size-complex="10pt"/>
    </style:style>
    <style:style style:name="T247" style:family="text">
      <style:text-properties fo:font-size="10pt" officeooo:rsid="013bc1b0" style:font-size-asian="10pt" style:font-size-complex="10pt"/>
    </style:style>
    <style:style style:name="T248" style:family="text">
      <style:text-properties fo:font-size="10pt" officeooo:rsid="0155f402" style:font-size-asian="10pt" style:font-size-complex="10pt"/>
    </style:style>
    <style:style style:name="T249" style:family="text">
      <style:text-properties fo:font-size="10pt" officeooo:rsid="016587ec" style:font-size-asian="10pt" style:font-size-complex="10pt"/>
    </style:style>
    <style:style style:name="T250" style:family="text">
      <style:text-properties fo:font-size="10pt" officeooo:rsid="01677de5" style:font-size-asian="10pt" style:font-size-complex="10pt"/>
    </style:style>
    <style:style style:name="T251" style:family="text">
      <style:text-properties fo:font-size="10pt" officeooo:rsid="016b05e4" style:font-size-asian="10pt" style:font-size-complex="10pt"/>
    </style:style>
    <style:style style:name="T252" style:family="text">
      <style:text-properties fo:font-size="10pt" officeooo:rsid="016b8b9a" style:font-size-asian="10pt" style:font-size-complex="10pt"/>
    </style:style>
    <style:style style:name="T253" style:family="text">
      <style:text-properties officeooo:rsid="01821969"/>
    </style:style>
    <style:style style:name="T254" style:family="text">
      <style:text-properties officeooo:rsid="018244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Mo’s Halo Whitepapers:</text:p>
      <text:h text:style-name="P76" text:outline-level="1"><text:span text:style-name="T253">Enumerators and </text:span>structures</text:h>
      <text:p text:style-name="P58"><text:tab/>The structures <text:span text:style-name="T232">specified in this document</text:span> are defined using the ANSI C<text:span text:style-name="T224">++</text:span> standard, however the data type naming convention follows the one described in the glossary and terminology whitepaper.<text:span text:style-name="T232"> Additionally, the structures will only include some of the most generic and important ones, and will not include anything related to Open Sauce.</text:span></text:p>
      <text:p text:style-name="P54"/>
      <text:p text:style-name="P57"><text:tab/>Any tag specific structures<text:span text:style-name="T253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254"> Be aware however, I have done VERY little work with Halo 2, so don't expect much from me regarding it.</text:span></text:p>
      <text:h text:style-name="P77" text:outline-level="1"><text:span text:style-name="T3">General</text:span><text:span text:style-name="T2"> </text:span><text:span text:style-name="T3">enums/</text:span><text:span text:style-name="T2">structs</text:span></text:h>
      <text:p text:style-name="P6"><text:span text:style-name="Source_20_Text"><text:span text:style-name="T219">enum </text:span></text:span><text:span text:style-name="Source_20_Text"><text:span text:style-name="T220">class </text:span></text:span><text:span text:style-name="Source_20_Text"><text:span text:style-name="T25">TagClass</text:span></text:span><text:span text:style-name="Source_20_Text"><text:span text:style-name="T220"> </text:span></text:span><text:span text:style-name="Source_20_Text"><text:span text:style-name="T234">: </text:span></text:span><text:span text:style-name="Source_20_Text"><text:span text:style-name="T25">UEnum32</text:span></text:span><text:span text:style-name="Source_20_Text"><text:span text:style-name="T234"> {</text:span></text:span><text:span text:style-name="Source_20_Text"><text:span text:style-name="T181"> <text:s/></text:span></text:span><text:span text:style-name="Source_20_Text"><text:span text:style-name="T97">// FourCC value</text:span></text:span></text:p>
      <text:p text:style-name="P8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actr</text:span></text:span><text:span text:style-name="Source_20_Text"><text:span text:style-name="T149"> = </text:span></text:span><text:span text:style-name="Source_20_Text"><text:span text:style-name="T182">0x61637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acto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actv</text:span></text:span><text:span text:style-name="Source_20_Text"><text:span text:style-name="T149"> = </text:span></text:span><text:span text:style-name="Source_20_Text"><text:span text:style-name="T182">0x61637476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actor_varian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ant_</text:span></text:span><text:span text:style-name="Source_20_Text"><text:span text:style-name="T149"> = </text:span></text:span><text:span text:style-name="Source_20_Text"><text:span text:style-name="T182">0x616E742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antenna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bipd</text:span></text:span><text:span text:style-name="Source_20_Text"><text:span text:style-name="T149"> = </text:span></text:span><text:span text:style-name="Source_20_Text"><text:span text:style-name="T182">0x6269706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biped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bitm</text:span></text:span><text:span text:style-name="Source_20_Text"><text:span text:style-name="T149"> = </text:span></text:span><text:span text:style-name="Source_20_Text"><text:span text:style-name="T182">0x6269746D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bitmap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trak</text:span></text:span><text:span text:style-name="Source_20_Text"><text:span text:style-name="T149"> = </text:span></text:span><text:span text:style-name="Source_20_Text"><text:span text:style-name="T182">0x7472616B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camera_track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colo</text:span></text:span><text:span text:style-name="Source_20_Text"><text:span text:style-name="T149"> = </text:span></text:span><text:span text:style-name="Source_20_Text"><text:span text:style-name="T182">0x636F6C6F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color_tabl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cdmg</text:span></text:span><text:span text:style-name="Source_20_Text"><text:span text:style-name="T149"> = </text:span></text:span><text:span text:style-name="Source_20_Text"><text:span text:style-name="T182">0x63646D67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continuous_damage_effec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cont</text:span></text:span><text:span text:style-name="Source_20_Text"><text:span text:style-name="T149"> = </text:span></text:span><text:span text:style-name="Source_20_Text"><text:span text:style-name="T182">0x636F6E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contrai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jpt_</text:span></text:span><text:span text:style-name="Source_20_Text"><text:span text:style-name="T149"> = </text:span></text:span><text:span text:style-name="Source_20_Text"><text:span text:style-name="T182">0x6A70742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amage_effec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deca</text:span></text:span><text:span text:style-name="Source_20_Text"><text:span text:style-name="T149"> = </text:span></text:span><text:span text:style-name="Source_20_Text"><text:span text:style-name="T182">0x6465636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ca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dobc</text:span></text:span><text:span text:style-name="Source_20_Text"><text:span text:style-name="T149"> = </text:span></text:span><text:span text:style-name="Source_20_Text"><text:span text:style-name="T182">0x646F62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tail_object_collec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devi</text:span></text:span><text:span text:style-name="Source_20_Text"><text:span text:style-name="T149"> = </text:span></text:span><text:span text:style-name="Source_20_Text"><text:span text:style-name="T182">0x646576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vic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ctrl</text:span></text:span><text:span text:style-name="Source_20_Text"><text:span text:style-name="T149"> = </text:span></text:span><text:span text:style-name="Source_20_Text"><text:span text:style-name="T182">0x6374726C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vice_contro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lifi</text:span></text:span><text:span text:style-name="Source_20_Text"><text:span text:style-name="T149"> = </text:span></text:span><text:span text:style-name="Source_20_Text"><text:span text:style-name="T182">0x6C6966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vice_light_fixtur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ach</text:span></text:span><text:span text:style-name="Source_20_Text"><text:span text:style-name="T149"> = </text:span></text:span><text:span text:style-name="Source_20_Text"><text:span text:style-name="T182">0x6D616368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evice_machin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udlg</text:span></text:span><text:span text:style-name="Source_20_Text"><text:span text:style-name="T149"> = </text:span></text:span><text:span text:style-name="Source_20_Text"><text:span text:style-name="T182">0x75646C67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dialogu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effe</text:span></text:span><text:span text:style-name="Source_20_Text"><text:span text:style-name="T149"> = </text:span></text:span><text:span text:style-name="Source_20_Text"><text:span text:style-name="T182">0x65666665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effec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eqip</text:span></text:span><text:span text:style-name="Source_20_Text"><text:span text:style-name="T149"> = </text:span></text:span><text:span text:style-name="Source_20_Text"><text:span text:style-name="T182">0x6571697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equipmen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flag</text:span></text:span><text:span text:style-name="Source_20_Text"><text:span text:style-name="T149"> = </text:span></text:span><text:span text:style-name="Source_20_Text"><text:span text:style-name="T182">0x666C6167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flag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fog </text:span></text:span><text:span text:style-name="Source_20_Text"><text:span text:style-name="T149"><text:s/>= </text:span></text:span><text:span text:style-name="Source_20_Text"><text:span text:style-name="T182">0x666F672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fog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font</text:span></text:span><text:span text:style-name="Source_20_Text"><text:span text:style-name="T149"> = </text:span></text:span><text:span text:style-name="Source_20_Text"><text:span text:style-name="T182">0x666F6E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fon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garb</text:span></text:span><text:span text:style-name="Source_20_Text"><text:span text:style-name="T149"> = </text:span></text:span><text:span text:style-name="Source_20_Text"><text:span text:style-name="T182">0x6761726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garbag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od2</text:span></text:span><text:span text:style-name="Source_20_Text"><text:span text:style-name="T149"> = </text:span></text:span><text:span text:style-name="Source_20_Text"><text:span text:style-name="T182">0x6D6F643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gbxmode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atg</text:span></text:span><text:span text:style-name="Source_20_Text"><text:span text:style-name="T149"> = </text:span></text:span><text:span text:style-name="Source_20_Text"><text:span text:style-name="T182">0x6D617467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global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glw</text:span></text:span><text:span text:style-name="Source_20_Text"><text:span text:style-name="T28">_</text:span></text:span><text:span text:style-name="Source_20_Text"><text:span text:style-name="T149"> = </text:span></text:span><text:span text:style-name="Source_20_Text"><text:span text:style-name="T182">0x676C772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glow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grhi</text:span></text:span><text:span text:style-name="Source_20_Text"><text:span text:style-name="T149"> = </text:span></text:span><text:span text:style-name="Source_20_Text"><text:span text:style-name="T182">0x677268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grenade_hud_interfac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hudg</text:span></text:span><text:span text:style-name="Source_20_Text"><text:span text:style-name="T149"> = </text:span></text:span><text:span text:style-name="Source_20_Text"><text:span text:style-name="T182">0x68756467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hud_global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hmt</text:span></text:span><text:span text:style-name="Source_20_Text"><text:span text:style-name="T182"> </text:span></text:span><text:span text:style-name="Source_20_Text"><text:span text:style-name="T149"><text:s/>= </text:span></text:span><text:span text:style-name="Source_20_Text"><text:span text:style-name="T182">0x686D742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hud_message_tex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hud_</text:span></text:span><text:span text:style-name="Source_20_Text"><text:span text:style-name="T149"> = </text:span></text:span><text:span text:style-name="Source_20_Text"><text:span text:style-name="T182">0x6875642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hud_numbe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devc</text:span></text:span><text:span text:style-name="Source_20_Text"><text:span text:style-name="T149"> = </text:span></text:span><text:span text:style-name="Source_20_Text"><text:span text:style-name="T182">0x646576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input_device_default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item</text:span></text:span><text:span text:style-name="Source_20_Text"><text:span text:style-name="T149"> = </text:span></text:span><text:span text:style-name="Source_20_Text"><text:span text:style-name="T182">0x6974656D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item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itmc</text:span></text:span><text:span text:style-name="Source_20_Text"><text:span text:style-name="T149"> = </text:span></text:span><text:span text:style-name="Source_20_Text"><text:span text:style-name="T182">0x69746D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item_collec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lens</text:span></text:span><text:span text:style-name="Source_20_Text"><text:span text:style-name="T149"> = </text:span></text:span><text:span text:style-name="Source_20_Text"><text:span text:style-name="T182">0x6C656E7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lens_flar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ligh</text:span></text:span><text:span text:style-name="Source_20_Text"><text:span text:style-name="T149"> = </text:span></text:span><text:span text:style-name="Source_20_Text"><text:span text:style-name="T182">0x6C696768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ligh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gs2</text:span></text:span><text:span text:style-name="Source_20_Text"><text:span text:style-name="T149"> = </text:span></text:span><text:span text:style-name="Source_20_Text"><text:span text:style-name="T182">0x6D67733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light_volum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elec</text:span></text:span><text:span text:style-name="Source_20_Text"><text:span text:style-name="T149"> = </text:span></text:span><text:span text:style-name="Source_20_Text"><text:span text:style-name="T182">0x656C65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lightning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foot</text:span></text:span><text:span text:style-name="Source_20_Text"><text:span text:style-name="T149"> = </text:span></text:span><text:span text:style-name="Source_20_Text"><text:span text:style-name="T182">0x666F6F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aterial_effect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etr</text:span></text:span><text:span text:style-name="Source_20_Text"><text:span text:style-name="T149"> = </text:span></text:span><text:span text:style-name="Source_20_Text"><text:span text:style-name="T182">0x6D657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ete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ode</text:span></text:span><text:span text:style-name="Source_20_Text"><text:span text:style-name="T149"> = </text:span></text:span><text:span text:style-name="Source_20_Text"><text:span text:style-name="T182">0x6D6F6465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ode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antr</text:span></text:span><text:span text:style-name="Source_20_Text"><text:span text:style-name="T149"> = </text:span></text:span><text:span text:style-name="Source_20_Text"><text:span text:style-name="T182">0x616E7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odel_animation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coll</text:span></text:span><text:span text:style-name="Source_20_Text"><text:span text:style-name="T149"> = </text:span></text:span><text:span text:style-name="Source_20_Text"><text:span text:style-name="T182">0x636F6C6C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odel_collision_geometry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mply</text:span></text:span><text:span text:style-name="Source_20_Text"><text:span text:style-name="T149"> = </text:span></text:span><text:span text:style-name="Source_20_Text"><text:span text:style-name="T182">0x6D706C7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multiplayer_scenario_descrip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obje</text:span></text:span><text:span text:style-name="Source_20_Text"><text:span text:style-name="T149"> = </text:span></text:span><text:span text:style-name="Source_20_Text"><text:span text:style-name="T182">0x6F626A65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objec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art</text:span></text:span><text:span text:style-name="Source_20_Text"><text:span text:style-name="T149"> = </text:span></text:span><text:span text:style-name="Source_20_Text"><text:span text:style-name="T182">0x706172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articl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ctl</text:span></text:span><text:span text:style-name="Source_20_Text"><text:span text:style-name="T149"> = </text:span></text:span><text:span text:style-name="Source_20_Text"><text:span text:style-name="T182">0x7063746C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article_system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hys</text:span></text:span><text:span text:style-name="Source_20_Text"><text:span text:style-name="T149"> = </text:span></text:span><text:span text:style-name="Source_20_Text"><text:span text:style-name="T182">0x7068797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hysic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lac</text:span></text:span><text:span text:style-name="Source_20_Text"><text:span text:style-name="T149"> = </text:span></text:span><text:span text:style-name="Source_20_Text"><text:span text:style-name="T182">0x706C61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laceholde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phy</text:span></text:span><text:span text:style-name="Source_20_Text"><text:span text:style-name="T149"> = </text:span></text:span><text:span text:style-name="Source_20_Text"><text:span text:style-name="T182">0x7070687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oint_physic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ngpr</text:span></text:span><text:span text:style-name="Source_20_Text"><text:span text:style-name="T149"> = </text:span></text:span><text:span text:style-name="Source_20_Text"><text:span text:style-name="T182">0x6E6770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references_network_gam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proj</text:span></text:span><text:span text:style-name="Source_20_Text"><text:span text:style-name="T149"> = </text:span></text:span><text:span text:style-name="Source_20_Text"><text:span text:style-name="T182">0x70726F6A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projectil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cnr</text:span></text:span><text:span text:style-name="Source_20_Text"><text:span text:style-name="T149"> = </text:span></text:span><text:span text:style-name="Source_20_Text"><text:span text:style-name="T182">0x73636E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cenario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bsp</text:span></text:span><text:span text:style-name="Source_20_Text"><text:span text:style-name="T149"> = </text:span></text:span><text:span text:style-name="Source_20_Text"><text:span text:style-name="T182">0x7362737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cenario_structure_bsp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cen</text:span></text:span><text:span text:style-name="Source_20_Text"><text:span text:style-name="T149"> = </text:span></text:span><text:span text:style-name="Source_20_Text"><text:span text:style-name="T182">0x7363656E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cenery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hdr</text:span></text:span><text:span text:style-name="Source_20_Text"><text:span text:style-name="T149"> = </text:span></text:span><text:span text:style-name="Source_20_Text"><text:span text:style-name="T182">0x73686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</text:span></text:span></text:p>
      <text:p text:style-name="P15"><text:soft-page-break/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env</text:span></text:span><text:span text:style-name="Source_20_Text"><text:span text:style-name="T149"> = </text:span></text:span><text:span text:style-name="Source_20_Text"><text:span text:style-name="T182">0x73656E76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environmen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oso</text:span></text:span><text:span text:style-name="Source_20_Text"><text:span text:style-name="T149"> = </text:span></text:span><text:span text:style-name="Source_20_Text"><text:span text:style-name="T182">0x736F736F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model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chi</text:span></text:span><text:span text:style-name="Source_20_Text"><text:span text:style-name="T149"> = </text:span></text:span><text:span text:style-name="Source_20_Text"><text:span text:style-name="T182">0x736368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chicago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cex</text:span></text:span><text:span text:style-name="Source_20_Text"><text:span text:style-name="T149"> = </text:span></text:span><text:span text:style-name="Source_20_Text"><text:span text:style-name="T182">0x73636578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chicago_extended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otr</text:span></text:span><text:span text:style-name="Source_20_Text"><text:span text:style-name="T149"> = </text:span></text:span><text:span text:style-name="Source_20_Text"><text:span text:style-name="T182">0x736F7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generic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gla</text:span></text:span><text:span text:style-name="Source_20_Text"><text:span text:style-name="T149"> = </text:span></text:span><text:span text:style-name="Source_20_Text"><text:span text:style-name="T182">0x73676C6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glass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met</text:span></text:span><text:span text:style-name="Source_20_Text"><text:span text:style-name="T149"> = </text:span></text:span><text:span text:style-name="Source_20_Text"><text:span text:style-name="T182">0x736D65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mete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pla</text:span></text:span><text:span text:style-name="Source_20_Text"><text:span text:style-name="T149"> = </text:span></text:span><text:span text:style-name="Source_20_Text"><text:span text:style-name="T182">0x73706C6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plasma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wat</text:span></text:span><text:span text:style-name="Source_20_Text"><text:span text:style-name="T149"> = </text:span></text:span><text:span text:style-name="Source_20_Text"><text:span text:style-name="T182">0x737761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hader_transparent_water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ky</text:span></text:span><text:span text:style-name="Source_20_Text"><text:span text:style-name="T182"> </text:span></text:span><text:span text:style-name="Source_20_Text"><text:span text:style-name="T149"><text:s/>= </text:span></text:span><text:span text:style-name="Source_20_Text"><text:span text:style-name="T182">0x736B792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ky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nd_</text:span></text:span><text:span text:style-name="Source_20_Text"><text:span text:style-name="T149"> = </text:span></text:span><text:span text:style-name="Source_20_Text"><text:span text:style-name="T182">0x736E642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ound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nde</text:span></text:span><text:span text:style-name="Source_20_Text"><text:span text:style-name="T149"> = </text:span></text:span><text:span text:style-name="Source_20_Text"><text:span text:style-name="T182">0x736E6465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ound_environmen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lsnd</text:span></text:span><text:span text:style-name="Source_20_Text"><text:span text:style-name="T149"> = </text:span></text:span><text:span text:style-name="Source_20_Text"><text:span text:style-name="T182">0x6C736E6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ound_looping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sce</text:span></text:span><text:span text:style-name="Source_20_Text"><text:span text:style-name="T149"> = </text:span></text:span><text:span text:style-name="Source_20_Text"><text:span text:style-name="T182">0x73736365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ound_scenery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boom</text:span></text:span><text:span text:style-name="Source_20_Text"><text:span text:style-name="T149"> = </text:span></text:span><text:span text:style-name="Source_20_Text"><text:span text:style-name="T182">0x626F6F6D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pheroid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tr</text:span></text:span><text:span text:style-name="Source_20_Text"><text:span text:style-name="T28">_</text:span></text:span><text:span text:style-name="Source_20_Text"><text:span text:style-name="T149"> = </text:span></text:span><text:span text:style-name="Source_20_Text"><text:span text:style-name="T182">0x7374722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string_lis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tagc</text:span></text:span><text:span text:style-name="Source_20_Text"><text:span text:style-name="T149"> = </text:span></text:span><text:span text:style-name="Source_20_Text"><text:span text:style-name="T182">0x74616763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tag_collec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Soul</text:span></text:span><text:span text:style-name="Source_20_Text"><text:span text:style-name="T149"> = </text:span></text:span><text:span text:style-name="Source_20_Text"><text:span text:style-name="T182">0x536F756C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ui_widget_collec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DeLa</text:span></text:span><text:span text:style-name="Source_20_Text"><text:span text:style-name="T149"> = </text:span></text:span><text:span text:style-name="Source_20_Text"><text:span text:style-name="T182">0x44654C61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ui_widget_definiti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ustr</text:span></text:span><text:span text:style-name="Source_20_Text"><text:span text:style-name="T149"> = </text:span></text:span><text:span text:style-name="Source_20_Text"><text:span text:style-name="T182">0x75737472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unicode_string_lis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unit</text:span></text:span><text:span text:style-name="Source_20_Text"><text:span text:style-name="T149"> = </text:span></text:span><text:span text:style-name="Source_20_Text"><text:span text:style-name="T182">0x756E697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unit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unhi</text:span></text:span><text:span text:style-name="Source_20_Text"><text:span text:style-name="T149"> = </text:span></text:span><text:span text:style-name="Source_20_Text"><text:span text:style-name="T182">0x756E68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unit_hud_interfac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vehi</text:span></text:span><text:span text:style-name="Source_20_Text"><text:span text:style-name="T149"> = </text:span></text:span><text:span text:style-name="Source_20_Text"><text:span text:style-name="T182">0x766568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vehicl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vcky</text:span></text:span><text:span text:style-name="Source_20_Text"><text:span text:style-name="T149"> = </text:span></text:span><text:span text:style-name="Source_20_Text"><text:span text:style-name="T182">0x76636B7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virtual_keyboard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weap</text:span></text:span><text:span text:style-name="Source_20_Text"><text:span text:style-name="T149"> = </text:span></text:span><text:span text:style-name="Source_20_Text"><text:span text:style-name="T182">0x77656170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weapon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wphi</text:span></text:span><text:span text:style-name="Source_20_Text"><text:span text:style-name="T149"> = </text:span></text:span><text:span text:style-name="Source_20_Text"><text:span text:style-name="T182">0x77706869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weapon_hud_interface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rain</text:span></text:span><text:span text:style-name="Source_20_Text"><text:span text:style-name="T149"> = </text:span></text:span><text:span text:style-name="Source_20_Text"><text:span text:style-name="T182">0x7261696E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weather_particle_system</text:span></text:span></text:p>
      <text:p text:style-name="P15"><text:span text:style-name="Source_20_Text"><text:span text:style-name="T182"><text:s text:c="4"/></text:span></text:span><text:span text:style-name="Source_20_Text"><text:span text:style-name="T26">tagcls_</text:span></text:span><text:span text:style-name="Source_20_Text"><text:span text:style-name="T27">wind</text:span></text:span><text:span text:style-name="Source_20_Text"><text:span text:style-name="T149"> = </text:span></text:span><text:span text:style-name="Source_20_Text"><text:span text:style-name="T182">0x77696E64</text:span></text:span><text:span text:style-name="Source_20_Text"><text:span text:style-name="T183">,</text:span></text:span><text:span text:style-name="Source_20_Text"><text:span text:style-name="T182"> <text:s/></text:span></text:span><text:span text:style-name="Source_20_Text"><text:span text:style-name="T98">// wind</text:span></text:span></text:p>
      <text:p text:style-name="P15"><text:span text:style-name="Source_20_Text"><text:span text:style-name="T184"><text:s text:c="4"/></text:span></text:span><text:span text:style-name="Source_20_Text"><text:span text:style-name="T26">tagcls_none</text:span></text:span><text:span text:style-name="Source_20_Text"><text:span text:style-name="T150"> = </text:span></text:span><text:span text:style-name="Source_20_Text"><text:span text:style-name="T184">0xFFFFFFFF</text:span></text:span><text:span text:style-name="Source_20_Text"><text:span text:style-name="T183">,</text:span></text:span><text:span text:style-name="Source_20_Text"><text:span text:style-name="T184"> <text:s/></text:span></text:span><text:span text:style-name="Source_20_Text"><text:span text:style-name="T99">// nothing</text:span></text:span></text:p>
      <text:p text:style-name="P2"><text:span text:style-name="Source_20_Text"><text:span text:style-name="T235"><text:s text:c="4"/>} </text:span></text:span><text:span text:style-name="Source_20_Text"><text:span text:style-name="T25">TagClass</text:span></text:span><text:span text:style-name="Source_20_Text"><text:span text:style-name="T234">;</text:span></text:span></text:p>
      <text:p text:style-name="P1"><text:span text:style-name="Source_20_Text"><text:span text:style-name="T233"/></text:span></text:p>
      <text:p text:style-name="P1"><text:span text:style-name="Source_20_Text"><text:span text:style-name="T233"/></text:span></text:p>
      <text:p text:style-name="P7"><text:span text:style-name="Source_20_Text"><text:span text:style-name="T219">enum </text:span></text:span><text:span text:style-name="Source_20_Text"><text:span text:style-name="T220">class </text:span></text:span><text:span text:style-name="Source_20_Text"><text:span text:style-name="T25">EngineID</text:span></text:span><text:span text:style-name="Source_20_Text"><text:span text:style-name="T234"> : </text:span></text:span><text:span text:style-name="Source_20_Text"><text:span text:style-name="T25">BUEnum32</text:span></text:span><text:span text:style-name="Source_20_Text"><text:span text:style-name="T234"> { <text:s/></text:span></text:span><text:span text:style-name="Source_20_Text"><text:span text:style-name="T97">// FourCC value</text:span></text:span></text:p>
      <text:p text:style-name="P3"><text:span text:style-name="Source_20_Text"><text:span text:style-name="T236"><text:s text:c="4"/></text:span></text:span><text:span text:style-name="Source_20_Text"><text:span text:style-name="T27">engine_id_blam</text:span></text:span><text:span text:style-name="Source_20_Text"><text:span text:style-name="T203"> = </text:span></text:span><text:span text:style-name="Source_20_Text"><text:span text:style-name="T236">0x6D616C62 <text:s/></text:span></text:span><text:span text:style-name="Source_20_Text"><text:span text:style-name="T98">// <text:s/>Halo 1 engine id</text:span></text:span></text:p>
      <text:p text:style-name="P4"><text:span text:style-name="Source_20_Text"><text:span text:style-name="T237"><text:s text:c="4"/>} </text:span></text:span><text:span text:style-name="Source_20_Text"><text:span text:style-name="T29">EngineID</text:span></text:span><text:span text:style-name="Source_20_Text"><text:span text:style-name="T237">;</text:span></text:span></text:p>
      <text:p text:style-name="P1"><text:span text:style-name="Source_20_Text"><text:span text:style-name="T233"/></text:span></text:p>
      <text:p text:style-name="P1"><text:span text:style-name="Source_20_Text"><text:span text:style-name="T233"/></text:span></text:p>
      <text:p text:style-name="P88"><text:span text:style-name="Source_20_Text"><text:span text:style-name="T112">/</text:span></text:span><text:span text:style-name="Source_20_Text"><text:span text:style-name="T143">*</text:span></text:span><text:span text:style-name="Source_20_Text"><text:span text:style-name="T126"> </text:span></text:span><text:span text:style-name="Source_20_Text"><text:span text:style-name="T143">TagHeaders are </text:span></text:span><text:span text:style-name="Source_20_Text"><text:span text:style-name="T133">only used </text:span></text:span><text:span text:style-name="Source_20_Text"><text:span text:style-name="T143">at the start of a tagfile to specify the</text:span></text:span></text:p>
      <text:p text:style-name="P88"><text:span text:style-name="Source_20_Text"><text:span text:style-name="T143">** type of tag and provide integrity checks for tools parsing it.*/</text:span></text:span></text:p>
      <text:p text:style-name="P9"><text:span text:style-name="Source_20_Text"><text:span text:style-name="T221">typedef </text:span></text:span><text:span text:style-name="Source_20_Text"><text:span text:style-name="T222">struct</text:span></text:span><text:span text:style-name="Source_20_Text"><text:span text:style-name="T240"> </text:span></text:span><text:span text:style-name="Source_20_Text"><text:span text:style-name="T32">TagHeader</text:span></text:span><text:span text:style-name="Source_20_Text"><text:span text:style-name="T240"> {</text:span></text:span></text:p>
      <text:p text:style-name="P1"><text:span text:style-name="Source_20_Text"><text:span text:style-name="T241"><text:s text:c="4"/></text:span></text:span><text:span text:style-name="Source_20_Text"><text:span text:style-name="T33">Pad</text:span></text:span><text:span text:style-name="Source_20_Text"><text:span text:style-name="T241">[</text:span></text:span><text:span text:style-name="Source_20_Text"><text:span text:style-name="T226">36</text:span></text:span><text:span text:style-name="Source_20_Text"><text:span text:style-name="T241">]<text:tab/></text:span></text:span><text:span text:style-name="Source_20_Text"><text:span text:style-name="T247"><text:tab/></text:span></text:span><text:span text:style-name="Source_20_Text"><text:span text:style-name="T241">pad0;</text:span></text:span></text:p>
      <text:p text:style-name="P5"><text:span text:style-name="Source_20_Text"><text:span text:style-name="T241"><text:s text:c="4"/></text:span></text:span><text:span text:style-name="Source_20_Text"><text:span text:style-name="T33">TagClass</text:span></text:span><text:span text:style-name="Source_20_Text"><text:span text:style-name="T241"><text:tab/>tag_class;</text:span></text:span></text:p>
      <text:p text:style-name="P1"><text:span text:style-name="Source_20_Text"><text:span text:style-name="T241"><text:s text:c="4"/></text:span></text:span><text:span text:style-name="Source_20_Text"><text:span text:style-name="T33">UInt32</text:span></text:span><text:span text:style-name="Source_20_Text"><text:span text:style-name="T241"><text:tab/></text:span></text:span><text:span text:style-name="Source_20_Text"><text:span text:style-name="T247"><text:tab/></text:span></text:span><text:span text:style-name="Source_20_Text"><text:span text:style-name="T241">checksum;</text:span></text:span></text:p>
      <text:p text:style-name="P19"><text:span text:style-name="Source_20_Text"><text:span text:style-name="T241"><text:s text:c="4"/></text:span></text:span><text:span text:style-name="Source_20_Text"><text:span text:style-name="T33">UInt32</text:span></text:span><text:span text:style-name="Source_20_Text"><text:span text:style-name="T241"><text:tab/></text:span></text:span><text:span text:style-name="Source_20_Text"><text:span text:style-name="T247"><text:tab/></text:span></text:span><text:span text:style-name="Source_20_Text"><text:span text:style-name="T241">header_size; <text:s/></text:span></text:span><text:span text:style-name="Source_20_Text"><text:span text:style-name="T106">// </text:span></text:span><text:span text:style-name="Source_20_Text"><text:span text:style-name="T107">always</text:span></text:span><text:span text:style-name="Source_20_Text"><text:span text:style-name="T106"> == 64</text:span></text:span></text:p>
      <text:p text:style-name="P1"><text:span text:style-name="Source_20_Text"><text:span text:style-name="T241"><text:s text:c="4"/></text:span></text:span><text:span text:style-name="Source_20_Text"><text:span text:style-name="T33">Pad</text:span></text:span><text:span text:style-name="Source_20_Text"><text:span text:style-name="T241">[</text:span></text:span><text:span text:style-name="Source_20_Text"><text:span text:style-name="T226">8</text:span></text:span><text:span text:style-name="Source_20_Text"><text:span text:style-name="T241">]<text:tab/></text:span></text:span><text:span text:style-name="Source_20_Text"><text:span text:style-name="T247"><text:tab/></text:span></text:span><text:span text:style-name="Source_20_Text"><text:span text:style-name="T241">pad1;</text:span></text:span></text:p>
      <text:p text:style-name="P5"><text:span text:style-name="Source_20_Text"><text:span text:style-name="T241"><text:s text:c="4"/></text:span></text:span><text:span text:style-name="Source_20_Text"><text:span text:style-name="T33">UInt16</text:span></text:span><text:span text:style-name="Source_20_Text"><text:span text:style-name="T241"><text:tab/></text:span></text:span><text:span text:style-name="Source_20_Text"><text:span text:style-name="T247"><text:tab/></text:span></text:span><text:span text:style-name="Source_20_Text"><text:span text:style-name="T241">tag_version; <text:s/></text:span></text:span><text:span text:style-name="Source_20_Text"><text:span text:style-name="T106">/</text:span></text:span><text:span text:style-name="Source_20_Text"><text:span text:style-name="T108">*</text:span></text:span><text:span text:style-name="Source_20_Text"><text:span text:style-name="T106"> </text:span></text:span><text:span text:style-name="Source_20_Text"><text:span text:style-name="T109">value</text:span></text:span><text:span text:style-name="Source_20_Text"><text:span text:style-name="T106"> depends on the tag_class</text:span></text:span><text:span text:style-name="Source_20_Text"><text:span text:style-name="T108">.</text:span></text:span></text:p>
      <text:p text:style-name="P29"><text:span text:style-name="Source_20_Text"><text:span text:style-name="T108"><text:s text:c="4"/>** </text:span></text:span><text:span text:style-name="Source_20_Text"><text:span text:style-name="T109">tag_version must be set properly or the tag will be</text:span></text:span></text:p>
      <text:p text:style-name="P30"><text:span text:style-name="Source_20_Text"><text:span text:style-name="T109"><text:s text:c="4"/>** considered corrupt by all of the HEK tools.*/</text:span></text:span></text:p>
      <text:p text:style-name="P1"><text:span text:style-name="Source_20_Text"><text:span text:style-name="T241"><text:s text:c="4"/></text:span></text:span><text:span text:style-name="Source_20_Text"><text:span text:style-name="T33">UInt8</text:span></text:span><text:span text:style-name="Source_20_Text"><text:span text:style-name="T241"><text:tab/><text:tab/>integrity0; <text:s text:c="2"/></text:span></text:span><text:span text:style-name="Source_20_Text"><text:span text:style-name="T106">// </text:span></text:span><text:span text:style-name="Source_20_Text"><text:span text:style-name="T107">always</text:span></text:span><text:span text:style-name="Source_20_Text"><text:span text:style-name="T106"> == 0x00</text:span></text:span></text:p>
      <text:p text:style-name="P17"><text:span text:style-name="Source_20_Text"><text:span text:style-name="T241"><text:s text:c="4"/></text:span></text:span><text:span text:style-name="Source_20_Text"><text:span text:style-name="T33">UInt8</text:span></text:span><text:span text:style-name="Source_20_Text"><text:span text:style-name="T241"><text:tab/><text:tab/>integrity1; <text:s text:c="2"/></text:span></text:span><text:span text:style-name="Source_20_Text"><text:span text:style-name="T106">// </text:span></text:span><text:span text:style-name="Source_20_Text"><text:span text:style-name="T107">always</text:span></text:span><text:span text:style-name="Source_20_Text"><text:span text:style-name="T106"> == 0xFF</text:span></text:span></text:p>
      <text:p text:style-name="P18"><text:span text:style-name="Source_20_Text"><text:span text:style-name="T241"><text:s text:c="4"/></text:span></text:span><text:span text:style-name="Source_20_Text"><text:span text:style-name="T33">EngineID</text:span></text:span><text:span text:style-name="Source_20_Text"><text:span text:style-name="T241"><text:tab/>engine_id; <text:s text:c="3"/></text:span></text:span><text:span text:style-name="Source_20_Text"><text:span text:style-name="T106">// </text:span></text:span><text:span text:style-name="Source_20_Text"><text:span text:style-name="T107">always</text:span></text:span><text:span text:style-name="Source_20_Text"><text:span text:style-name="T106"> == </text:span></text:span><text:span text:style-name="Source_20_Text"><text:span text:style-name="T110">engine_id_</text:span></text:span><text:span text:style-name="Source_20_Text"><text:span text:style-name="T106">blam</text:span></text:span></text:p>
      <text:p text:style-name="P24"><text:span text:style-name="Source_20_Text"><text:span text:style-name="T241"><text:s text:c="4"/>} </text:span></text:span><text:span text:style-name="Source_20_Text"><text:span text:style-name="T33">TagHeader</text:span></text:span><text:span text:style-name="Source_20_Text"><text:span text:style-name="T241">; <text:s/></text:span></text:span><text:span text:style-name="Source_20_Text"><text:span text:style-name="T104">// </text:span></text:span><text:span text:style-name="Source_20_Text"><text:span text:style-name="T105">struct </text:span></text:span><text:span text:style-name="Source_20_Text"><text:span text:style-name="T104">size == </text:span></text:span><text:span text:style-name="Source_20_Text"><text:span text:style-name="T111">6</text:span></text:span><text:span text:style-name="Source_20_Text"><text:span text:style-name="T104">4 bytes</text:span></text:span></text:p>
      <text:p text:style-name="P24"><text:span text:style-name="Source_20_Text"><text:span text:style-name="T233"/></text:span></text:p>
      <text:p text:style-name="P24"><text:span text:style-name="Source_20_Text"><text:span text:style-name="T233"/></text:span></text:p>
      <text:p text:style-name="P24"><text:span text:style-name="Source_20_Text"><text:span text:style-name="T221">typedef </text:span></text:span><text:span text:style-name="Source_20_Text"><text:span text:style-name="T222">struct</text:span></text:span><text:span text:style-name="Source_20_Text"><text:span text:style-name="T240"> </text:span></text:span><text:span text:style-name="Source_20_Text"><text:span text:style-name="T32">Reflexive</text:span></text:span><text:span text:style-name="Source_20_Text"><text:span text:style-name="T240"> {</text:span></text:span></text:p>
      <text:p text:style-name="P24"><text:span text:style-name="Source_20_Text"><text:span text:style-name="T240"><text:s text:c="4"/></text:span></text:span><text:span text:style-name="Source_20_Text"><text:span text:style-name="T32">SInt32</text:span></text:span><text:span text:style-name="Source_20_Text"><text:span text:style-name="T240"><text:tab/>size;<text:tab/></text:span></text:span><text:span text:style-name="Source_20_Text"><text:span text:style-name="T248"> <text:s text:c="3"/></text:span></text:span><text:span text:style-name="Source_20_Text"><text:span text:style-name="T112">// number of structs in the array</text:span></text:span><text:span text:style-name="Source_20_Text"><text:span text:style-name="T113">.</text:span></text:span></text:p>
      <text:p text:style-name="P24"><text:span text:style-name="Source_20_Text"><text:span text:style-name="T240"><text:s text:c="4"/></text:span></text:span><text:span text:style-name="Source_20_Text"><text:span text:style-name="T32">UInt32</text:span></text:span><text:span text:style-name="Source_20_Text"><text:span text:style-name="T240"><text:tab/>pointer; <text:s/></text:span></text:span><text:span text:style-name="Source_20_Text"><text:span text:style-name="T112">// pointer to the array(in</text:span></text:span><text:span text:style-name="Source_20_Text"><text:span text:style-name="T137">side</text:span></text:span><text:span text:style-name="Source_20_Text"><text:span text:style-name="T112"> a map only)</text:span></text:span></text:p>
      <text:p text:style-name="P43"><text:span text:style-name="Source_20_Text"><text:span text:style-name="T240"><text:s text:c="4"/></text:span></text:span><text:span text:style-name="Source_20_Text"><text:span text:style-name="T32">UInt32</text:span></text:span><text:span text:style-name="Source_20_Text"><text:span text:style-name="T240"><text:tab/>id;</text:span></text:span><text:span text:style-name="Source_20_Text"><text:span text:style-name="T133"> <text:s/></text:span></text:span><text:span text:style-name="Source_20_Text"><text:span text:style-name="T137"><text:s text:c="5"/></text:span></text:span><text:span text:style-name="Source_20_Text"><text:span text:style-name="T133"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33"><text:span text:style-name="Source_20_Text"><text:span text:style-name="T240"><text:s text:c="4"/>} </text:span></text:span><text:span text:style-name="Source_20_Text"><text:span text:style-name="T32">Reflexive</text:span></text:span><text:span text:style-name="Source_20_Text"><text:span text:style-name="T240">; <text:s/></text:span></text:span><text:span text:style-name="Source_20_Text"><text:span text:style-name="T104">// </text:span></text:span><text:span text:style-name="Source_20_Text"><text:span text:style-name="T105">struct </text:span></text:span><text:span text:style-name="Source_20_Text"><text:span text:style-name="T104">size == </text:span></text:span><text:span text:style-name="Source_20_Text"><text:span text:style-name="T111">12</text:span></text:span><text:span text:style-name="Source_20_Text"><text:span text:style-name="T104"> bytes</text:span></text:span></text:p>
      <text:p text:style-name="P49"><text:soft-page-break/></text:p>
      <text:p text:style-name="P49"/>
      <text:p text:style-name="P33"><text:span text:style-name="Source_20_Text"><text:span text:style-name="T221">typedef </text:span></text:span><text:span text:style-name="Source_20_Text"><text:span text:style-name="T222">s</text:span></text:span><text:span text:style-name="Source_20_Text"><text:span text:style-name="T218">truct</text:span></text:span><text:span text:style-name="Source_20_Text"><text:span text:style-name="T238"> </text:span></text:span><text:span text:style-name="Source_20_Text"><text:span text:style-name="T30">T</text:span></text:span><text:span text:style-name="Source_20_Text"><text:span text:style-name="T24">ag</text:span></text:span><text:span text:style-name="Source_20_Text"><text:span text:style-name="T31">I</text:span></text:span><text:span text:style-name="Source_20_Text"><text:span text:style-name="T24">d</text:span></text:span><text:span text:style-name="Source_20_Text"><text:span text:style-name="T238"> </text:span></text:span><text:span text:style-name="Source_20_Text"><text:span text:style-name="T233">{</text:span></text:span></text:p>
      <text:p text:style-name="P33"><text:span text:style-name="Source_20_Text"><text:span text:style-name="T100"><text:s text:c="4"/>/</text:span></text:span><text:span text:style-name="Source_20_Text"><text:span text:style-name="T101">*</text:span></text:span><text:span text:style-name="Source_20_Text"><text:span text:style-name="T100"> For all intents and purposes, this is what this struct looks</text:span></text:span></text:p>
      <text:p text:style-name="P33"><text:span text:style-name="Source_20_Text"><text:span text:style-name="T100"><text:s text:c="4"/></text:span></text:span><text:span text:style-name="Source_20_Text"><text:span text:style-name="T101">**</text:span></text:span><text:span text:style-name="Source_20_Text"><text:span text:style-name="T100"> like</text:span></text:span><text:span text:style-name="Source_20_Text"><text:span text:style-name="T102">.</text:span></text:span><text:span text:style-name="Source_20_Text"><text:span text:style-name="T100"> </text:span></text:span><text:span text:style-name="Source_20_Text"><text:span text:style-name="T102">Y</text:span></text:span><text:span text:style-name="Source_20_Text"><text:span text:style-name="T100">ou should know </text:span></text:span><text:span text:style-name="Source_20_Text"><text:span text:style-name="T102">however, </text:span></text:span><text:span text:style-name="Source_20_Text"><text:span text:style-name="T100">that it is TECHNICALLY just a</text:span></text:span></text:p>
      <text:p text:style-name="P33"><text:span text:style-name="Source_20_Text"><text:span text:style-name="T100"><text:s text:c="4"/></text:span></text:span><text:span text:style-name="Source_20_Text"><text:span text:style-name="T101">**</text:span></text:span><text:span text:style-name="Source_20_Text"><text:span text:style-name="T100"> single UInt32, </text:span></text:span><text:span text:style-name="Source_20_Text"><text:span text:style-name="T138">and</text:span></text:span><text:span text:style-name="Source_20_Text"><text:span text:style-name="T100"> the UInt16's </text:span></text:span><text:span text:style-name="Source_20_Text"><text:span text:style-name="T138">are </text:span></text:span><text:span text:style-name="Source_20_Text"><text:span text:style-name="T100">masked off whenever they are</text:span></text:span></text:p>
      <text:p text:style-name="P33"><text:span text:style-name="Source_20_Text"><text:span text:style-name="T100"><text:s text:c="4"/></text:span></text:span><text:span text:style-name="Source_20_Text"><text:span text:style-name="T101">**</text:span></text:span><text:span text:style-name="Source_20_Text"><text:span text:style-name="T100"> individually needed. I found this out by looking at Halo 2 map</text:span></text:span></text:p>
      <text:p text:style-name="P33"><text:span text:style-name="Source_20_Text"><text:span text:style-name="T100"><text:s text:c="4"/></text:span></text:span><text:span text:style-name="Source_20_Text"><text:span text:style-name="T101">**</text:span></text:span><text:span text:style-name="Source_20_Text"><text:span text:style-name="T100"> files, where the order and endianness of these UInt16's are</text:span></text:span></text:p>
      <text:p text:style-name="P33"><text:span text:style-name="Source_20_Text"><text:span text:style-name="T100"><text:s text:c="4"/></text:span></text:span><text:span text:style-name="Source_20_Text"><text:span text:style-name="T101">**</text:span></text:span><text:span text:style-name="Source_20_Text"><text:span text:style-name="T100"> swapped, which would only be if a TagID is a single UInt32.</text:span></text:span></text:p>
      <text:p text:style-name="P33"><text:span text:style-name="Source_20_Text"><text:span text:style-name="T103"><text:s text:c="4"/></text:span></text:span><text:span text:style-name="Source_20_Text"><text:span text:style-name="T101">**</text:span></text:span><text:span text:style-name="Source_20_Text"><text:span text:style-name="T103"> </text:span></text:span><text:span text:style-name="Source_20_Text"><text:span text:style-name="T96">tag_table_index</text:span></text:span><text:span text:style-name="Source_20_Text"><text:span text:style-name="T103"> is the index into the tag_index you will find</text:span></text:span></text:p>
      <text:p text:style-name="P33"><text:span text:style-name="Source_20_Text"><text:span text:style-name="T103"><text:s text:c="4"/></text:span></text:span><text:span text:style-name="Source_20_Text"><text:span text:style-name="T101">**</text:span></text:span><text:span text:style-name="Source_20_Text"><text:span text:style-name="T103"> the tag at. </text:span></text:span><text:span text:style-name="Source_20_Text"><text:span text:style-name="T96">table_index</text:span></text:span><text:span text:style-name="Source_20_Text"><text:span text:style-name="T103"> is related, </text:span></text:span><text:span text:style-name="Source_20_Text"><text:span text:style-name="T139">but </text:span></text:span><text:span text:style-name="Source_20_Text"><text:span text:style-name="T103">its use is unknown.</text:span></text:span><text:span text:style-name="Source_20_Text"><text:span text:style-name="T101">*/</text:span></text:span></text:p>
      <text:p text:style-name="P87"><text:span text:style-name="Source_20_Text"><text:span text:style-name="T233"><text:s text:c="4"/></text:span></text:span><text:span text:style-name="Source_20_Text"><text:span text:style-name="T24">UInt16</text:span></text:span><text:span text:style-name="Source_20_Text"><text:span text:style-name="T233"><text:tab/>tag_table_index</text:span></text:span><text:span text:style-name="Source_20_Text"><text:span text:style-name="T239">;</text:span></text:span><text:span text:style-name="Source_20_Text"><text:span text:style-name="T142"><text:tab/></text:span></text:span><text:span text:style-name="Source_20_Text"><text:span text:style-name="T112">//</text:span></text:span><text:span text:style-name="Source_20_Text"><text:span text:style-name="T126"> </text:span></text:span><text:span text:style-name="Source_20_Text"><text:span text:style-name="T133">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87"><text:span text:style-name="Source_20_Text"><text:span text:style-name="T233"><text:s text:c="4"/></text:span></text:span><text:span text:style-name="Source_20_Text"><text:span text:style-name="T24">UInt16</text:span></text:span><text:span text:style-name="Source_20_Text"><text:span text:style-name="T233"><text:tab/>table_index</text:span></text:span><text:span text:style-name="Source_20_Text"><text:span text:style-name="T239">;</text:span></text:span><text:span text:style-name="Source_20_Text"><text:span text:style-name="T252"><text:tab/></text:span></text:span><text:span text:style-name="Source_20_Text"><text:span text:style-name="T112">//</text:span></text:span><text:span text:style-name="Source_20_Text"><text:span text:style-name="T126"> </text:span></text:span><text:span text:style-name="Source_20_Text"><text:span text:style-name="T133">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33"><text:span text:style-name="Source_20_Text"><text:span text:style-name="T96"><text:s text:c="4"/></text:span></text:span><text:span text:style-name="Source_20_Text"><text:span text:style-name="T180">}</text:span></text:span><text:span text:style-name="Source_20_Text"><text:span text:style-name="T132"> </text:span></text:span><text:span text:style-name="Source_20_Text"><text:span text:style-name="T30">T</text:span></text:span><text:span text:style-name="Source_20_Text"><text:span text:style-name="T24">ag</text:span></text:span><text:span text:style-name="Source_20_Text"><text:span text:style-name="T31">I</text:span></text:span><text:span text:style-name="Source_20_Text"><text:span text:style-name="T24">d</text:span></text:span><text:span text:style-name="Source_20_Text"><text:span text:style-name="T191">;</text:span></text:span><text:span text:style-name="Source_20_Text"><text:span text:style-name="T104"> <text:s/>// </text:span></text:span><text:span text:style-name="Source_20_Text"><text:span text:style-name="T105">struct </text:span></text:span><text:span text:style-name="Source_20_Text"><text:span text:style-name="T104">size == 4 bytes</text:span></text:span></text:p>
      <text:p text:style-name="P24"><text:span text:style-name="Source_20_Text"><text:span text:style-name="T233"/></text:span></text:p>
      <text:p text:style-name="P53"/>
      <text:p text:style-name="P24"><text:span text:style-name="Source_20_Text"><text:span text:style-name="T221">typedef </text:span></text:span><text:span text:style-name="Source_20_Text"><text:span text:style-name="T222">struct</text:span></text:span><text:span text:style-name="Source_20_Text"><text:span text:style-name="T240"> </text:span></text:span><text:span text:style-name="Source_20_Text"><text:span text:style-name="T32">TagRef</text:span></text:span><text:span text:style-name="Source_20_Text"><text:span text:style-name="T240"> {</text:span></text:span></text:p>
      <text:p text:style-name="P24"><text:span text:style-name="Source_20_Text"><text:span text:style-name="T240"><text:s text:c="4"/></text:span></text:span><text:span text:style-name="Source_20_Text"><text:span text:style-name="T32">TagClass</text:span></text:span><text:span text:style-name="Source_20_Text"><text:span text:style-name="T40"><text:tab/></text:span></text:span><text:span text:style-name="Source_20_Text"><text:span text:style-name="T240">class;</text:span></text:span></text:p>
      <text:p text:style-name="P40"><text:span text:style-name="Source_20_Text"><text:span text:style-name="T240"><text:s text:c="4"/></text:span></text:span><text:span text:style-name="Source_20_Text"><text:span text:style-name="T32">SInt32</text:span></text:span><text:span text:style-name="Source_20_Text"><text:span text:style-name="T37"><text:tab/></text:span></text:span><text:span text:style-name="Source_20_Text"><text:span text:style-name="T40"><text:tab/></text:span></text:span><text:span text:style-name="Source_20_Text"><text:span text:style-name="T240">path_pointer;</text:span></text:span><text:span text:style-name="Source_20_Text"><text:span text:style-name="T133"> <text:s/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26"><text:span text:style-name="Source_20_Text"><text:span text:style-name="T242"><text:s text:c="3"/></text:span></text:span><text:span text:style-name="Source_20_Text"><text:span text:style-name="T114"><text:s/>/* </text:span></text:span><text:span text:style-name="Source_20_Text"><text:span text:style-name="T115">In a tagfile, </text:span></text:span><text:span text:style-name="Source_20_Text"><text:span text:style-name="T116">path_length specifies the number of characters</text:span></text:span></text:p>
      <text:p text:style-name="P27"><text:span text:style-name="Source_20_Text"><text:span text:style-name="T116"><text:s text:c="4"/>** in the</text:span></text:span><text:span text:style-name="Source_20_Text"><text:span text:style-name="T115"> </text:span></text:span><text:span text:style-name="Source_20_Text"><text:span text:style-name="T116">string(excluding the 0x00 delimiter on the end).</text:span></text:span></text:p>
      <text:p text:style-name="P27"><text:span text:style-name="Source_20_Text"><text:span text:style-name="T115"><text:s text:c="4"/>** If the string is empty(because the TagRef references nothing)</text:span></text:span></text:p>
      <text:p text:style-name="P27"><text:span text:style-name="Source_20_Text"><text:span text:style-name="T114"><text:s text:c="4"/>** </text:span></text:span><text:span text:style-name="Source_20_Text"><text:span text:style-name="T115">then </text:span></text:span><text:span text:style-name="Source_20_Text"><text:span text:style-name="T114">the string wont even have the 0x00 delimiter.</text:span></text:span></text:p>
      <text:p text:style-name="P27"><text:span text:style-name="Source_20_Text"><text:span text:style-name="T115"><text:s text:c="4"/>** </text:span></text:span><text:span text:style-name="Source_20_Text"><text:span text:style-name="T114">This means the</text:span></text:span><text:span text:style-name="Source_20_Text"><text:span text:style-name="T115"> number of bytes the </text:span></text:span><text:span text:style-name="Source_20_Text"><text:span text:style-name="T117">tag path </text:span></text:span><text:span text:style-name="Source_20_Text"><text:span text:style-name="T115">string</text:span></text:span></text:p>
      <text:p text:style-name="P28"><text:span text:style-name="Source_20_Text"><text:span text:style-name="T115"><text:s text:c="4"/>** consists of is</text:span></text:span><text:span text:style-name="Source_20_Text"><text:span text:style-name="T117"> </text:span></text:span><text:span text:style-name="Source_20_Text"><text:span text:style-name="T115">either 0, or path_length + 1 </text:span></text:span><text:span text:style-name="Source_20_Text"><text:span text:style-name="T114">*/</text:span></text:span></text:p>
      <text:p text:style-name="P39"><text:span text:style-name="Source_20_Text"><text:span text:style-name="T240"><text:s text:c="4"/></text:span></text:span><text:span text:style-name="Source_20_Text"><text:span text:style-name="T32">SInt32</text:span></text:span><text:span text:style-name="Source_20_Text"><text:span text:style-name="T240"><text:tab/></text:span></text:span><text:span text:style-name="Source_20_Text"><text:span text:style-name="T249"><text:tab/></text:span></text:span><text:span text:style-name="Source_20_Text"><text:span text:style-name="T240">path_length;</text:span></text:span><text:span text:style-name="Source_20_Text"><text:span text:style-name="T133"> <text:s/>// only used </text:span></text:span><text:span text:style-name="Source_20_Text"><text:span text:style-name="T134">outside</text:span></text:span><text:span text:style-name="Source_20_Text"><text:span text:style-name="T133"> a map</text:span></text:span><text:span text:style-name="Source_20_Text"><text:span text:style-name="T135">?</text:span></text:span></text:p>
      <text:p text:style-name="P38"><text:span text:style-name="Source_20_Text"><text:span text:style-name="T240"><text:s text:c="4"/></text:span></text:span><text:span text:style-name="Source_20_Text"><text:span text:style-name="T32">T</text:span></text:span><text:span text:style-name="Source_20_Text"><text:span text:style-name="T24">ag</text:span></text:span><text:span text:style-name="Source_20_Text"><text:span text:style-name="T31">I</text:span></text:span><text:span text:style-name="Source_20_Text"><text:span text:style-name="T24">d</text:span></text:span><text:span text:style-name="Source_20_Text"><text:span text:style-name="T243"><text:tab/></text:span></text:span><text:span text:style-name="Source_20_Text"><text:span text:style-name="T249"><text:tab/></text:span></text:span><text:span text:style-name="Source_20_Text"><text:span text:style-name="T243">id;</text:span></text:span><text:span text:style-name="Source_20_Text"><text:span text:style-name="T133"> </text:span></text:span><text:span text:style-name="Source_20_Text"><text:span text:style-name="T136"><text:s text:c="9"/></text:span></text:span><text:span text:style-name="Source_20_Text"><text:span text:style-name="T133"><text:s/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25"><text:span text:style-name="Source_20_Text"><text:span text:style-name="T240"><text:s text:c="4"/>} </text:span></text:span><text:span text:style-name="Source_20_Text"><text:span text:style-name="T32">TagRef</text:span></text:span><text:span text:style-name="Source_20_Text"><text:span text:style-name="T185">;</text:span></text:span><text:span text:style-name="Source_20_Text"><text:span text:style-name="T112"> <text:s/></text:span></text:span><text:span text:style-name="Source_20_Text"><text:span text:style-name="T104">// </text:span></text:span><text:span text:style-name="Source_20_Text"><text:span text:style-name="T105">struct </text:span></text:span><text:span text:style-name="Source_20_Text"><text:span text:style-name="T104">size == </text:span></text:span><text:span text:style-name="Source_20_Text"><text:span text:style-name="T111">16</text:span></text:span><text:span text:style-name="Source_20_Text"><text:span text:style-name="T104"> bytes</text:span></text:span></text:p>
      <text:p text:style-name="P1"><text:span text:style-name="Source_20_Text"><text:span text:style-name="T233"/></text:span></text:p>
      <text:p text:style-name="P1"><text:span text:style-name="Source_20_Text"><text:span text:style-name="T233"/></text:span></text:p>
      <text:p text:style-name="P1"><text:span text:style-name="Source_20_Text"><text:span text:style-name="T221">typedef </text:span></text:span><text:span text:style-name="Source_20_Text"><text:span text:style-name="T222">struct</text:span></text:span><text:span text:style-name="Source_20_Text"><text:span text:style-name="T240"> </text:span></text:span><text:span text:style-name="Source_20_Text"><text:span text:style-name="T32">RawdataRef</text:span></text:span><text:span text:style-name="Source_20_Text"><text:span text:style-name="T240"> {</text:span></text:span></text:p>
      <text:p text:style-name="P11"><text:span text:style-name="Source_20_Text"><text:span text:style-name="T240"><text:s text:c="4"/></text:span></text:span><text:span text:style-name="Source_20_Text"><text:span text:style-name="T32">SInt32</text:span></text:span><text:span text:style-name="Source_20_Text"><text:span text:style-name="T240"><text:tab/>size;</text:span></text:span></text:p>
      <text:p text:style-name="P22"><text:span text:style-name="Source_20_Text"><text:span text:style-name="T244"><text:s text:c="4"/></text:span></text:span><text:span text:style-name="Source_20_Text"><text:span text:style-name="T118">/</text:span></text:span><text:span text:style-name="Source_20_Text"><text:span text:style-name="T119">*</text:span></text:span><text:span text:style-name="Source_20_Text"><text:span text:style-name="T118"> </text:span></text:span><text:span text:style-name="Source_20_Text"><text:span text:style-name="T120">T</text:span></text:span><text:span text:style-name="Source_20_Text"><text:span text:style-name="T118">his flag is used to determine if </text:span></text:span><text:span text:style-name="Source_20_Text"><text:span text:style-name="T121">the</text:span></text:span><text:span text:style-name="Source_20_Text"><text:span text:style-name="T118"> </text:span></text:span><text:span text:style-name="Source_20_Text"><text:span text:style-name="T121">raw</text:span></text:span><text:span text:style-name="Source_20_Text"><text:span text:style-name="T118">data is in a</text:span></text:span><text:span text:style-name="Source_20_Text"><text:span text:style-name="T121"> </text:span></text:span><text:span text:style-name="Source_20_Text"><text:span text:style-name="T118">Halo PC</text:span></text:span></text:p>
      <text:p text:style-name="P22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22"> </text:span></text:span><text:span text:style-name="Source_20_Text"><text:span text:style-name="T118">or Halo CE resource map</text:span></text:span><text:span text:style-name="Source_20_Text"><text:span text:style-name="T123"> rather</text:span></text:span><text:span text:style-name="Source_20_Text"><text:span text:style-name="T122"> </text:span></text:span><text:span text:style-name="Source_20_Text"><text:span text:style-name="T118">than the map this</text:span></text:span><text:span text:style-name="Source_20_Text"><text:span text:style-name="T121"> </text:span></text:span><text:span text:style-name="Source_20_Text"><text:span text:style-name="T118">RawdataRef</text:span></text:span></text:p>
      <text:p text:style-name="P22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18"> struct is in.</text:span></text:span><text:span text:style-name="Source_20_Text"><text:span text:style-name="T123"> It appears that</text:span></text:span><text:span text:style-name="Source_20_Text"><text:span text:style-name="T122"> </text:span></text:span><text:span text:style-name="Source_20_Text"><text:span text:style-name="T123">this flag is </text:span></text:span><text:span text:style-name="Source_20_Text"><text:span text:style-name="T122">ONLY</text:span></text:span><text:span text:style-name="Source_20_Text"><text:span text:style-name="T121"> </text:span></text:span><text:span text:style-name="Source_20_Text"><text:span text:style-name="T122">used to</text:span></text:span></text:p>
      <text:p text:style-name="P21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22"> specify if a sound</text:span></text:span><text:span text:style-name="Source_20_Text"><text:span text:style-name="T121"> permutations</text:span></text:span><text:span text:style-name="Source_20_Text"><text:span text:style-name="T122"> </text:span></text:span><text:span text:style-name="Source_20_Text"><text:span text:style-name="T124">samples/mouth data</text:span></text:span><text:span text:style-name="Source_20_Text"><text:span text:style-name="T122"> </text:span></text:span><text:span text:style-name="Source_20_Text"><text:span text:style-name="T125">is</text:span></text:span><text:span text:style-name="Source_20_Text"><text:span text:style-name="T122"> stored</text:span></text:span></text:p>
      <text:p text:style-name="P22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24"> </text:span></text:span><text:span text:style-name="Source_20_Text"><text:span text:style-name="T122">in the</text:span></text:span><text:span text:style-name="Source_20_Text"><text:span text:style-name="T121"> </text:span></text:span><text:span text:style-name="Source_20_Text"><text:span text:style-name="T122">resource map. Bitmaps use a different flag to specify</text:span></text:span></text:p>
      <text:p text:style-name="P16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22"> this while font, hud_message_text, and unicode_string_list</text:span></text:span></text:p>
      <text:p text:style-name="P16"><text:span text:style-name="Source_20_Text"><text:span text:style-name="T122"><text:s text:c="4"/></text:span></text:span><text:span text:style-name="Source_20_Text"><text:span text:style-name="T101">**</text:span></text:span><text:span text:style-name="Source_20_Text"><text:span text:style-name="T122"> tags assume the data is in the same map as the RawdataRef.</text:span></text:span><text:span text:style-name="Source_20_Text"><text:span text:style-name="T119">*/</text:span></text:span></text:p>
      <text:p text:style-name="P86"><text:span text:style-name="Source_20_Text"><text:span text:style-name="T240"><text:s text:c="4"/></text:span></text:span><text:span text:style-name="Source_20_Text"><text:span text:style-name="T32">Bool32</text:span></text:span><text:span text:style-name="Source_20_Text"><text:span text:style-name="T41"><text:tab/></text:span></text:span><text:span text:style-name="Source_20_Text"><text:span text:style-name="T240">data_in_resource_map : </text:span></text:span><text:span text:style-name="Source_20_Text"><text:span text:style-name="T227">1</text:span></text:span><text:span text:style-name="Source_20_Text"><text:span text:style-name="T240">;</text:span></text:span><text:span text:style-name="Source_20_Text"><text:span text:style-name="T251"><text:tab/></text:span></text:span><text:span text:style-name="Source_20_Text"><text:span text:style-name="T141">// o</text:span></text:span><text:span text:style-name="Source_20_Text"><text:span text:style-name="T133">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1"><text:span text:style-name="Source_20_Text"><text:span text:style-name="T233"/></text:span></text:p>
      <text:p text:style-name="P23"><text:span text:style-name="Source_20_Text"><text:span text:style-name="T126"><text:s text:c="4"/></text:span></text:span><text:span text:style-name="Source_20_Text"><text:span text:style-name="T112">/</text:span></text:span><text:span text:style-name="Source_20_Text"><text:span text:style-name="T108">*</text:span></text:span><text:span text:style-name="Source_20_Text"><text:span text:style-name="T112"> </text:span></text:span><text:span text:style-name="Source_20_Text"><text:span text:style-name="T108">B</text:span></text:span><text:span text:style-name="Source_20_Text"><text:span text:style-name="T126">oth of these are pointers to the rawdata, but the first one</text:span></text:span></text:p>
      <text:p text:style-name="P23"><text:span text:style-name="Source_20_Text"><text:span text:style-name="T126"><text:s text:c="4"/></text:span></text:span><text:span text:style-name="Source_20_Text"><text:span text:style-name="T108">**</text:span></text:span><text:span text:style-name="Source_20_Text"><text:span text:style-name="T126"> does not use magic(when </text:span></text:span><text:span text:style-name="Source_20_Text"><text:span text:style-name="T127">the first one i</text:span></text:span><text:span text:style-name="Source_20_Text"><text:span text:style-name="T126">s valid that is)</text:span></text:span><text:span text:style-name="Source_20_Text"><text:span text:style-name="T108">*/</text:span></text:span></text:p>
      <text:p text:style-name="P85"><text:span text:style-name="Source_20_Text"><text:span text:style-name="T240"><text:s text:c="4"/></text:span></text:span><text:span text:style-name="Source_20_Text"><text:span text:style-name="T32">UInt32</text:span></text:span><text:span text:style-name="Source_20_Text"><text:span text:style-name="T240"><text:tab/>raw_pointer;</text:span></text:span><text:span text:style-name="Source_20_Text"><text:span text:style-name="T250"><text:tab/></text:span></text:span><text:span text:style-name="Source_20_Text"><text:span text:style-name="T112">//</text:span></text:span><text:span text:style-name="Source_20_Text"><text:span text:style-name="T126"> </text:span></text:span><text:span text:style-name="Source_20_Text"><text:span text:style-name="T133">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41"><text:span text:style-name="Source_20_Text"><text:span text:style-name="T240"><text:s text:c="4"/></text:span></text:span><text:span text:style-name="Source_20_Text"><text:span text:style-name="T32">UInt32</text:span></text:span><text:span text:style-name="Source_20_Text"><text:span text:style-name="T240"><text:tab/>pointer;</text:span></text:span><text:span text:style-name="Source_20_Text"><text:span text:style-name="T133"> </text:span></text:span><text:span text:style-name="Source_20_Text"><text:span text:style-name="T140"><text:tab/><text:tab/></text:span></text:span><text:span text:style-name="Source_20_Text"><text:span text:style-name="T133"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41"><text:span text:style-name="Source_20_Text"><text:span text:style-name="T240"><text:s text:c="4"/></text:span></text:span><text:span text:style-name="Source_20_Text"><text:span text:style-name="T32">UInt32</text:span></text:span><text:span text:style-name="Source_20_Text"><text:span text:style-name="T240"><text:tab/>id;</text:span></text:span><text:span text:style-name="Source_20_Text"><text:span text:style-name="T133"> <text:s/></text:span></text:span><text:span text:style-name="Source_20_Text"><text:span text:style-name="T136"><text:s text:c="4"/></text:span></text:span><text:span text:style-name="Source_20_Text"><text:span text:style-name="T140"><text:tab/><text:tab/></text:span></text:span><text:span text:style-name="Source_20_Text"><text:span text:style-name="T133"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10"><text:span text:style-name="Source_20_Text"><text:span text:style-name="T240"><text:s text:c="4"/>} </text:span></text:span><text:span text:style-name="Source_20_Text"><text:span text:style-name="T32">RawdataRef</text:span></text:span><text:span text:style-name="Source_20_Text"><text:span text:style-name="T240">; <text:s/></text:span></text:span><text:span text:style-name="Source_20_Text"><text:span text:style-name="T104">// </text:span></text:span><text:span text:style-name="Source_20_Text"><text:span text:style-name="T105">struct </text:span></text:span><text:span text:style-name="Source_20_Text"><text:span text:style-name="T104">size == </text:span></text:span><text:span text:style-name="Source_20_Text"><text:span text:style-name="T111">20</text:span></text:span><text:span text:style-name="Source_20_Text"><text:span text:style-name="T104"> bytes</text:span></text:span></text:p>
      <text:p text:style-name="P47"><text:span text:style-name="Source_20_Text"><text:span text:style-name="T104"/></text:span></text:p>
      <text:p text:style-name="P47"><text:span text:style-name="Source_20_Text"><text:span text:style-name="T104"/></text:span></text:p>
      <text:p text:style-name="P48"><text:span text:style-name="Source_20_Text"><text:span text:style-name="T128">// lightmaps and models use these in their compressed vertices</text:span></text:span></text:p>
      <text:p text:style-name="P45"><text:span text:style-name="Source_20_Text"><text:span text:style-name="T221">typedef </text:span></text:span><text:span text:style-name="Source_20_Text"><text:span text:style-name="T223">struct</text:span></text:span><text:span text:style-name="Source_20_Text"><text:span text:style-name="T245"> </text:span></text:span><text:span text:style-name="Source_20_Text"><text:span text:style-name="T34">Co</text:span></text:span><text:span text:style-name="Source_20_Text"><text:span text:style-name="T35">mpressed</text:span></text:span><text:span text:style-name="Source_20_Text"><text:span text:style-name="T34">N</text:span></text:span><text:span text:style-name="Source_20_Text"><text:span text:style-name="T35">ormal32</text:span></text:span><text:span text:style-name="Source_20_Text"><text:span text:style-name="T245"> {</text:span></text:span></text:p>
      <text:p text:style-name="P46"><text:span text:style-name="Source_20_Text"><text:span text:style-name="T246"><text:s text:c="4"/></text:span></text:span><text:span text:style-name="Source_20_Text"><text:span text:style-name="T36">S1Int32</text:span></text:span><text:span text:style-name="Source_20_Text"><text:span text:style-name="T246"><text:tab/>i : </text:span></text:span><text:span text:style-name="Source_20_Text"><text:span text:style-name="T228">11</text:span></text:span><text:span text:style-name="Source_20_Text"><text:span text:style-name="T246">; <text:s/></text:span></text:span><text:span text:style-name="Source_20_Text"><text:span text:style-name="T129">// to convert these values to floats,</text:span></text:span><text:span text:style-name="Source_20_Text"><text:span text:style-name="T130"> just</text:span></text:span></text:p>
      <text:p text:style-name="P46"><text:span text:style-name="Source_20_Text"><text:span text:style-name="T246"><text:s text:c="4"/></text:span></text:span><text:span text:style-name="Source_20_Text"><text:span text:style-name="T36">S1Int32</text:span></text:span><text:span text:style-name="Source_20_Text"><text:span text:style-name="T246"><text:tab/>j : </text:span></text:span><text:span text:style-name="Source_20_Text"><text:span text:style-name="T228">11</text:span></text:span><text:span text:style-name="Source_20_Text"><text:span text:style-name="T246">; <text:s/></text:span></text:span><text:span text:style-name="Source_20_Text"><text:span text:style-name="T129">// divide each one by its max positive value.</text:span></text:span></text:p>
      <text:p text:style-name="P44"><text:span text:style-name="Source_20_Text"><text:span text:style-name="T246"><text:s text:c="4"/></text:span></text:span><text:span text:style-name="Source_20_Text"><text:span text:style-name="T36">S1Int32</text:span></text:span><text:span text:style-name="Source_20_Text"><text:span text:style-name="T246"><text:tab/>k : </text:span></text:span><text:span text:style-name="Source_20_Text"><text:span text:style-name="T228">10</text:span></text:span><text:span text:style-name="Source_20_Text"><text:span text:style-name="T246">; <text:s/></text:span></text:span><text:span text:style-name="Source_20_Text"><text:span text:style-name="T129">// <text:tab/>i/1023</text:span></text:span><text:span text:style-name="Source_20_Text"><text:span text:style-name="T131">.0<text:tab/></text:span></text:span><text:span text:style-name="Source_20_Text"><text:span text:style-name="T129">j/1023</text:span></text:span><text:span text:style-name="Source_20_Text"><text:span text:style-name="T131">.0<text:tab/></text:span></text:span><text:span text:style-name="Source_20_Text"><text:span text:style-name="T129">k/511</text:span></text:span><text:span text:style-name="Source_20_Text"><text:span text:style-name="T131">.0</text:span></text:span></text:p>
      <text:p text:style-name="P104"><text:span text:style-name="Source_20_Text"><text:span text:style-name="T246"><text:s text:c="4"/>} </text:span></text:span><text:span text:style-name="Source_20_Text"><text:span text:style-name="T34">Co</text:span></text:span><text:span text:style-name="Source_20_Text"><text:span text:style-name="T35">mpressed</text:span></text:span><text:span text:style-name="Source_20_Text"><text:span text:style-name="T34">N</text:span></text:span><text:span text:style-name="Source_20_Text"><text:span text:style-name="T35">ormal32</text:span></text:span><text:span text:style-name="Source_20_Text"><text:span text:style-name="T186">;</text:span></text:span><text:span text:style-name="Source_20_Text"><text:span text:style-name="T246"> <text:s/></text:span></text:span><text:span text:style-name="Source_20_Text"><text:span text:style-name="T104">// </text:span></text:span><text:span text:style-name="Source_20_Text"><text:span text:style-name="T105">struct </text:span></text:span><text:span text:style-name="Source_20_Text"><text:span text:style-name="T104">size == </text:span></text:span><text:span text:style-name="Source_20_Text"><text:span text:style-name="T111">4</text:span></text:span><text:span text:style-name="Source_20_Text"><text:span text:style-name="T104"> bytes</text:span></text:span></text:p>
      <text:p text:style-name="P104"><text:span text:style-name="Source_20_Text"><text:span text:style-name="T104"/></text:span></text:p>
      <text:h text:style-name="P79" text:outline-level="1"><text:span text:style-name="Source_20_Text"><text:span text:style-name="T201">Mapfile</text:span></text:span><text:span text:style-name="Source_20_Text"><text:span text:style-name="T200"> enums/structs</text:span></text:span></text:h>
      <text:p text:style-name="P107"><text:span text:style-name="Source_20_Text"><text:span text:style-name="T213"/></text:span></text:p>
      <text:p text:style-name="P107"><text:span text:style-name="Source_20_Text"><text:span text:style-name="T213">enum </text:span></text:span><text:span text:style-name="Source_20_Text"><text:span text:style-name="T214">class </text:span></text:span><text:span text:style-name="Source_20_Text"><text:span text:style-name="T23">RsrcMapType</text:span></text:span><text:span text:style-name="Source_20_Text"><text:span text:style-name="T204"> : </text:span></text:span><text:span text:style-name="Source_20_Text"><text:span text:style-name="T16">U</text:span></text:span><text:span text:style-name="Source_20_Text"><text:span text:style-name="T6">Enum</text:span></text:span><text:span text:style-name="Source_20_Text"><text:span text:style-name="T16">32</text:span></text:span><text:span text:style-name="Source_20_Text"><text:span text:style-name="T204"> {</text:span></text:span></text:p>
      <text:p text:style-name="P103"><text:span text:style-name="Source_20_Text"><text:span text:style-name="T149"><text:s text:c="4"/></text:span></text:span><text:span text:style-name="Source_20_Text"><text:span text:style-name="T23">rsrc_map_type_bitmaps</text:span></text:span><text:span text:style-name="Source_20_Text"><text:span text:style-name="T16"><text:tab/></text:span></text:span><text:span text:style-name="Source_20_Text"><text:span text:style-name="T23"><text:tab/></text:span></text:span><text:span text:style-name="Source_20_Text"><text:span text:style-name="T149">= </text:span></text:span><text:span text:style-name="Source_20_Text"><text:span text:style-name="T176">1</text:span></text:span><text:span text:style-name="Source_20_Text"><text:span text:style-name="T152">,</text:span></text:span></text:p>
      <text:p text:style-name="P71"><text:span text:style-name="Source_20_Text"><text:span text:style-name="T149"><text:s text:c="4"/></text:span></text:span><text:span text:style-name="Source_20_Text"><text:span text:style-name="T23">rsrc_map_type_sounds</text:span></text:span><text:span text:style-name="Source_20_Text"><text:span text:style-name="T16"><text:tab/><text:tab/></text:span></text:span><text:span text:style-name="Source_20_Text"><text:span text:style-name="T149">=</text:span></text:span><text:span text:style-name="Source_20_Text"><text:span text:style-name="T171"> </text:span></text:span><text:span text:style-name="Source_20_Text"><text:span text:style-name="T176">2,</text:span></text:span></text:p>
      <text:p text:style-name="P72"><text:span text:style-name="Source_20_Text"><text:span text:style-name="T149"><text:s text:c="4"/></text:span></text:span><text:span text:style-name="Source_20_Text"><text:span text:style-name="T23">rsrc_map_type_localization<text:tab/></text:span></text:span><text:span text:style-name="Source_20_Text"><text:span text:style-name="T149">=</text:span></text:span><text:span text:style-name="Source_20_Text"><text:span text:style-name="T171"> </text:span></text:span><text:span text:style-name="Source_20_Text"><text:span text:style-name="T176">3</text:span></text:span><text:span text:style-name="Source_20_Text"><text:span text:style-name="T152">,</text:span></text:span><text:span text:style-name="Source_20_Text"><text:span text:style-name="T172"><text:tab/></text:span></text:span><text:span text:style-name="Source_20_Text"><text:span text:style-name="T56">//</text:span></text:span><text:span text:style-name="Source_20_Text"><text:span text:style-name="T93"> Halo CE only</text:span></text:span><text:span text:style-name="Source_20_Text"><text:span text:style-name="T151"><text:line-break/></text:span></text:span><text:span text:style-name="Source_20_Text"><text:span text:style-name="T153"> <text:s text:c="3"/>} </text:span></text:span><text:span text:style-name="Source_20_Text"><text:span text:style-name="T23">RsrcMapType</text:span></text:span><text:span text:style-name="Source_20_Text"><text:span text:style-name="T153">;</text:span></text:span></text:p>
      <text:p text:style-name="P71"><text:span text:style-name="Source_20_Text"><text:span text:style-name="T153"/></text:span></text:p>
      <text:p text:style-name="P71"><text:span text:style-name="Source_20_Text"><text:span text:style-name="T153"/></text:span></text:p>
      <text:p text:style-name="P105"><text:span text:style-name="Source_20_Text"><text:span text:style-name="T213">enum </text:span></text:span><text:span text:style-name="Source_20_Text"><text:span text:style-name="T214">class </text:span></text:span><text:span text:style-name="Source_20_Text"><text:span text:style-name="T16">MapVersion</text:span></text:span><text:span text:style-name="Source_20_Text"><text:span text:style-name="T204"> : </text:span></text:span><text:span text:style-name="Source_20_Text"><text:span text:style-name="T16">U</text:span></text:span><text:span text:style-name="Source_20_Text"><text:span text:style-name="T6">Enum</text:span></text:span><text:span text:style-name="Source_20_Text"><text:span text:style-name="T16">32</text:span></text:span><text:span text:style-name="Source_20_Text"><text:span text:style-name="T204"> {</text:span></text:span></text:p>
      <text:p text:style-name="P101"><text:span text:style-name="Source_20_Text"><text:span text:style-name="T149"><text:s text:c="4"/></text:span></text:span><text:span text:style-name="Source_20_Text"><text:span text:style-name="T16">map_version_halo1_xbox<text:tab/></text:span></text:span><text:span text:style-name="Source_20_Text"><text:span text:style-name="T149">= </text:span></text:span><text:span text:style-name="Source_20_Text"><text:span text:style-name="T171">5</text:span></text:span><text:span text:style-name="Source_20_Text"><text:span text:style-name="T152">,</text:span></text:span></text:p>
      <text:p text:style-name="P101"><text:span text:style-name="Source_20_Text"><text:span text:style-name="T149"><text:s text:c="4"/></text:span></text:span><text:span text:style-name="Source_20_Text"><text:span text:style-name="T16">map_version_halo1_pc_demo<text:tab/></text:span></text:span><text:span text:style-name="Source_20_Text"><text:span text:style-name="T149">= </text:span></text:span><text:span text:style-name="Source_20_Text"><text:span text:style-name="T171">6</text:span></text:span><text:span text:style-name="Source_20_Text"><text:span text:style-name="T152">,</text:span></text:span></text:p>
      <text:p text:style-name="P101"><text:span text:style-name="Source_20_Text"><text:span text:style-name="T149"><text:s text:c="4"/></text:span></text:span><text:span text:style-name="Source_20_Text"><text:span text:style-name="T16">map_version_halo1_pc<text:tab/></text:span></text:span><text:span text:style-name="Source_20_Text"><text:span text:style-name="T149">= </text:span></text:span><text:span text:style-name="Source_20_Text"><text:span text:style-name="T171">7</text:span></text:span><text:span text:style-name="Source_20_Text"><text:span text:style-name="T152">,</text:span></text:span></text:p>
      <text:p text:style-name="P59"><text:span text:style-name="Source_20_Text"><text:span text:style-name="T149"><text:s text:c="4"/></text:span></text:span><text:span text:style-name="Source_20_Text"><text:span text:style-name="T16">map_version_halo2<text:tab/><text:tab/></text:span></text:span><text:span text:style-name="Source_20_Text"><text:span text:style-name="T149">=</text:span></text:span><text:span text:style-name="Source_20_Text"><text:span text:style-name="T171"> 8</text:span></text:span><text:span text:style-name="Source_20_Text"><text:span text:style-name="T152">,</text:span></text:span></text:p>
      <text:p text:style-name="P59"><text:span text:style-name="Source_20_Text"><text:span text:style-name="T149"><text:s text:c="4"/></text:span></text:span><text:span text:style-name="Source_20_Text"><text:span text:style-name="T16">map_version_halo3<text:tab/><text:tab/></text:span></text:span><text:span text:style-name="Source_20_Text"><text:span text:style-name="T149">=</text:span></text:span><text:span text:style-name="Source_20_Text"><text:span text:style-name="T171"> 11</text:span></text:span><text:span text:style-name="Source_20_Text"><text:span text:style-name="T152">,</text:span></text:span></text:p>
      <text:p text:style-name="P60"><text:span text:style-name="Source_20_Text"><text:span text:style-name="T149"><text:s text:c="4"/></text:span></text:span><text:span text:style-name="Source_20_Text"><text:span text:style-name="T16">m</text:span></text:span><text:span text:style-name="Source_20_Text"><text:span text:style-name="T16">ap_version_</text:span></text:span><text:span text:style-name="Source_20_Text"><text:span text:style-name="T16">halo1_ce<text:tab/></text:span></text:span><text:span text:style-name="Source_20_Text"><text:span text:style-name="T149">=</text:span></text:span><text:span text:style-name="Source_20_Text"><text:span text:style-name="T151"> 60</text:span></text:span><text:span text:style-name="Source_20_Text"><text:span text:style-name="T171">9</text:span></text:span><text:span text:style-name="Source_20_Text"><text:span text:style-name="T152">,</text:span></text:span><text:span text:style-name="Source_20_Text"><text:span text:style-name="T151"><text:line-break/></text:span></text:span><text:span text:style-name="Source_20_Text"><text:span text:style-name="T153"> <text:s text:c="3"/>} </text:span></text:span><text:span text:style-name="Source_20_Text"><text:span text:style-name="T16">MapVersion</text:span></text:span><text:span text:style-name="Source_20_Text"><text:span text:style-name="T153">;</text:span></text:span></text:p>
      <text:p text:style-name="P59"><text:span text:style-name="Source_20_Text"><text:span text:style-name="T153"/></text:span></text:p>
      <text:p text:style-name="P106"><text:span text:style-name="Source_20_Text"><text:span text:style-name="T153"/></text:span></text:p>
      <text:p text:style-name="P106"><text:span text:style-name="Source_20_Text"><text:span text:style-name="T213">enum </text:span></text:span><text:span text:style-name="Source_20_Text"><text:span text:style-name="T214">class </text:span></text:span><text:span text:style-name="Source_20_Text"><text:span text:style-name="T16">Map</text:span></text:span><text:span text:style-name="Source_20_Text"><text:span text:style-name="T17">Type</text:span></text:span><text:span text:style-name="Source_20_Text"><text:span text:style-name="T204"> : </text:span></text:span><text:span text:style-name="Source_20_Text"><text:span text:style-name="T16">U</text:span></text:span><text:span text:style-name="Source_20_Text"><text:span text:style-name="T6">Enum</text:span></text:span><text:span text:style-name="Source_20_Text"><text:span text:style-name="T20">16</text:span></text:span><text:span text:style-name="Source_20_Text"><text:span text:style-name="T204"> {</text:span></text:span></text:p>
      <text:p text:style-name="P102"><text:span text:style-name="Source_20_Text"><text:span text:style-name="T149"><text:s text:c="4"/></text:span></text:span><text:span text:style-name="Source_20_Text"><text:span text:style-name="T16">map_</text:span></text:span><text:span text:style-name="Source_20_Text"><text:span text:style-name="T17">type</text:span></text:span><text:span text:style-name="Source_20_Text"><text:span text:style-name="T16">_</text:span></text:span><text:span text:style-name="Source_20_Text"><text:span text:style-name="T17">singleplayer</text:span></text:span><text:span text:style-name="Source_20_Text"><text:span text:style-name="T16"><text:tab/></text:span></text:span><text:span text:style-name="Source_20_Text"><text:span text:style-name="T17"><text:tab/></text:span></text:span><text:span text:style-name="Source_20_Text"><text:span text:style-name="T149">= </text:span></text:span><text:span text:style-name="Source_20_Text"><text:span text:style-name="T172">0</text:span></text:span><text:span text:style-name="Source_20_Text"><text:span text:style-name="T152">,</text:span></text:span></text:p>
      <text:p text:style-name="P102"><text:span text:style-name="Source_20_Text"><text:span text:style-name="T149"><text:s text:c="4"/></text:span></text:span><text:span text:style-name="Source_20_Text"><text:span text:style-name="T16">map_</text:span></text:span><text:span text:style-name="Source_20_Text"><text:span text:style-name="T17">type</text:span></text:span><text:span text:style-name="Source_20_Text"><text:span text:style-name="T16">_</text:span></text:span><text:span text:style-name="Source_20_Text"><text:span text:style-name="T17">multiplayer</text:span></text:span><text:span text:style-name="Source_20_Text"><text:span text:style-name="T16"><text:tab/></text:span></text:span><text:span text:style-name="Source_20_Text"><text:span text:style-name="T17"><text:tab/></text:span></text:span><text:span text:style-name="Source_20_Text"><text:span text:style-name="T149">=</text:span></text:span><text:span text:style-name="Source_20_Text"><text:span text:style-name="T172"> 1</text:span></text:span><text:span text:style-name="Source_20_Text"><text:span text:style-name="T152">,</text:span></text:span></text:p>
      <text:p text:style-name="P102"><text:span text:style-name="Source_20_Text"><text:span text:style-name="T149"><text:s text:c="4"/></text:span></text:span><text:span text:style-name="Source_20_Text"><text:span text:style-name="T16">map_</text:span></text:span><text:span text:style-name="Source_20_Text"><text:span text:style-name="T17">type_mainmenu</text:span></text:span><text:span text:style-name="Source_20_Text"><text:span text:style-name="T16"><text:tab/></text:span></text:span><text:span text:style-name="Source_20_Text"><text:span text:style-name="T17"><text:tab/><text:tab/></text:span></text:span><text:span text:style-name="Source_20_Text"><text:span text:style-name="T149">= </text:span></text:span><text:span text:style-name="Source_20_Text"><text:span text:style-name="T172">2</text:span></text:span><text:span text:style-name="Source_20_Text"><text:span text:style-name="T152">,</text:span></text:span></text:p>
      <text:p text:style-name="P61"><text:span text:style-name="Source_20_Text"><text:span text:style-name="T149"><text:s text:c="4"/></text:span></text:span><text:span text:style-name="Source_20_Text"><text:span text:style-name="T16">map_</text:span></text:span><text:span text:style-name="Source_20_Text"><text:span text:style-name="T17">type</text:span></text:span><text:span text:style-name="Source_20_Text"><text:span text:style-name="T16">_</text:span></text:span><text:span text:style-name="Source_20_Text"><text:span text:style-name="T17">shared</text:span></text:span><text:span text:style-name="Source_20_Text"><text:span text:style-name="T16"><text:tab/></text:span></text:span><text:span text:style-name="Source_20_Text"><text:span text:style-name="T17"><text:tab/></text:span></text:span><text:span text:style-name="Source_20_Text"><text:span text:style-name="T16"><text:tab/></text:span></text:span><text:span text:style-name="Source_20_Text"><text:span text:style-name="T149">=</text:span></text:span><text:span text:style-name="Source_20_Text"><text:span text:style-name="T171"> </text:span></text:span><text:span text:style-name="Source_20_Text"><text:span text:style-name="T172">3</text:span></text:span><text:span text:style-name="Source_20_Text"><text:span text:style-name="T152">,</text:span></text:span><text:span text:style-name="Source_20_Text"><text:span text:style-name="T172"><text:tab/></text:span></text:span><text:span text:style-name="Source_20_Text"><text:span text:style-name="T56">//</text:span></text:span><text:span text:style-name="Source_20_Text"><text:span text:style-name="T88"> halo 2 and onward only</text:span></text:span></text:p>
      <text:p text:style-name="P63"><text:span text:style-name="Source_20_Text"><text:span text:style-name="T149"><text:s text:c="4"/></text:span></text:span><text:span text:style-name="Source_20_Text"><text:span text:style-name="T16">map_</text:span></text:span><text:span text:style-name="Source_20_Text"><text:span text:style-name="T17">type</text:span></text:span><text:span text:style-name="Source_20_Text"><text:span text:style-name="T16">_</text:span></text:span><text:span text:style-name="Source_20_Text"><text:span text:style-name="T17">shared_singleplayer</text:span></text:span><text:span text:style-name="Source_20_Text"><text:span text:style-name="T16"><text:tab/></text:span></text:span><text:span text:style-name="Source_20_Text"><text:span text:style-name="T149">=</text:span></text:span><text:span text:style-name="Source_20_Text"><text:span text:style-name="T171"> </text:span></text:span><text:span text:style-name="Source_20_Text"><text:span text:style-name="T172">4</text:span></text:span><text:span text:style-name="Source_20_Text"><text:span text:style-name="T152">,</text:span></text:span><text:span text:style-name="Source_20_Text"><text:span text:style-name="T172"><text:tab/></text:span></text:span><text:span text:style-name="Source_20_Text"><text:span text:style-name="T56">//</text:span></text:span><text:span text:style-name="Source_20_Text"><text:span text:style-name="T88"> halo 2 and onward only</text:span></text:span><text:span text:style-name="Source_20_Text"><text:span text:style-name="T151"><text:line-break/></text:span></text:span><text:span text:style-name="Source_20_Text"><text:span text:style-name="T153"> <text:s text:c="3"/>} </text:span></text:span><text:span text:style-name="Source_20_Text"><text:span text:style-name="T16">MapVersion</text:span></text:span><text:span text:style-name="Source_20_Text"><text:span text:style-name="T153">;</text:span></text:span></text:p>
      <text:p text:style-name="P63"><text:span text:style-name="Source_20_Text"><text:span text:style-name="T153"/></text:span></text:p>
      <text:p text:style-name="P63"><text:span text:style-name="Source_20_Text"><text:span text:style-name="T153"/></text:span></text:p>
      <text:p text:style-name="P73"><text:span text:style-name="Source_20_Text"><text:span text:style-name="T94">/* The Halo 1 PC demo uses a different header filled with garbage as the padding</text:span></text:span></text:p>
      <text:p text:style-name="P73"><text:span text:style-name="Source_20_Text"><text:span text:style-name="T94">** instead of the standard 0x00 null padding. The belief is that this was done</text:span></text:span></text:p>
      <text:p text:style-name="P73"><text:span text:style-name="Source_20_Text"><text:span text:style-name="T94">** to make it impossible to take retail </text:span></text:span><text:span text:style-name="Source_20_Text"><text:span text:style-name="T95">Halo PC </text:span></text:span><text:span text:style-name="Source_20_Text"><text:span text:style-name="T94">maps and run them in the demo,</text:span></text:span></text:p>
      <text:p text:style-name="P74"><text:span text:style-name="Source_20_Text"><text:span text:style-name="T94">** but if</text:span></text:span><text:span text:style-name="Source_20_Text"><text:span text:style-name="T95"> </text:span></text:span><text:span text:style-name="Source_20_Text"><text:span text:style-name="T94">the REALLY wanted to make it impossible they should have just changed</text:span></text:span></text:p>
      <text:p text:style-name="P74"><text:span text:style-name="Source_20_Text"><text:span text:style-name="T94">** the</text:span></text:span><text:span text:style-name="Source_20_Text"><text:span text:style-name="T95"> </text:span></text:span><text:span text:style-name="Source_20_Text"><text:span text:style-name="T94">base address the map loads at to shift all the pointers, so idk.*/</text:span></text:span></text:p>
      <text:p text:style-name="P63"><text:span text:style-name="Source_20_Text"><text:span text:style-name="T215">typedef</text:span></text:span><text:span text:style-name="Source_20_Text"><text:span text:style-name="T216"> </text:span></text:span><text:span text:style-name="Source_20_Text"><text:span text:style-name="T214">s</text:span></text:span><text:span text:style-name="Source_20_Text"><text:span text:style-name="T216">truct</text:span></text:span><text:span text:style-name="Source_20_Text"><text:span text:style-name="T214"> </text:span></text:span><text:span text:style-name="Source_20_Text"><text:span text:style-name="T22">Halo1</text:span></text:span><text:span text:style-name="Source_20_Text"><text:span text:style-name="T19">Pc</text:span></text:span><text:span text:style-name="Source_20_Text"><text:span text:style-name="T18">Dem</text:span></text:span><text:span text:style-name="Source_20_Text"><text:span text:style-name="T19">o</text:span></text:span><text:span text:style-name="Source_20_Text"><text:span text:style-name="T18">Map</text:span></text:span><text:span text:style-name="Source_20_Text"><text:span text:style-name="T16">Header</text:span></text:span><text:span text:style-name="Source_20_Text"><text:span text:style-name="T170"> {</text:span></text:span></text:p>
      <text:p text:style-name="P63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2</text:span></text:span><text:span text:style-name="Source_20_Text"><text:span text:style-name="T106">]<text:tab/></text:span></text:span><text:span text:style-name="Source_20_Text"><text:span text:style-name="T148"><text:tab/></text:span></text:span><text:span text:style-name="Source_20_Text"><text:span text:style-name="T189">pad0;</text:span></text:span></text:p>
      <text:p text:style-name="P63"><text:span text:style-name="Source_20_Text"><text:span text:style-name="T197"><text:s text:c="4"/></text:span></text:span><text:span text:style-name="Source_20_Text"><text:span text:style-name="T16">Map</text:span></text:span><text:span text:style-name="Source_20_Text"><text:span text:style-name="T17">Type</text:span></text:span><text:span text:style-name="Source_20_Text"><text:span text:style-name="T21"><text:tab/><text:tab/></text:span></text:span><text:span text:style-name="Source_20_Text"><text:span text:style-name="T173">map_type;</text:span></text:span></text:p>
      <text:p text:style-name="P63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700</text:span></text:span><text:span text:style-name="Source_20_Text"><text:span text:style-name="T106">]<text:tab/></text:span></text:span><text:span text:style-name="Source_20_Text"><text:span text:style-name="T189">pad</text:span></text:span><text:span text:style-name="Source_20_Text"><text:span text:style-name="T195">1</text:span></text:span><text:span text:style-name="Source_20_Text"><text:span text:style-name="T189">;</text:span></text:span></text:p>
      <text:p text:style-name="P63"><text:span text:style-name="Source_20_Text"><text:span text:style-name="T189"/></text:span></text:p>
      <text:p text:style-name="P69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1">head_integrity</text:span></text:span><text:span text:style-name="Source_20_Text"><text:span text:style-name="T154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87"> </text:span></text:span><text:span text:style-name="Source_20_Text"><text:span text:style-name="T92">always</text:span></text:span><text:span text:style-name="Source_20_Text"><text:span text:style-name="T87"> == 0x</text:span></text:span><text:span text:style-name="Source_20_Text"><text:span text:style-name="T89">45686564</text:span></text:span><text:span text:style-name="Source_20_Text"><text:span text:style-name="T87">(fourcc of "</text:span></text:span><text:span text:style-name="Source_20_Text"><text:span text:style-name="T89">Ehed</text:span></text:span><text:span text:style-name="Source_20_Text"><text:span text:style-name="T87">")</text:span></text:span></text:p>
      <text:p text:style-name="P64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4">tag_index_meta_len</text:span></text:span><text:span text:style-name="Source_20_Text"><text:span text:style-name="T154">;</text:span></text:span></text:p>
      <text:p text:style-name="P64"><text:span text:style-name="Source_20_Text"><text:span text:style-name="T106"><text:s text:c="4"/></text:span></text:span><text:span text:style-name="Source_20_Text"><text:span text:style-name="T44">StrAscii</text:span></text:span><text:span text:style-name="Source_20_Text"><text:span text:style-name="T106">[</text:span></text:span><text:span text:style-name="Source_20_Text"><text:span text:style-name="T231">32</text:span></text:span><text:span text:style-name="Source_20_Text"><text:span text:style-name="T106">]<text:tab/></text:span></text:span><text:span text:style-name="Source_20_Text"><text:span text:style-name="T198">build_date</text:span></text:span><text:span text:style-name="Source_20_Text"><text:span text:style-name="T189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90"> must be null terminated</text:span></text:span></text:p>
      <text:p text:style-name="P64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672</text:span></text:span><text:span text:style-name="Source_20_Text"><text:span text:style-name="T106">]<text:tab/></text:span></text:span><text:span text:style-name="Source_20_Text"><text:span text:style-name="T189">pad</text:span></text:span><text:span text:style-name="Source_20_Text"><text:span text:style-name="T195">2</text:span></text:span><text:span text:style-name="Source_20_Text"><text:span text:style-name="T189">;</text:span></text:span></text:p>
      <text:p text:style-name="P64"><text:span text:style-name="Source_20_Text"><text:span text:style-name="T189"/></text:span></text:p>
      <text:p text:style-name="P65"><text:span text:style-name="Source_20_Text"><text:span text:style-name="T197"><text:s text:c="4"/></text:span></text:span><text:span text:style-name="Source_20_Text"><text:span text:style-name="T16">MapVersion</text:span></text:span><text:span text:style-name="Source_20_Text"><text:span text:style-name="T21"><text:tab/></text:span></text:span><text:span text:style-name="Source_20_Text"><text:span text:style-name="T173">map_</text:span></text:span><text:span text:style-name="Source_20_Text"><text:span text:style-name="T174">version</text:span></text:span><text:span text:style-name="Source_20_Text"><text:span text:style-name="T173">;</text:span></text:span></text:p>
      <text:p text:style-name="P65"><text:span text:style-name="Source_20_Text"><text:span text:style-name="T106"><text:s text:c="4"/></text:span></text:span><text:span text:style-name="Source_20_Text"><text:span text:style-name="T44">StrAscii</text:span></text:span><text:span text:style-name="Source_20_Text"><text:span text:style-name="T106">[</text:span></text:span><text:span text:style-name="Source_20_Text"><text:span text:style-name="T231">32</text:span></text:span><text:span text:style-name="Source_20_Text"><text:span text:style-name="T106">]<text:tab/></text:span></text:span><text:span text:style-name="Source_20_Text"><text:span text:style-name="T199">map_name</text:span></text:span><text:span text:style-name="Source_20_Text"><text:span text:style-name="T189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90"> must be null terminated</text:span></text:span></text:p>
      <text:p text:style-name="P65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unknown</text:span></text:span><text:span text:style-name="Source_20_Text"><text:span text:style-name="T154">;</text:span></text:span></text:p>
      <text:p text:style-name="P65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crc32</text:span></text:span><text:span text:style-name="Source_20_Text"><text:span text:style-name="T154">;</text:span></text:span><text:span text:style-name="Source_20_Text"><text:span text:style-name="T178"><text:tab/></text:span></text:span></text:p>
      <text:p text:style-name="P63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52</text:span></text:span><text:span text:style-name="Source_20_Text"><text:span text:style-name="T106">]</text:span></text:span><text:span text:style-name="Source_20_Text"><text:span text:style-name="T148"><text:tab/></text:span></text:span><text:span text:style-name="Source_20_Text"><text:span text:style-name="T106"><text:tab/></text:span></text:span><text:span text:style-name="Source_20_Text"><text:span text:style-name="T189">pad</text:span></text:span><text:span text:style-name="Source_20_Text"><text:span text:style-name="T195">3</text:span></text:span><text:span text:style-name="Source_20_Text"><text:span text:style-name="T189">;</text:span></text:span></text:p>
      <text:p text:style-name="P56"/>
      <text:p text:style-name="P65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decompressed</text:span></text:span><text:span text:style-name="Source_20_Text"><text:span text:style-name="T174">_len</text:span></text:span><text:span text:style-name="Source_20_Text"><text:span text:style-name="T154">;</text:span></text:span><text:span text:style-name="Source_20_Text"><text:span text:style-name="T175"><text:tab/></text:span></text:span><text:span text:style-name="Source_20_Text"><text:span text:style-name="T91">// map length in bytes after decompression</text:span></text:span></text:p>
      <text:p text:style-name="P65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4">tag_index_</text:span></text:span><text:span text:style-name="Source_20_Text"><text:span text:style-name="T175">header</text:span></text:span><text:span text:style-name="Source_20_Text"><text:span text:style-name="T174">_</text:span></text:span><text:span text:style-name="Source_20_Text"><text:span text:style-name="T175">offset</text:span></text:span><text:span text:style-name="Source_20_Text"><text:span text:style-name="T154">;</text:span></text:span></text:p>
      <text:p text:style-name="P69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1">foot_integrity</text:span></text:span><text:span text:style-name="Source_20_Text"><text:span text:style-name="T154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87"> </text:span></text:span><text:span text:style-name="Source_20_Text"><text:span text:style-name="T92">always</text:span></text:span><text:span text:style-name="Source_20_Text"><text:span text:style-name="T87"> == 0x</text:span></text:span><text:span text:style-name="Source_20_Text"><text:span text:style-name="T89">47666F74</text:span></text:span><text:span text:style-name="Source_20_Text"><text:span text:style-name="T87">(fourcc of "</text:span></text:span><text:span text:style-name="Source_20_Text"><text:span text:style-name="T89">Gfot</text:span></text:span><text:span text:style-name="Source_20_Text"><text:span text:style-name="T87">")</text:span></text:span></text:p>
      <text:p text:style-name="P63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524</text:span></text:span><text:span text:style-name="Source_20_Text"><text:span text:style-name="T106">]<text:tab/></text:span></text:span><text:span text:style-name="Source_20_Text"><text:span text:style-name="T189">pad</text:span></text:span><text:span text:style-name="Source_20_Text"><text:span text:style-name="T195">4</text:span></text:span><text:span text:style-name="Source_20_Text"><text:span text:style-name="T189">;</text:span></text:span></text:p>
      <text:p text:style-name="P68"><text:span text:style-name="Source_20_Text"><text:span text:style-name="T154"><text:s text:c="4"/>} </text:span></text:span><text:span text:style-name="Source_20_Text"><text:span text:style-name="T22">Halo1</text:span></text:span><text:span text:style-name="Source_20_Text"><text:span text:style-name="T19">Pc</text:span></text:span><text:span text:style-name="Source_20_Text"><text:span text:style-name="T18">Dem</text:span></text:span><text:span text:style-name="Source_20_Text"><text:span text:style-name="T19">o</text:span></text:span><text:span text:style-name="Source_20_Text"><text:span text:style-name="T18">Map</text:span></text:span><text:span text:style-name="Source_20_Text"><text:span text:style-name="T16">Header</text:span></text:span><text:span text:style-name="Source_20_Text"><text:span text:style-name="T154">; <text:s/></text:span></text:span><text:span text:style-name="Source_20_Text"><text:span text:style-name="T56">// size == </text:span></text:span><text:span text:style-name="Source_20_Text"><text:span text:style-name="T87">20</text:span></text:span><text:span text:style-name="Source_20_Text"><text:span text:style-name="T57">48</text:span></text:span><text:span text:style-name="Source_20_Text"><text:span text:style-name="T56"> bytes</text:span></text:span></text:p>
      <text:p text:style-name="P59"><text:span text:style-name="Source_20_Text"><text:span text:style-name="T153"/></text:span></text:p>
      <text:p text:style-name="P59"><text:span text:style-name="Source_20_Text"><text:span text:style-name="T153"/></text:span></text:p>
      <text:p text:style-name="P75"><text:span text:style-name="Source_20_Text"><text:span text:style-name="T215">typedef</text:span></text:span><text:span text:style-name="Source_20_Text"><text:span text:style-name="T216"> </text:span></text:span><text:span text:style-name="Source_20_Text"><text:span text:style-name="T214">s</text:span></text:span><text:span text:style-name="Source_20_Text"><text:span text:style-name="T216">truct</text:span></text:span><text:span text:style-name="Source_20_Text"><text:span text:style-name="T214"> </text:span></text:span><text:span text:style-name="Source_20_Text"><text:span text:style-name="T22">Halo1</text:span></text:span><text:span text:style-name="Source_20_Text"><text:span text:style-name="T18">Map</text:span></text:span><text:span text:style-name="Source_20_Text"><text:span text:style-name="T16">Header</text:span></text:span><text:span text:style-name="Source_20_Text"><text:span text:style-name="T170"> {</text:span></text:span></text:p>
      <text:p text:style-name="P69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1">head_integrity</text:span></text:span><text:span text:style-name="Source_20_Text"><text:span text:style-name="T154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87"> </text:span></text:span><text:span text:style-name="Source_20_Text"><text:span text:style-name="T92">always</text:span></text:span><text:span text:style-name="Source_20_Text"><text:span text:style-name="T87"> == 0x68656164(fourcc of "head")</text:span></text:span></text:p>
      <text:p text:style-name="P66"><text:span text:style-name="Source_20_Text"><text:span text:style-name="T197"><text:s text:c="4"/></text:span></text:span><text:span text:style-name="Source_20_Text"><text:span text:style-name="T16">MapVersion</text:span></text:span><text:span text:style-name="Source_20_Text"><text:span text:style-name="T21"><text:tab/></text:span></text:span><text:span text:style-name="Source_20_Text"><text:span text:style-name="T173">map_</text:span></text:span><text:span text:style-name="Source_20_Text"><text:span text:style-name="T174">version</text:span></text:span><text:span text:style-name="Source_20_Text"><text:span text:style-name="T173">;</text:span></text:span></text:p>
      <text:p text:style-name="P70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decompressed</text:span></text:span><text:span text:style-name="Source_20_Text"><text:span text:style-name="T174">_len</text:span></text:span><text:span text:style-name="Source_20_Text"><text:span text:style-name="T154">;</text:span></text:span><text:span text:style-name="Source_20_Text"><text:span text:style-name="T175"><text:tab/></text:span></text:span><text:span text:style-name="Source_20_Text"><text:span text:style-name="T91">// map length in bytes after decompression</text:span></text:span></text:p>
      <text:p text:style-name="P70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unknown</text:span></text:span><text:span text:style-name="Source_20_Text"><text:span text:style-name="T154">;</text:span></text:span></text:p>
      <text:p text:style-name="P66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4">tag_index_</text:span></text:span><text:span text:style-name="Source_20_Text"><text:span text:style-name="T175">header</text:span></text:span><text:span text:style-name="Source_20_Text"><text:span text:style-name="T174">_</text:span></text:span><text:span text:style-name="Source_20_Text"><text:span text:style-name="T175">offset</text:span></text:span><text:span text:style-name="Source_20_Text"><text:span text:style-name="T154">;</text:span></text:span></text:p>
      <text:p text:style-name="P66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4">tag_index_meta_len</text:span></text:span><text:span text:style-name="Source_20_Text"><text:span text:style-name="T154">;</text:span></text:span></text:p>
      <text:p text:style-name="P66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8</text:span></text:span><text:span text:style-name="Source_20_Text"><text:span text:style-name="T106">]<text:tab/></text:span></text:span><text:span text:style-name="Source_20_Text"><text:span text:style-name="T148"><text:tab/></text:span></text:span><text:span text:style-name="Source_20_Text"><text:span text:style-name="T189">pad</text:span></text:span><text:span text:style-name="Source_20_Text"><text:span text:style-name="T195">0</text:span></text:span><text:span text:style-name="Source_20_Text"><text:span text:style-name="T189">;</text:span></text:span></text:p>
      <text:p text:style-name="P66"><text:span text:style-name="Source_20_Text"><text:span text:style-name="T189"/></text:span></text:p>
      <text:p text:style-name="P66"><text:span text:style-name="Source_20_Text"><text:span text:style-name="T106"><text:s text:c="4"/></text:span></text:span><text:span text:style-name="Source_20_Text"><text:span text:style-name="T44">StrAscii</text:span></text:span><text:span text:style-name="Source_20_Text"><text:span text:style-name="T106">[</text:span></text:span><text:span text:style-name="Source_20_Text"><text:span text:style-name="T231">32</text:span></text:span><text:span text:style-name="Source_20_Text"><text:span text:style-name="T106">]<text:tab/></text:span></text:span><text:span text:style-name="Source_20_Text"><text:span text:style-name="T199">map_name</text:span></text:span><text:span text:style-name="Source_20_Text"><text:span text:style-name="T189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90"> must be null terminated</text:span></text:span></text:p>
      <text:p text:style-name="P66"><text:span text:style-name="Source_20_Text"><text:span text:style-name="T106"><text:s text:c="4"/></text:span></text:span><text:span text:style-name="Source_20_Text"><text:span text:style-name="T44">StrAscii</text:span></text:span><text:span text:style-name="Source_20_Text"><text:span text:style-name="T106">[</text:span></text:span><text:span text:style-name="Source_20_Text"><text:span text:style-name="T231">32</text:span></text:span><text:span text:style-name="Source_20_Text"><text:span text:style-name="T106">]<text:tab/></text:span></text:span><text:span text:style-name="Source_20_Text"><text:span text:style-name="T198">build_date</text:span></text:span><text:span text:style-name="Source_20_Text"><text:span text:style-name="T189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90"> must be null terminated</text:span></text:span></text:p>
      <text:p text:style-name="P66"><text:span text:style-name="Source_20_Text"><text:span text:style-name="T197"><text:s text:c="4"/></text:span></text:span><text:span text:style-name="Source_20_Text"><text:span text:style-name="T16">Map</text:span></text:span><text:span text:style-name="Source_20_Text"><text:span text:style-name="T17">Type</text:span></text:span><text:span text:style-name="Source_20_Text"><text:span text:style-name="T21"><text:tab/><text:tab/></text:span></text:span><text:span text:style-name="Source_20_Text"><text:span text:style-name="T173">map_type;</text:span></text:span></text:p>
      <text:p text:style-name="P67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2</text:span></text:span><text:span text:style-name="Source_20_Text"><text:span text:style-name="T106">]<text:tab/></text:span></text:span><text:span text:style-name="Source_20_Text"><text:span text:style-name="T148"><text:tab/></text:span></text:span><text:span text:style-name="Source_20_Text"><text:span text:style-name="T189">pad</text:span></text:span><text:span text:style-name="Source_20_Text"><text:span text:style-name="T196">1</text:span></text:span><text:span text:style-name="Source_20_Text"><text:span text:style-name="T189">;</text:span></text:span></text:p>
      <text:p text:style-name="P67"><text:span text:style-name="Source_20_Text"><text:span text:style-name="T189"/></text:span></text:p>
      <text:p text:style-name="P67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5">crc32</text:span></text:span><text:span text:style-name="Source_20_Text"><text:span text:style-name="T154">;</text:span></text:span></text:p>
      <text:p text:style-name="P62"><text:span text:style-name="Source_20_Text"><text:span text:style-name="T106"><text:s text:c="4"/></text:span></text:span><text:span text:style-name="Source_20_Text"><text:span text:style-name="T33">Pad</text:span></text:span><text:span text:style-name="Source_20_Text"><text:span text:style-name="T106">[</text:span></text:span><text:span text:style-name="Source_20_Text"><text:span text:style-name="T230">1940</text:span></text:span><text:span text:style-name="Source_20_Text"><text:span text:style-name="T106">]<text:tab/></text:span></text:span><text:span text:style-name="Source_20_Text"><text:span text:style-name="T189">pad</text:span></text:span><text:span text:style-name="Source_20_Text"><text:span text:style-name="T196">2</text:span></text:span><text:span text:style-name="Source_20_Text"><text:span text:style-name="T189">;</text:span></text:span></text:p>
      <text:p text:style-name="P62"><text:span text:style-name="Source_20_Text"><text:span text:style-name="T189"/></text:span></text:p>
      <text:p text:style-name="P59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71">foot_integrity</text:span></text:span><text:span text:style-name="Source_20_Text"><text:span text:style-name="T154">;</text:span></text:span><text:span text:style-name="Source_20_Text"><text:span text:style-name="T171"><text:tab/></text:span></text:span><text:span text:style-name="Source_20_Text"><text:span text:style-name="T56">//</text:span></text:span><text:span text:style-name="Source_20_Text"><text:span text:style-name="T87"> </text:span></text:span><text:span text:style-name="Source_20_Text"><text:span text:style-name="T92">always</text:span></text:span><text:span text:style-name="Source_20_Text"><text:span text:style-name="T87"> == 0x666F6F74(fourcc of "foot")</text:span></text:span></text:p>
      <text:p text:style-name="P68"><text:span text:style-name="Source_20_Text"><text:span text:style-name="T154"><text:s text:c="4"/>} </text:span></text:span><text:span text:style-name="Source_20_Text"><text:span text:style-name="T22">Halo1</text:span></text:span><text:span text:style-name="Source_20_Text"><text:span text:style-name="T18">Map</text:span></text:span><text:span text:style-name="Source_20_Text"><text:span text:style-name="T16">Header</text:span></text:span><text:span text:style-name="Source_20_Text"><text:span text:style-name="T154">; <text:s/></text:span></text:span><text:span text:style-name="Source_20_Text"><text:span text:style-name="T56">// size == </text:span></text:span><text:span text:style-name="Source_20_Text"><text:span text:style-name="T87">20</text:span></text:span><text:span text:style-name="Source_20_Text"><text:span text:style-name="T57">48</text:span></text:span><text:span text:style-name="Source_20_Text"><text:span text:style-name="T56"> bytes</text:span></text:span></text:p>
      <text:h text:style-name="P78" text:outline-level="1">Bitmap enums/structs</text:h>
      <text:p text:style-name="P80"><text:span text:style-name="Source_20_Text"><text:span text:style-name="T64">/* Some of these SEnum16</text:span></text:span><text:span text:style-name="Source_20_Text"><text:span text:style-name="T65">'s</text:span></text:span><text:span text:style-name="Source_20_Text"><text:span text:style-name="T64"> don't have their options listed here. I did</text:span></text:span><text:span text:style-name="Source_20_Text"><text:span text:style-name="T66"> </text:span></text:span><text:span text:style-name="Source_20_Text"><text:span text:style-name="T64">n</text:span></text:span><text:span text:style-name="Source_20_Text"><text:span text:style-name="T66">o</text:span></text:span><text:span text:style-name="Source_20_Text"><text:span text:style-name="T64">t </text:span></text:span><text:span text:style-name="Source_20_Text"><text:span text:style-name="T67">see it</text:span></text:span></text:p>
      <text:p text:style-name="P80"><text:span text:style-name="Source_20_Text"><text:span text:style-name="T64">**</text:span></text:span><text:span text:style-name="Source_20_Text"><text:span text:style-name="T65"> </text:span></text:span><text:span text:style-name="Source_20_Text"><text:span text:style-name="T67">as </text:span></text:span><text:span text:style-name="Source_20_Text"><text:span text:style-name="T64">necessary as they are only used when compiling bitmaps using tool, and they</text:span></text:span></text:p>
      <text:p text:style-name="P80"><text:span text:style-name="Source_20_Text"><text:span text:style-name="T64">** would </text:span></text:span><text:span text:style-name="Source_20_Text"><text:span text:style-name="T68">take up more screenspace</text:span></text:span><text:span text:style-name="Source_20_Text"><text:span text:style-name="T64">. Use the definition extractor if you need them.*/</text:span></text:span></text:p>
      <text:p text:style-name="P31"><text:span text:style-name="Source_20_Text"><text:span text:style-name="T215">typedef</text:span></text:span><text:span text:style-name="Source_20_Text"><text:span text:style-name="T216"> </text:span></text:span><text:span text:style-name="Source_20_Text"><text:span text:style-name="T214">s</text:span></text:span><text:span text:style-name="Source_20_Text"><text:span text:style-name="T216">truct</text:span></text:span><text:span text:style-name="Source_20_Text"><text:span text:style-name="T214"> </text:span></text:span><text:span text:style-name="Source_20_Text"><text:span text:style-name="T7">BitmapBody</text:span></text:span><text:span text:style-name="Source_20_Text"><text:span text:style-name="T204"> {</text:span></text:span></text:p>
      <text:p text:style-name="P36"><text:span text:style-name="Source_20_Text"><text:span text:style-name="T48"><text:s text:c="4"/></text:span></text:span><text:span text:style-name="Source_20_Text"><text:span text:style-name="T8">SEnum16</text:span></text:span><text:span text:style-name="Source_20_Text"><text:span text:style-name="T154"><text:tab/></text:span></text:span><text:span text:style-name="Source_20_Text"><text:span text:style-name="T155">type</text:span></text:span><text:span text:style-name="Source_20_Text"><text:span text:style-name="T154">;</text:span></text:span><text:span text:style-name="Source_20_Text"><text:span text:style-name="T165"><text:tab/><text:tab/></text:span></text:span><text:span text:style-name="Source_20_Text"><text:span text:style-name="T60">// only used when compiling bitmap</text:span></text:span></text:p>
      <text:p text:style-name="P36"><text:span text:style-name="Source_20_Text"><text:span text:style-name="T48"><text:s text:c="4"/></text:span></text:span><text:span text:style-name="Source_20_Text"><text:span text:style-name="T8">SEnum16</text:span></text:span><text:span text:style-name="Source_20_Text"><text:span text:style-name="T154"><text:tab/></text:span></text:span><text:span text:style-name="Source_20_Text"><text:span text:style-name="T156">format</text:span></text:span><text:span text:style-name="Source_20_Text"><text:span text:style-name="T154">;</text:span></text:span><text:span text:style-name="Source_20_Text"><text:span text:style-name="T165"><text:tab/></text:span></text:span><text:span text:style-name="Source_20_Text"><text:span text:style-name="T60">// only used when compiling bitmap</text:span></text:span></text:p>
      <text:p text:style-name="P36"><text:span text:style-name="Source_20_Text"><text:span text:style-name="T48"><text:s text:c="4"/></text:span></text:span><text:span text:style-name="Source_20_Text"><text:span text:style-name="T8">SEnum16</text:span></text:span><text:span text:style-name="Source_20_Text"><text:span text:style-name="T154"><text:tab/></text:span></text:span><text:span text:style-name="Source_20_Text"><text:span text:style-name="T151">usa</text:span></text:span><text:span text:style-name="Source_20_Text"><text:span text:style-name="T156">ge</text:span></text:span><text:span text:style-name="Source_20_Text"><text:span text:style-name="T154">;</text:span></text:span><text:span text:style-name="Source_20_Text"><text:span text:style-name="T165"><text:tab/></text:span></text:span><text:span text:style-name="Source_20_Text"><text:span text:style-name="T60">// only used when compiling bitmap</text:span></text:span></text:p>
      <text:p text:style-name="P84"><text:span text:style-name="Source_20_Text"><text:span text:style-name="T206"><text:s text:c="4"/></text:span></text:span><text:span text:style-name="Source_20_Text"><text:span text:style-name="T49">// flags</text:span></text:span><text:span text:style-name="Source_20_Text"><text:span text:style-name="T69">(all of them are </text:span></text:span><text:span text:style-name="Source_20_Text"><text:span text:style-name="T60">only used when compiling bitmap</text:span></text:span><text:span text:style-name="Source_20_Text"><text:span text:style-name="T69">)</text:span></text:span></text:p>
      <text:p text:style-name="P32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enable_diffusion_dithering<text:tab/><text:tab/>: </text:span></text:span><text:span text:style-name="Source_20_Text"><text:span text:style-name="T225">1</text:span></text:span><text:span text:style-name="Source_20_Text"><text:span text:style-name="T207">;</text:span></text:span></text:p>
      <text:p text:style-name="P32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disable_height_map_compression<text:tab/>: </text:span></text:span><text:span text:style-name="Source_20_Text"><text:span text:style-name="T225">1</text:span></text:span><text:span text:style-name="Source_20_Text"><text:span text:style-name="T207">;</text:span></text:span></text:p>
      <text:p text:style-name="P32"><text:span text:style-name="Source_20_Text"><text:span text:style-name="T154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154"><text:tab/></text:span></text:span><text:span text:style-name="Source_20_Text"><text:span text:style-name="T156">uniform_sprite_sequences<text:tab/><text:tab/></text:span></text:span><text:span text:style-name="Source_20_Text"><text:span text:style-name="T154">: </text:span></text:span><text:span text:style-name="Source_20_Text"><text:span text:style-name="T225">1</text:span></text:span><text:span text:style-name="Source_20_Text"><text:span text:style-name="T154">;</text:span></text:span></text:p>
      <text:p text:style-name="P32"><text:span text:style-name="Source_20_Text"><text:span text:style-name="T154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154"><text:tab/></text:span></text:span><text:span text:style-name="Source_20_Text"><text:span text:style-name="T156">sprite_bug_fix</text:span></text:span><text:span text:style-name="Source_20_Text"><text:span text:style-name="T154"><text:tab/><text:tab/></text:span></text:span><text:span text:style-name="Source_20_Text"><text:span text:style-name="T156"><text:tab/><text:tab/></text:span></text:span><text:span text:style-name="Source_20_Text"><text:span text:style-name="T154">: </text:span></text:span><text:span text:style-name="Source_20_Text"><text:span text:style-name="T225">1</text:span></text:span><text:span text:style-name="Source_20_Text"><text:span text:style-name="T154">;</text:span></text:span></text:p>
      <text:p text:style-name="P32"><text:span text:style-name="Source_20_Text"><text:span text:style-name="T154"/></text:span></text:p>
      <text:p text:style-name="P81"><text:span text:style-name="Source_20_Text"><text:span text:style-name="T157"><text:s text:c="4"/></text:span></text:span><text:span text:style-name="Source_20_Text"><text:span text:style-name="T8">Float</text:span></text:span><text:span text:style-name="Source_20_Text"><text:span text:style-name="T157"><text:tab/>detail_fade_factor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157"><text:s text:c="4"/></text:span></text:span><text:span text:style-name="Source_20_Text"><text:span text:style-name="T8">Float</text:span></text:span><text:span text:style-name="Source_20_Text"><text:span text:style-name="T157"><text:tab/>sharpen_amount;</text:span></text:span><text:span text:style-name="Source_20_Text"><text:span text:style-name="T166"><text:tab/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157"><text:s text:c="4"/></text:span></text:span><text:span text:style-name="Source_20_Text"><text:span text:style-name="T8">Float</text:span></text:span><text:span text:style-name="Source_20_Text"><text:span text:style-name="T157"><text:tab/>bump_height;</text:span></text:span><text:span text:style-name="Source_20_Text"><text:span text:style-name="T166"><text:tab/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8">SEnum16</text:span></text:span><text:span text:style-name="Source_20_Text"><text:span text:style-name="T154"><text:tab/></text:span></text:span><text:span text:style-name="Source_20_Text"><text:span text:style-name="T157">sprite_budget_size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8">U</text:span></text:span><text:span text:style-name="Source_20_Text"><text:span text:style-name="T9">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57">sprite_budget_count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34"><text:span text:style-name="Source_20_Text"><text:span text:style-name="T179"/></text:span></text:p>
      <text:p text:style-name="P8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62"><text:tab/></text:span></text:span><text:span text:style-name="Source_20_Text"><text:span text:style-name="T161">color_plate_</text:span></text:span><text:span text:style-name="Source_20_Text"><text:span text:style-name="T159">width</text:span></text:span><text:span text:style-name="Source_20_Text"><text:span text:style-name="T154">;</text:span></text:span><text:span text:style-name="Source_20_Text"><text:span text:style-name="T169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62"><text:tab/></text:span></text:span><text:span text:style-name="Source_20_Text"><text:span text:style-name="T161">color_plate_</text:span></text:span><text:span text:style-name="Source_20_Text"><text:span text:style-name="T159">height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162"><text:s text:c="4"/></text:span></text:span><text:span text:style-name="Source_20_Text"><text:span text:style-name="T32">RawdataRef</text:span></text:span><text:span text:style-name="Source_20_Text"><text:span text:style-name="T38"><text:tab/></text:span></text:span><text:span text:style-name="Source_20_Text"><text:span text:style-name="T187">compressed_color_plate_data;</text:span></text:span><text:span text:style-name="Source_20_Text"><text:span text:style-name="T166"><text:tab/></text:span></text:span><text:span text:style-name="Source_20_Text"><text:span text:style-name="T60">// </text:span></text:span><text:span text:style-name="Source_20_Text"><text:span text:style-name="T83">assume NEITHER of these has a</text:span></text:span></text:p>
      <text:p text:style-name="P82"><text:span text:style-name="Source_20_Text"><text:span text:style-name="T162"><text:s text:c="4"/></text:span></text:span><text:span text:style-name="Source_20_Text"><text:span text:style-name="T32">RawdataRef</text:span></text:span><text:span text:style-name="Source_20_Text"><text:span text:style-name="T38"><text:tab/></text:span></text:span><text:span text:style-name="Source_20_Text"><text:span text:style-name="T187">processed_pixel_data;</text:span></text:span><text:span text:style-name="Source_20_Text"><text:span text:style-name="T193"><text:tab/><text:tab/></text:span></text:span><text:span text:style-name="Source_20_Text"><text:span text:style-name="T147">// valid size or pointer in a map.</text:span></text:span></text:p>
      <text:p text:style-name="P81"><text:span text:style-name="Source_20_Text"><text:span text:style-name="T60"/></text:span></text:p>
      <text:p text:style-name="P81"><text:span text:style-name="Source_20_Text"><text:span text:style-name="T157"><text:s text:c="4"/></text:span></text:span><text:span text:style-name="Source_20_Text"><text:span text:style-name="T8">Float</text:span></text:span><text:span text:style-name="Source_20_Text"><text:span text:style-name="T157"><text:tab/></text:span></text:span><text:span text:style-name="Source_20_Text"><text:span text:style-name="T163"><text:tab/>blur_filter_size</text:span></text:span><text:span text:style-name="Source_20_Text"><text:span text:style-name="T157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157"><text:s text:c="4"/></text:span></text:span><text:span text:style-name="Source_20_Text"><text:span text:style-name="T8">Float</text:span></text:span><text:span text:style-name="Source_20_Text"><text:span text:style-name="T157"><text:tab/></text:span></text:span><text:span text:style-name="Source_20_Text"><text:span text:style-name="T163"><text:tab/>alpha_bias</text:span></text:span><text:span text:style-name="Source_20_Text"><text:span text:style-name="T157">;</text:span></text:span><text:span text:style-name="Source_20_Text"><text:span text:style-name="T166"><text:tab/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62"><text:tab/></text:span></text:span><text:span text:style-name="Source_20_Text"><text:span text:style-name="T163">mipmap_levels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15">SEnum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62"><text:tab/></text:span></text:span><text:span text:style-name="Source_20_Text"><text:span text:style-name="T163">sprite_usage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62"><text:tab/></text:span></text:span><text:span text:style-name="Source_20_Text"><text:span text:style-name="T163">sprite_spacing</text:span></text:span><text:span text:style-name="Source_20_Text"><text:span text:style-name="T154">;</text:span></text:span><text:span text:style-name="Source_20_Text"><text:span text:style-name="T166"><text:tab/></text:span></text:span><text:span text:style-name="Source_20_Text"><text:span text:style-name="T60">// only used when compiling bitmap</text:span></text:span></text:p>
      <text:p text:style-name="P83"><text:span text:style-name="Source_20_Text"><text:span text:style-name="T164"><text:s text:c="4"/></text:span></text:span><text:span text:style-name="Source_20_Text"><text:span text:style-name="T33">Pad</text:span></text:span><text:span text:style-name="Source_20_Text"><text:span text:style-name="T189">[</text:span></text:span><text:span text:style-name="Source_20_Text"><text:span text:style-name="T229">2</text:span></text:span><text:span text:style-name="Source_20_Text"><text:span text:style-name="T189">]<text:tab/></text:span></text:span><text:span text:style-name="Source_20_Text"><text:span text:style-name="T190"><text:tab/></text:span></text:span><text:span text:style-name="Source_20_Text"><text:span text:style-name="T189">pad0;</text:span></text:span></text:p>
      <text:p text:style-name="P83"><text:span text:style-name="Source_20_Text"><text:span text:style-name="T60"/></text:span></text:p>
      <text:p text:style-name="P35"><text:span text:style-name="Source_20_Text"><text:span text:style-name="T162"><text:s text:c="4"/></text:span></text:span><text:span text:style-name="Source_20_Text"><text:span text:style-name="T39">Reflexive</text:span></text:span><text:span text:style-name="Source_20_Text"><text:span text:style-name="T38"><text:tab/></text:span></text:span><text:span text:style-name="Source_20_Text"><text:span text:style-name="T188">sequences;</text:span></text:span></text:p>
      <text:p text:style-name="P35"><text:span text:style-name="Source_20_Text"><text:span text:style-name="T162"><text:s text:c="4"/></text:span></text:span><text:span text:style-name="Source_20_Text"><text:span text:style-name="T39">Reflexive</text:span></text:span><text:span text:style-name="Source_20_Text"><text:span text:style-name="T38"><text:tab/></text:span></text:span><text:span text:style-name="Source_20_Text"><text:span text:style-name="T188">bitmaps;</text:span></text:span><text:span text:style-name="Source_20_Text"><text:span text:style-name="T151"><text:line-break/></text:span></text:span><text:span text:style-name="Source_20_Text"><text:span text:style-name="T153"> <text:s text:c="3"/>} </text:span></text:span><text:span text:style-name="Source_20_Text"><text:span text:style-name="T7">BitmapBody</text:span></text:span><text:span text:style-name="Source_20_Text"><text:span text:style-name="T153">;</text:span></text:span></text:p>
      <text:p text:style-name="P37"><text:span text:style-name="Source_20_Text"><text:span text:style-name="T202"/></text:span></text:p>
      <text:p text:style-name="P50"/>
      <text:p text:style-name="P37"><text:span text:style-name="Source_20_Text"><text:span text:style-name="T213">enum </text:span></text:span><text:span text:style-name="Source_20_Text"><text:span text:style-name="T214">class </text:span></text:span><text:span text:style-name="Source_20_Text"><text:span text:style-name="T4">BitmapFormat</text:span></text:span><text:span text:style-name="Source_20_Text"><text:span text:style-name="T204"> : </text:span></text:span><text:span text:style-name="Source_20_Text"><text:span text:style-name="T4">S</text:span></text:span><text:span text:style-name="Source_20_Text"><text:span text:style-name="T6">Enum</text:span></text:span><text:span text:style-name="Source_20_Text"><text:span text:style-name="T4">16</text:span></text:span><text:span text:style-name="Source_20_Text"><text:span text:style-name="T204"> {</text:span></text:span></text:p>
      <text:p text:style-name="P92"><text:span text:style-name="Source_20_Text"><text:span text:style-name="T149"><text:s text:c="3"/></text:span></text:span><text:span text:style-name="Source_20_Text"><text:span text:style-name="T153"><text:s/></text:span></text:span><text:span text:style-name="Source_20_Text"><text:span text:style-name="T5">texfmt_</text:span></text:span><text:span text:style-name="Source_20_Text"><text:span text:style-name="T4">a8</text:span></text:span><text:span text:style-name="Source_20_Text"><text:span text:style-name="T149"> </text:span></text:span><text:span text:style-name="Source_20_Text"><text:span text:style-name="T151"><text:s text:c="6"/></text:span></text:span><text:span text:style-name="Source_20_Text"><text:span text:style-name="T149">= </text:span></text:span><text:span text:style-name="Source_20_Text"><text:span text:style-name="T151">0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3">xbox-only format</text:span></text:span><text:span text:style-name="Source_20_Text"><text:span text:style-name="T75">(luminence == solid black)</text:span></text:span></text:p>
      <text:p text:style-name="P94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y8</text:span></text:span><text:span text:style-name="Source_20_Text"><text:span text:style-name="T149"> </text:span></text:span><text:span text:style-name="Source_20_Text"><text:span text:style-name="T151"><text:s text:c="6"/></text:span></text:span><text:span text:style-name="Source_20_Text"><text:span text:style-name="T149">= </text:span></text:span><text:span text:style-name="Source_20_Text"><text:span text:style-name="T151">1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3">xbox-only format</text:span></text:span><text:span text:style-name="Source_20_Text"><text:span text:style-name="T75">(alpha == solid white)</text:span></text:span></text:p>
      <text:p text:style-name="P94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ay8</text:span></text:span><text:span text:style-name="Source_20_Text"><text:span text:style-name="T149"> </text:span></text:span><text:span text:style-name="Source_20_Text"><text:span text:style-name="T151"><text:s text:c="5"/></text:span></text:span><text:span text:style-name="Source_20_Text"><text:span text:style-name="T149">= </text:span></text:span><text:span text:style-name="Source_20_Text"><text:span text:style-name="T151">2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3">xbox-only format</text:span></text:span><text:span text:style-name="Source_20_Text"><text:span text:style-name="T75">(alpha == luminence)</text:span></text:span></text:p>
      <text:p text:style-name="P92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a8y8</text:span></text:span><text:span text:style-name="Source_20_Text"><text:span text:style-name="T149"> </text:span></text:span><text:span text:style-name="Source_20_Text"><text:span text:style-name="T151"><text:s text:c="4"/></text:span></text:span><text:span text:style-name="Source_20_Text"><text:span text:style-name="T149">= </text:span></text:span><text:span text:style-name="Source_20_Text"><text:span text:style-name="T151">3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3">xbox-only format</text:span></text:span></text:p>
      <text:p text:style-name="P37"><text:span text:style-name="Source_20_Text"><text:span text:style-name="T149"><text:s text:c="4"/></text:span></text:span><text:span text:style-name="Source_20_Text"><text:span text:style-name="T61">//</text:span></text:span><text:span text:style-name="Source_20_Text"><text:span text:style-name="T45">texfmt_</text:span></text:span><text:span text:style-name="Source_20_Text"><text:span text:style-name="T61">unused0</text:span></text:span><text:span text:style-name="Source_20_Text"><text:span text:style-name="T47"> </text:span></text:span><text:span text:style-name="Source_20_Text"><text:span text:style-name="T61"><text:s/></text:span></text:span><text:span text:style-name="Source_20_Text"><text:span text:style-name="T62">= </text:span></text:span><text:span text:style-name="Source_20_Text"><text:span text:style-name="T61">4</text:span></text:span><text:span text:style-name="Source_20_Text"><text:span text:style-name="T63">,</text:span></text:span></text:p>
      <text:p text:style-name="P37"><text:span text:style-name="Source_20_Text"><text:span text:style-name="T149"><text:s text:c="4"/></text:span></text:span><text:span text:style-name="Source_20_Text"><text:span text:style-name="T61">//</text:span></text:span><text:span text:style-name="Source_20_Text"><text:span text:style-name="T45">texfmt_</text:span></text:span><text:span text:style-name="Source_20_Text"><text:span text:style-name="T61">unused1</text:span></text:span><text:span text:style-name="Source_20_Text"><text:span text:style-name="T47"> </text:span></text:span><text:span text:style-name="Source_20_Text"><text:span text:style-name="T61"><text:s/></text:span></text:span><text:span text:style-name="Source_20_Text"><text:span text:style-name="T62">= </text:span></text:span><text:span text:style-name="Source_20_Text"><text:span text:style-name="T61">5</text:span></text:span><text:span text:style-name="Source_20_Text"><text:span text:style-name="T63">,</text:span></text:span></text:p>
      <text:p text:style-name="P37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r5g6b5</text:span></text:span><text:span text:style-name="Source_20_Text"><text:span text:style-name="T149"> </text:span></text:span><text:span text:style-name="Source_20_Text"><text:span text:style-name="T151"><text:s text:c="2"/></text:span></text:span><text:span text:style-name="Source_20_Text"><text:span text:style-name="T149">= </text:span></text:span><text:span text:style-name="Source_20_Text"><text:span text:style-name="T151">6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61">//</text:span></text:span><text:span text:style-name="Source_20_Text"><text:span text:style-name="T45">texfmt_</text:span></text:span><text:span text:style-name="Source_20_Text"><text:span text:style-name="T61">unused2</text:span></text:span><text:span text:style-name="Source_20_Text"><text:span text:style-name="T47"> </text:span></text:span><text:span text:style-name="Source_20_Text"><text:span text:style-name="T61"><text:s/></text:span></text:span><text:span text:style-name="Source_20_Text"><text:span text:style-name="T62">= </text:span></text:span><text:span text:style-name="Source_20_Text"><text:span text:style-name="T61">7</text:span></text:span><text:span text:style-name="Source_20_Text"><text:span text:style-name="T63">,</text:span></text:span></text:p>
      <text:p text:style-name="P37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a1r5g5b5</text:span></text:span><text:span text:style-name="Source_20_Text"><text:span text:style-name="T149"> = </text:span></text:span><text:span text:style-name="Source_20_Text"><text:span text:style-name="T151">8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a4r4g4b4</text:span></text:span><text:span text:style-name="Source_20_Text"><text:span text:style-name="T149"> = </text:span></text:span><text:span text:style-name="Source_20_Text"><text:span text:style-name="T151">9</text:span></text:span><text:span text:style-name="Source_20_Text"><text:span text:style-name="T152">,</text:span></text:span></text:p>
      <text:p text:style-name="P94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x8r8g8b8</text:span></text:span><text:span text:style-name="Source_20_Text"><text:span text:style-name="T149"> = </text:span></text:span><text:span text:style-name="Source_20_Text"><text:span text:style-name="T151">10</text:span></text:span><text:span text:style-name="Source_20_Text"><text:span text:style-name="T152">,</text:span></text:span><text:span text:style-name="Source_20_Text"><text:span text:style-name="T168"><text:tab/></text:span></text:span><text:span text:style-name="Source_20_Text"><text:span text:style-name="T75">// (alpha == solid white)</text:span></text:span></text:p>
      <text:p text:style-name="P37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a8r8g8b8</text:span></text:span><text:span text:style-name="Source_20_Text"><text:span text:style-name="T149"> = </text:span></text:span><text:span text:style-name="Source_20_Text"><text:span text:style-name="T151">11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61">//</text:span></text:span><text:span text:style-name="Source_20_Text"><text:span text:style-name="T45">texfmt_</text:span></text:span><text:span text:style-name="Source_20_Text"><text:span text:style-name="T61">unused3</text:span></text:span><text:span text:style-name="Source_20_Text"><text:span text:style-name="T47"> </text:span></text:span><text:span text:style-name="Source_20_Text"><text:span text:style-name="T61"><text:s/></text:span></text:span><text:span text:style-name="Source_20_Text"><text:span text:style-name="T62">= </text:span></text:span><text:span text:style-name="Source_20_Text"><text:span text:style-name="T61">12</text:span></text:span><text:span text:style-name="Source_20_Text"><text:span text:style-name="T63">,</text:span></text:span></text:p>
      <text:p text:style-name="P37"><text:span text:style-name="Source_20_Text"><text:span text:style-name="T149"><text:s text:c="4"/></text:span></text:span><text:span text:style-name="Source_20_Text"><text:span text:style-name="T61">//</text:span></text:span><text:span text:style-name="Source_20_Text"><text:span text:style-name="T45">texfmt_</text:span></text:span><text:span text:style-name="Source_20_Text"><text:span text:style-name="T61">unused4</text:span></text:span><text:span text:style-name="Source_20_Text"><text:span text:style-name="T47"> </text:span></text:span><text:span text:style-name="Source_20_Text"><text:span text:style-name="T61"><text:s/></text:span></text:span><text:span text:style-name="Source_20_Text"><text:span text:style-name="T62">= </text:span></text:span><text:span text:style-name="Source_20_Text"><text:span text:style-name="T61">13</text:span></text:span><text:span text:style-name="Source_20_Text"><text:span text:style-name="T63">,</text:span></text:span></text:p>
      <text:p text:style-name="P93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dxt1</text:span></text:span><text:span text:style-name="Source_20_Text"><text:span text:style-name="T149"> </text:span></text:span><text:span text:style-name="Source_20_Text"><text:span text:style-name="T151"><text:s text:c="4"/></text:span></text:span><text:span text:style-name="Source_20_Text"><text:span text:style-name="T149">= </text:span></text:span><text:span text:style-name="Source_20_Text"><text:span text:style-name="T151">14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4">aka Compressed with color-key transparency</text:span></text:span></text:p>
      <text:p text:style-name="P93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dxt3 <text:s text:c="3"/></text:span></text:span><text:span text:style-name="Source_20_Text"><text:span text:style-name="T149"><text:s/>= </text:span></text:span><text:span text:style-name="Source_20_Text"><text:span text:style-name="T151">15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4">aka Compressed with explicit alpha</text:span></text:span></text:p>
      <text:p text:style-name="P93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dxt5 <text:s text:c="3"/></text:span></text:span><text:span text:style-name="Source_20_Text"><text:span text:style-name="T149"><text:s/>= </text:span></text:span><text:span text:style-name="Source_20_Text"><text:span text:style-name="T151">16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4">aka Compressed with interpolated alpha</text:span></text:span></text:p>
      <text:p text:style-name="P92"><text:span text:style-name="Source_20_Text"><text:span text:style-name="T149"><text:s text:c="4"/></text:span></text:span><text:span text:style-name="Source_20_Text"><text:span text:style-name="T5">texfmt_</text:span></text:span><text:span text:style-name="Source_20_Text"><text:span text:style-name="T4">p8_bump </text:span></text:span><text:span text:style-name="Source_20_Text"><text:span text:style-name="T149"><text:s/>= </text:span></text:span><text:span text:style-name="Source_20_Text"><text:span text:style-name="T151">17</text:span></text:span><text:span text:style-name="Source_20_Text"><text:span text:style-name="T152">,</text:span></text:span><text:span text:style-name="Source_20_Text"><text:span text:style-name="T167"><text:tab/></text:span></text:span><text:span text:style-name="Source_20_Text"><text:span text:style-name="T50">// </text:span></text:span><text:span text:style-name="Source_20_Text"><text:span text:style-name="T73">xbox-only format</text:span></text:span></text:p>
      <text:p text:style-name="P37"><text:span text:style-name="Source_20_Text"><text:span text:style-name="T47"><text:s text:c="4"/></text:span></text:span><text:span text:style-name="Source_20_Text"><text:span text:style-name="T205">} </text:span></text:span><text:span text:style-name="Source_20_Text"><text:span text:style-name="T4">BitmapFormat</text:span></text:span><text:span text:style-name="Source_20_Text"><text:span text:style-name="T205">;</text:span></text:span></text:p>
      <text:p text:style-name="P55"><text:span text:style-name="Source_20_Text"><text:span text:style-name="T213">enum </text:span></text:span><text:span text:style-name="Source_20_Text"><text:span text:style-name="T214">class </text:span></text:span><text:span text:style-name="Source_20_Text"><text:span text:style-name="T4">Bitmap</text:span></text:span><text:span text:style-name="Source_20_Text"><text:span text:style-name="T5">Type</text:span></text:span><text:span text:style-name="Source_20_Text"><text:span text:style-name="T204"> : </text:span></text:span><text:span text:style-name="Source_20_Text"><text:span text:style-name="T4">S</text:span></text:span><text:span text:style-name="Source_20_Text"><text:span text:style-name="T6">Enum</text:span></text:span><text:span text:style-name="Source_20_Text"><text:span text:style-name="T4">16</text:span></text:span><text:span text:style-name="Source_20_Text"><text:span text:style-name="T204"> {</text:span></text:span></text:p>
      <text:p text:style-name="P37"><text:span text:style-name="Source_20_Text"><text:span text:style-name="T149"><text:s text:c="4"/></text:span></text:span><text:span text:style-name="Source_20_Text"><text:span text:style-name="T5">textyp_2d</text:span></text:span><text:span text:style-name="Source_20_Text"><text:span text:style-name="T149"> </text:span></text:span><text:span text:style-name="Source_20_Text"><text:span text:style-name="T151"><text:s text:c="6"/></text:span></text:span><text:span text:style-name="Source_20_Text"><text:span text:style-name="T149">= </text:span></text:span><text:span text:style-name="Source_20_Text"><text:span text:style-name="T151">0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5">textyp_3d</text:span></text:span><text:span text:style-name="Source_20_Text"><text:span text:style-name="T149"> </text:span></text:span><text:span text:style-name="Source_20_Text"><text:span text:style-name="T151"><text:s text:c="6"/></text:span></text:span><text:span text:style-name="Source_20_Text"><text:span text:style-name="T149">= </text:span></text:span><text:span text:style-name="Source_20_Text"><text:span text:style-name="T151">1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5">textyp_cubemap</text:span></text:span><text:span text:style-name="Source_20_Text"><text:span text:style-name="T149"> </text:span></text:span><text:span text:style-name="Source_20_Text"><text:span text:style-name="T151"><text:s/></text:span></text:span><text:span text:style-name="Source_20_Text"><text:span text:style-name="T149">= </text:span></text:span><text:span text:style-name="Source_20_Text"><text:span text:style-name="T151">2</text:span></text:span><text:span text:style-name="Source_20_Text"><text:span text:style-name="T152">,</text:span></text:span></text:p>
      <text:p text:style-name="P37"><text:span text:style-name="Source_20_Text"><text:span text:style-name="T149"><text:s text:c="4"/></text:span></text:span><text:span text:style-name="Source_20_Text"><text:span text:style-name="T5">textyp_white</text:span></text:span><text:span text:style-name="Source_20_Text"><text:span text:style-name="T149"> </text:span></text:span><text:span text:style-name="Source_20_Text"><text:span text:style-name="T151"><text:s text:c="3"/></text:span></text:span><text:span text:style-name="Source_20_Text"><text:span text:style-name="T149">= </text:span></text:span><text:span text:style-name="Source_20_Text"><text:span text:style-name="T151">3</text:span></text:span><text:span text:style-name="Source_20_Text"><text:span text:style-name="T152">,</text:span></text:span><text:span text:style-name="Source_20_Text"><text:span text:style-name="T153"> <text:s/></text:span></text:span><text:span text:style-name="Source_20_Text"><text:span text:style-name="T45">// </text:span></text:span><text:span text:style-name="Source_20_Text"><text:span text:style-name="T46">unused/</text:span></text:span><text:span text:style-name="Source_20_Text"><text:span text:style-name="T45">useless?</text:span></text:span><text:span text:style-name="Source_20_Text"><text:span text:style-name="T151"><text:line-break/></text:span></text:span><text:span text:style-name="Source_20_Text"><text:span text:style-name="T153"> <text:s text:c="3"/>} </text:span></text:span><text:span text:style-name="Source_20_Text"><text:span text:style-name="T4">Bitmap</text:span></text:span><text:span text:style-name="Source_20_Text"><text:span text:style-name="T5">Type</text:span></text:span><text:span text:style-name="Source_20_Text"><text:span text:style-name="T153">;</text:span></text:span></text:p>
      <text:p text:style-name="P51"/>
      <text:p text:style-name="P51"/>
      <text:p text:style-name="P37"><text:span text:style-name="Source_20_Text"><text:span text:style-name="T215">typedef </text:span></text:span><text:span text:style-name="Source_20_Text"><text:span text:style-name="T217">struct</text:span></text:span><text:span text:style-name="Source_20_Text"><text:span text:style-name="T207"> </text:span></text:span><text:span text:style-name="Source_20_Text"><text:span text:style-name="T11">Bitmap</text:span></text:span><text:span text:style-name="Source_20_Text"><text:span text:style-name="T207"> {</text:span></text:span></text:p>
      <text:p text:style-name="P11"><text:span text:style-name="Source_20_Text"><text:span text:style-name="T208"><text:s text:c="4"/></text:span></text:span><text:span text:style-name="Source_20_Text"><text:span text:style-name="T12">TagClass</text:span></text:span><text:span text:style-name="Source_20_Text"><text:span text:style-name="T208"><text:tab/>bitm_id; <text:s/></text:span></text:span><text:span text:style-name="Source_20_Text"><text:span text:style-name="T50">// </text:span></text:span><text:span text:style-name="Source_20_Text"><text:span text:style-name="T86">always</text:span></text:span><text:span text:style-name="Source_20_Text"><text:span text:style-name="T50"> == </text:span></text:span><text:span text:style-name="Source_20_Text"><text:span text:style-name="T51">tagcls_</text:span></text:span><text:span text:style-name="Source_20_Text"><text:span text:style-name="T50">bitm</text:span></text:span></text:p>
      <text:p text:style-name="P1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58"><text:tab/></text:span></text:span><text:span text:style-name="Source_20_Text"><text:span text:style-name="T159">width</text:span></text:span><text:span text:style-name="Source_20_Text"><text:span text:style-name="T154">;</text:span></text:span></text:p>
      <text:p text:style-name="P11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58"><text:tab/></text:span></text:span><text:span text:style-name="Source_20_Text"><text:span text:style-name="T159">height</text:span></text:span><text:span text:style-name="Source_20_Text"><text:span text:style-name="T154">;</text:span></text:span></text:p>
      <text:p text:style-name="P12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1">16</text:span></text:span><text:span text:style-name="Source_20_Text"><text:span text:style-name="T154"><text:tab/></text:span></text:span><text:span text:style-name="Source_20_Text"><text:span text:style-name="T158"><text:tab/></text:span></text:span><text:span text:style-name="Source_20_Text"><text:span text:style-name="T159">depth</text:span></text:span><text:span text:style-name="Source_20_Text"><text:span text:style-name="T154">;</text:span></text:span></text:p>
      <text:p text:style-name="P12"><text:span text:style-name="Source_20_Text"><text:span text:style-name="T13"><text:s text:c="4"/></text:span></text:span><text:span text:style-name="Source_20_Text"><text:span text:style-name="T4">Bitmap</text:span></text:span><text:span text:style-name="Source_20_Text"><text:span text:style-name="T13">Type</text:span></text:span><text:span text:style-name="Source_20_Text"><text:span text:style-name="T158"><text:tab/>type;</text:span></text:span></text:p>
      <text:p text:style-name="P12"><text:span text:style-name="Source_20_Text"><text:span text:style-name="T13"><text:s text:c="4"/></text:span></text:span><text:span text:style-name="Source_20_Text"><text:span text:style-name="T4">BitmapFormat</text:span></text:span><text:span text:style-name="Source_20_Text"><text:span text:style-name="T158"><text:tab/>format;</text:span></text:span></text:p>
      <text:p text:style-name="P11"><text:span text:style-name="Source_20_Text"><text:span text:style-name="T206"><text:s text:c="4"/></text:span></text:span><text:span text:style-name="Source_20_Text"><text:span text:style-name="T49">// flags</text:span></text:span></text:p>
      <text:p text:style-name="P90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power_of_2_dim<text:tab/>: </text:span></text:span><text:span text:style-name="Source_20_Text"><text:span text:style-name="T225">1</text:span></text:span><text:span text:style-name="Source_20_Text"><text:span text:style-name="T207">;</text:span></text:span><text:span text:style-name="Source_20_Text"><text:span text:style-name="T210"><text:tab/></text:span></text:span><text:span text:style-name="Source_20_Text"><text:span text:style-name="T50">/</text:span></text:span><text:span text:style-name="Source_20_Text"><text:span text:style-name="T70">*</text:span></text:span><text:span text:style-name="Source_20_Text"><text:span text:style-name="T50"> </text:span></text:span><text:span text:style-name="Source_20_Text"><text:span text:style-name="T70">always have this set if the </text:span></text:span><text:span text:style-name="Source_20_Text"><text:span text:style-name="T79">compressed</text:span></text:span></text:p>
      <text:p text:style-name="P97"><text:span text:style-name="Source_20_Text"><text:span text:style-name="T70"><text:s text:c="4"/>**</text:span></text:span><text:span text:style-name="Source_20_Text"><text:span text:style-name="T78"><text:tab/><text:tab/><text:tab/><text:tab/><text:tab/> <text:s/></text:span></text:span><text:span text:style-name="Source_20_Text"><text:span text:style-name="T70"><text:s/></text:span></text:span><text:span text:style-name="Source_20_Text"><text:span text:style-name="T79">flag is set</text:span></text:span><text:span text:style-name="Source_20_Text"><text:span text:style-name="T70">, even if its dimensions are</text:span></text:span></text:p>
      <text:p text:style-name="P97"><text:span text:style-name="Source_20_Text"><text:span text:style-name="T78"><text:s text:c="4"/>**<text:tab/><text:tab/><text:tab/><text:tab/><text:tab/> <text:s text:c="2"/></text:span></text:span><text:span text:style-name="Source_20_Text"><text:span text:style-name="T79">not </text:span></text:span><text:span text:style-name="Source_20_Text"><text:span text:style-name="T70">actually powers of 2.*/</text:span></text:span></text:p>
      <text:p text:style-name="P90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compressed<text:tab/><text:tab/>: </text:span></text:span><text:span text:style-name="Source_20_Text"><text:span text:style-name="T225">1</text:span></text:span><text:span text:style-name="Source_20_Text"><text:span text:style-name="T207">;</text:span></text:span><text:span text:style-name="Source_20_Text"><text:span text:style-name="T210"><text:tab/></text:span></text:span><text:span text:style-name="Source_20_Text"><text:span text:style-name="T50">// </text:span></text:span><text:span text:style-name="Source_20_Text"><text:span text:style-name="T70">texture is either dxt1, dxt3, or dxt5</text:span></text:span></text:p>
      <text:p text:style-name="P91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palettized<text:tab/><text:tab/>: </text:span></text:span><text:span text:style-name="Source_20_Text"><text:span text:style-name="T225">1</text:span></text:span><text:span text:style-name="Source_20_Text"><text:span text:style-name="T207">;</text:span></text:span><text:span text:style-name="Source_20_Text"><text:span text:style-name="T211"><text:tab/></text:span></text:span><text:span text:style-name="Source_20_Text"><text:span text:style-name="T50">// </text:span></text:span><text:span text:style-name="Source_20_Text"><text:span text:style-name="T71">only set for p8_bump format</text:span></text:span></text:p>
      <text:p text:style-name="P11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swizzled<text:tab/><text:tab/>: </text:span></text:span><text:span text:style-name="Source_20_Text"><text:span text:style-name="T225">1</text:span></text:span><text:span text:style-name="Source_20_Text"><text:span text:style-name="T207">; <text:s/></text:span></text:span><text:span text:style-name="Source_20_Text"><text:span text:style-name="T48">// </text:span></text:span><text:span text:style-name="Source_20_Text"><text:span text:style-name="T59">texture is swizzled</text:span></text:span><text:span text:style-name="Source_20_Text"><text:span text:style-name="T48"> </text:span></text:span><text:span text:style-name="Source_20_Text"><text:span text:style-name="T59">using</text:span></text:span><text:span text:style-name="Source_20_Text"><text:span text:style-name="T48"> z-order</text:span></text:span><text:span text:style-name="Source_20_Text"><text:span text:style-name="T59"> curve</text:span></text:span></text:p>
      <text:p text:style-name="P91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linear<text:tab/><text:tab/>: </text:span></text:span><text:span text:style-name="Source_20_Text"><text:span text:style-name="T225">1</text:span></text:span><text:span text:style-name="Source_20_Text"><text:span text:style-name="T207">;</text:span></text:span><text:span text:style-name="Source_20_Text"><text:span text:style-name="T71"><text:tab/></text:span></text:span><text:span text:style-name="Source_20_Text"><text:span text:style-name="T50">// </text:span></text:span><text:span text:style-name="Source_20_Text"><text:span text:style-name="T71">unknown</text:span></text:span></text:p>
      <text:p text:style-name="P91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v16u16<text:tab/><text:tab/>: </text:span></text:span><text:span text:style-name="Source_20_Text"><text:span text:style-name="T225">1</text:span></text:span><text:span text:style-name="Source_20_Text"><text:span text:style-name="T207">;</text:span></text:span><text:span text:style-name="Source_20_Text"><text:span text:style-name="T211"><text:tab/></text:span></text:span><text:span text:style-name="Source_20_Text"><text:span text:style-name="T50">// </text:span></text:span><text:span text:style-name="Source_20_Text"><text:span text:style-name="T71">unknown</text:span></text:span></text:p>
      <text:p text:style-name="P11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unknown<text:tab/><text:tab/>: </text:span></text:span><text:span text:style-name="Source_20_Text"><text:span text:style-name="T225">1</text:span></text:span><text:span text:style-name="Source_20_Text"><text:span text:style-name="T207">;</text:span></text:span></text:p>
      <text:p text:style-name="P14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prefer_low_detail<text:tab/>: </text:span></text:span><text:span text:style-name="Source_20_Text"><text:span text:style-name="T225">1</text:span></text:span><text:span text:style-name="Source_20_Text"><text:span text:style-name="T207">; <text:s/></text:span></text:span><text:span text:style-name="Source_20_Text"><text:span text:style-name="T48">// </text:span></text:span><text:span text:style-name="Source_20_Text"><text:span text:style-name="T72">something to do with mipmaps(always set?)</text:span></text:span></text:p>
      <text:p text:style-name="P20"><text:span text:style-name="Source_20_Text"><text:span text:style-name="T207"><text:s text:c="4"/></text:span></text:span><text:span text:style-name="Source_20_Text"><text:span text:style-name="T9">Bool</text:span></text:span><text:span text:style-name="Source_20_Text"><text:span text:style-name="T10">16</text:span></text:span><text:span text:style-name="Source_20_Text"><text:span text:style-name="T207"><text:tab/>data_in_rsrc_map<text:tab/>: </text:span></text:span><text:span text:style-name="Source_20_Text"><text:span text:style-name="T225">1</text:span></text:span><text:span text:style-name="Source_20_Text"><text:span text:style-name="T207">; <text:s/></text:span></text:span><text:span text:style-name="Source_20_Text"><text:span text:style-name="T52">/</text:span></text:span><text:span text:style-name="Source_20_Text"><text:span text:style-name="T53">*</text:span></text:span><text:span text:style-name="Source_20_Text"><text:span text:style-name="T52"> </text:span></text:span><text:span text:style-name="Source_20_Text"><text:span text:style-name="T54">Only used in PC and CE.</text:span></text:span></text:p>
      <text:p text:style-name="P96"><text:span text:style-name="Source_20_Text"><text:span text:style-name="T54"><text:s text:c="4"/>**</text:span></text:span><text:span text:style-name="Source_20_Text"><text:span text:style-name="T77"><text:tab/><text:tab/><text:tab/><text:tab/><text:tab/> <text:s/></text:span></text:span><text:span text:style-name="Source_20_Text"><text:span text:style-name="T54"><text:s/></text:span></text:span><text:span text:style-name="Source_20_Text"><text:span text:style-name="T55">If set, specifies</text:span></text:span><text:span text:style-name="Source_20_Text"><text:span text:style-name="T52"> </text:span></text:span><text:span text:style-name="Source_20_Text"><text:span text:style-name="T54">the pixel</text:span></text:span><text:span text:style-name="Source_20_Text"><text:span text:style-name="T55"> data</text:span></text:span><text:span text:style-name="Source_20_Text"><text:span text:style-name="T54"> </text:span></text:span><text:span text:style-name="Source_20_Text"><text:span text:style-name="T55">is</text:span></text:span><text:span text:style-name="Source_20_Text"><text:span text:style-name="T54"> in the</text:span></text:span></text:p>
      <text:p text:style-name="P96"><text:span text:style-name="Source_20_Text"><text:span text:style-name="T55"><text:s text:c="4"/>**<text:tab/><text:tab/><text:tab/><text:tab/><text:tab/> </text:span></text:span><text:span text:style-name="Source_20_Text"><text:span text:style-name="T77"><text:s/></text:span></text:span><text:span text:style-name="Source_20_Text"><text:span text:style-name="T55"><text:s/></text:span></text:span><text:span text:style-name="Source_20_Text"><text:span text:style-name="T54">bitmaps.map</text:span></text:span><text:span text:style-name="Source_20_Text"><text:span text:style-name="T77"> </text:span></text:span><text:span text:style-name="Source_20_Text"><text:span text:style-name="T54">resource map</text:span></text:span><text:span text:style-name="Source_20_Text"><text:span text:style-name="T55"> rather than the</text:span></text:span></text:p>
      <text:p text:style-name="P96"><text:span text:style-name="Source_20_Text"><text:span text:style-name="T77"><text:s text:c="3"/></text:span></text:span><text:span text:style-name="Source_20_Text"><text:span text:style-name="T55"><text:s/></text:span></text:span><text:span text:style-name="Source_20_Text"><text:span text:style-name="T77">**<text:tab/><text:tab/><text:tab/><text:tab/><text:tab/> <text:s text:c="2"/></text:span></text:span><text:span text:style-name="Source_20_Text"><text:span text:style-name="T55">map this struct is in.</text:span></text:span><text:span text:style-name="Source_20_Text"><text:span text:style-name="T53">*/</text:span></text:span></text:p>
      <text:p text:style-name="P13"><text:span text:style-name="Source_20_Text"><text:span text:style-name="T48"/></text:span></text:p>
      <text:p text:style-name="P98"><text:span text:style-name="Source_20_Text"><text:span text:style-name="T207"><text:s text:c="4"/></text:span></text:span><text:span text:style-name="Source_20_Text"><text:span text:style-name="T9">UInt</text:span></text:span><text:span text:style-name="Source_20_Text"><text:span text:style-name="T14">16</text:span></text:span><text:span text:style-name="Source_20_Text"><text:span text:style-name="T207"><text:tab/></text:span></text:span><text:span text:style-name="Source_20_Text"><text:span text:style-name="T209"><text:tab/></text:span></text:span><text:span text:style-name="Source_20_Text"><text:span text:style-name="T207">registration_point_x;<text:tab/></text:span></text:span><text:span text:style-name="Source_20_Text"><text:span text:style-name="T48">//</text:span></text:span><text:span text:style-name="Source_20_Text"><text:span text:style-name="T80"> bitmap x center(should be width/2)</text:span></text:span></text:p>
      <text:p text:style-name="P98"><text:span text:style-name="Source_20_Text"><text:span text:style-name="T207"><text:s text:c="4"/></text:span></text:span><text:span text:style-name="Source_20_Text"><text:span text:style-name="T9">UInt</text:span></text:span><text:span text:style-name="Source_20_Text"><text:span text:style-name="T14">16</text:span></text:span><text:span text:style-name="Source_20_Text"><text:span text:style-name="T207"><text:tab/></text:span></text:span><text:span text:style-name="Source_20_Text"><text:span text:style-name="T209"><text:tab/></text:span></text:span><text:span text:style-name="Source_20_Text"><text:span text:style-name="T207">registration_point_y;<text:tab/></text:span></text:span><text:span text:style-name="Source_20_Text"><text:span text:style-name="T48">//</text:span></text:span><text:span text:style-name="Source_20_Text"><text:span text:style-name="T80"> bitmap y center(should be height/2)</text:span></text:span></text:p>
      <text:p text:style-name="P13"><text:span text:style-name="Source_20_Text"><text:span text:style-name="T207"><text:s text:c="4"/></text:span></text:span><text:span text:style-name="Source_20_Text"><text:span text:style-name="T9">UInt</text:span></text:span><text:span text:style-name="Source_20_Text"><text:span text:style-name="T14">16</text:span></text:span><text:span text:style-name="Source_20_Text"><text:span text:style-name="T207"><text:tab/></text:span></text:span><text:span text:style-name="Source_20_Text"><text:span text:style-name="T209"><text:tab/></text:span></text:span><text:span text:style-name="Source_20_Text"><text:span text:style-name="T207">mip_count;<text:tab/></text:span></text:span><text:span text:style-name="Source_20_Text"><text:span text:style-name="T48">// does NOT include fullsize texture</text:span></text:span><text:span text:style-name="Source_20_Text"><text:span text:style-name="T84"> in the count</text:span></text:span></text:p>
      <text:p text:style-name="P13"><text:span text:style-name="Source_20_Text"><text:span text:style-name="T207"><text:s text:c="4"/></text:span></text:span><text:span text:style-name="Source_20_Text"><text:span text:style-name="T14">FlU</text:span></text:span><text:span text:style-name="Source_20_Text"><text:span text:style-name="T9">Int</text:span></text:span><text:span text:style-name="Source_20_Text"><text:span text:style-name="T14">16</text:span></text:span><text:span text:style-name="Source_20_Text"><text:span text:style-name="T207"><text:tab/>pixels;<text:tab/></text:span></text:span><text:span text:style-name="Source_20_Text"><text:span text:style-name="T48">// unknown?</text:span></text:span></text:p>
      <text:p text:style-name="P99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pixels_offset</text:span></text:span><text:span text:style-name="Source_20_Text"><text:span text:style-name="T154">;<text:tab/></text:span></text:span><text:span text:style-name="Source_20_Text"><text:span text:style-name="T48">/</text:span></text:span><text:span text:style-name="Source_20_Text"><text:span text:style-name="T76">* </text:span></text:span><text:span text:style-name="Source_20_Text"><text:span text:style-name="T81">Has a different meaning based on if the</text:span></text:span></text:p>
      <text:p text:style-name="P99"><text:span text:style-name="Source_20_Text"><text:span text:style-name="T81"><text:s text:c="4"/>**<text:tab/><text:tab/><text:tab/><text:tab/><text:tab/> <text:s text:c="2"/>bitmap is in a tagfile or a mapfile.</text:span></text:span></text:p>
      <text:p text:style-name="P99"><text:span text:style-name="Source_20_Text"><text:span text:style-name="T76"><text:s text:c="4"/>** Tagfile</text:span></text:span><text:span text:style-name="Source_20_Text"><text:span text:style-name="T81">:</text:span></text:span></text:p>
      <text:p text:style-name="P100"><text:span text:style-name="Source_20_Text"><text:span text:style-name="T76"><text:s text:c="4"/>** <text:s text:c="4"/></text:span></text:span><text:span text:style-name="Source_20_Text"><text:span text:style-name="T81">O</text:span></text:span><text:span text:style-name="Source_20_Text"><text:span text:style-name="T76">ffset into the </text:span></text:span><text:span text:style-name="Source_20_Text"><text:span text:style-name="T144">processed_pixel_data</text:span></text:span><text:span text:style-name="Source_20_Text"><text:span text:style-name="T145"> this bitmap's pixel data starts at.</text:span></text:span></text:p>
      <text:p text:style-name="P100"><text:span text:style-name="Source_20_Text"><text:span text:style-name="T76"><text:s text:c="4"/>** </text:span></text:span><text:span text:style-name="Source_20_Text"><text:span text:style-name="T82">Map</text:span></text:span><text:span text:style-name="Source_20_Text"><text:span text:style-name="T76">file</text:span></text:span><text:span text:style-name="Source_20_Text"><text:span text:style-name="T81">:</text:span></text:span></text:p>
      <text:p text:style-name="P100"><text:span text:style-name="Source_20_Text"><text:span text:style-name="T76"><text:s text:c="4"/>** <text:s text:c="4"/></text:span></text:span><text:span text:style-name="Source_20_Text"><text:span text:style-name="T85">Non-magic o</text:span></text:span><text:span text:style-name="Source_20_Text"><text:span text:style-name="T76">ffset into the </text:span></text:span><text:span text:style-name="Source_20_Text"><text:span text:style-name="T146">mapfile</text:span></text:span><text:span text:style-name="Source_20_Text"><text:span text:style-name="T145"> this bitmap's pixel data starts at.</text:span></text:span><text:span text:style-name="Source_20_Text"><text:span text:style-name="T146">*/</text:span></text:span></text:p>
      <text:p text:style-name="P95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pixels_meta_size</text:span></text:span><text:span text:style-name="Source_20_Text"><text:span text:style-name="T154">;<text:tab/></text:span></text:span><text:span text:style-name="Source_20_Text"><text:span text:style-name="T48">/</text:span></text:span><text:span text:style-name="Source_20_Text"><text:span text:style-name="T76">* number of bytes this bitmaps pixel data</text:span></text:span></text:p>
      <text:p text:style-name="P95"><text:span text:style-name="Source_20_Text"><text:span text:style-name="T76"><text:s text:c="4"/>**<text:tab/><text:tab/><text:tab/><text:tab/><text:tab/> <text:s text:c="2"/>takes up. Only used inside a map.*/</text:span></text:span></text:p>
      <text:p text:style-name="P95"><text:span text:style-name="Source_20_Text"><text:span text:style-name="T76"/></text:span></text:p>
      <text:p text:style-name="P13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unknown_id_1</text:span></text:span><text:span text:style-name="Source_20_Text"><text:span text:style-name="T154">;</text:span></text:span></text:p>
      <text:p text:style-name="P42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data_pointer</text:span></text:span><text:span text:style-name="Source_20_Text"><text:span text:style-name="T154">;</text:span></text:span><text:span text:style-name="Source_20_Text"><text:span text:style-name="T133"> <text:s/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13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unknown_id_2</text:span></text:span><text:span text:style-name="Source_20_Text"><text:span text:style-name="T154">;</text:span></text:span></text:p>
      <text:p text:style-name="P42"><text:span text:style-name="Source_20_Text"><text:span text:style-name="T48"><text:s text:c="4"/></text:span></text:span><text:span text:style-name="Source_20_Text"><text:span text:style-name="T9">UInt</text:span></text:span><text:span text:style-name="Source_20_Text"><text:span text:style-name="T14">32</text:span></text:span><text:span text:style-name="Source_20_Text"><text:span text:style-name="T48"><text:tab/></text:span></text:span><text:span text:style-name="Source_20_Text"><text:span text:style-name="T58"><text:tab/></text:span></text:span><text:span text:style-name="Source_20_Text"><text:span text:style-name="T160">base_address</text:span></text:span><text:span text:style-name="Source_20_Text"><text:span text:style-name="T154">;</text:span></text:span><text:span text:style-name="Source_20_Text"><text:span text:style-name="T133"> <text:s/>// only used in</text:span></text:span><text:span text:style-name="Source_20_Text"><text:span text:style-name="T135">side</text:span></text:span><text:span text:style-name="Source_20_Text"><text:span text:style-name="T133"> a map</text:span></text:span></text:p>
      <text:p text:style-name="P11"><text:span text:style-name="Source_20_Text"><text:span text:style-name="T207"><text:s text:c="4"/>} </text:span></text:span><text:span text:style-name="Source_20_Text"><text:span text:style-name="T11">Bitmap</text:span></text:span><text:span text:style-name="Source_20_Text"><text:span text:style-name="T207">; <text:s/></text:span></text:span><text:span text:style-name="Source_20_Text"><text:span text:style-name="T56">// size == </text:span></text:span><text:span text:style-name="Source_20_Text"><text:span text:style-name="T57">48</text:span></text:span><text:span text:style-name="Source_20_Text"><text:span text:style-name="T56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4T18:18:22.601000000</dc:date>
    <meta:editing-duration>P2DT14H54M9S</meta:editing-duration>
    <meta:editing-cycles>379</meta:editing-cycles>
    <meta:document-statistic meta:table-count="0" meta:image-count="0" meta:object-count="0" meta:page-count="8" meta:paragraph-count="311" meta:word-count="2098" meta:character-count="15247" meta:non-whitespace-character-count="11991"/>
  </office:meta>
</office:document-meta>
</file>